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style:style>
    <style:style style:name="P2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9"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70"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8"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style:text-properties fo:color="#0000ff"/>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cm" fo:margin-right="0cm" fo:text-align="end" style:justify-single-word="false" fo:text-indent="0.499cm" style:auto-text-indent="false"/>
    </style:style>
    <style:style style:name="P8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90"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4"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5" style:family="paragraph" style:parent-style-name="Standard">
      <style:paragraph-properties fo:margin-left="0cm" fo:margin-right="0cm" fo:text-align="justify" style:justify-single-word="false" fo:text-indent="0.499cm" style:auto-text-indent="false"/>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5"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style:font-style-asian="normal" style:font-style-complex="normal"/>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1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2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4"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language="en" fo:country="US"/>
    </style:style>
    <style:style style:name="P129" style:family="paragraph" style:parent-style-name="Text_20_body">
      <style:text-properties fo:color="#800000"/>
    </style:style>
    <style:style style:name="P130" style:family="paragraph" style:parent-style-name="First_20_line_20_indent">
      <style:text-properties fo:language="ru" fo:country="RU"/>
    </style:style>
    <style:style style:name="P131" style:family="paragraph" style:parent-style-name="First_20_line_20_indent">
      <style:paragraph-properties fo:text-align="justify" style:justify-single-word="false"/>
      <style:text-properties fo:language="ru" fo:country="RU"/>
    </style:style>
    <style:style style:name="P132" style:family="paragraph" style:parent-style-name="First_20_line_20_indent">
      <style:text-properties fo:font-size="15pt" fo:language="ru" fo:country="RU" style:font-size-asian="15pt" style:font-size-complex="15pt"/>
    </style:style>
    <style:style style:name="P133" style:family="paragraph" style:parent-style-name="First_20_line_20_indent">
      <style:text-properties fo:font-size="12pt" fo:language="ru" fo:country="RU" style:font-size-asian="12pt" style:font-size-complex="12pt"/>
    </style:style>
    <style:style style:name="P134" style:family="paragraph" style:parent-style-name="First_20_line_20_indent">
      <style:paragraph-properties fo:text-align="justify" style:justify-single-word="false"/>
      <style:text-properties fo:language="en" fo:country="US"/>
    </style:style>
    <style:style style:name="P135" style:family="paragraph" style:parent-style-name="First_20_line_20_indent">
      <style:paragraph-properties fo:text-align="justify" style:justify-single-word="false"/>
    </style:style>
    <style:style style:name="P136" style:family="paragraph" style:parent-style-name="Text_20_body">
      <style:paragraph-properties fo:margin-left="0cm" fo:margin-right="0cm" fo:text-align="justify" style:justify-single-word="false" fo:text-indent="0cm" style:auto-text-indent="false"/>
    </style:style>
    <style:style style:name="P13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8" style:family="paragraph" style:parent-style-name="Text_20_body">
      <style:paragraph-properties fo:margin-left="0cm" fo:margin-right="0cm" fo:text-align="center" style:justify-single-word="false" fo:text-indent="0cm" style:auto-text-indent="false"/>
    </style:style>
    <style:style style:name="P13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1" style:family="paragraph" style:parent-style-name="Footnote">
      <style:paragraph-properties fo:margin-left="0cm" fo:margin-right="0cm" fo:text-indent="0cm" style:auto-text-indent="false"/>
      <style:text-properties fo:language="en" fo:country="US"/>
    </style:style>
    <style:style style:name="P142" style:family="paragraph" style:parent-style-name="Footnote">
      <style:text-properties fo:language="en" fo:country="US"/>
    </style:style>
    <style:style style:name="P143" style:family="paragraph" style:parent-style-name="Footnote">
      <style:text-properties fo:language="ru" fo:country="RU"/>
    </style:style>
    <style:style style:name="P144" style:family="paragraph" style:parent-style-name="Footnote">
      <style:text-properties style:use-window-font-color="true" fo:language="ru" fo:country="RU"/>
    </style:style>
    <style:style style:name="P145" style:family="paragraph" style:parent-style-name="Footnote">
      <style:text-properties fo:font-style="normal" style:font-style-asian="normal" style:font-style-complex="normal"/>
    </style:style>
    <style:style style:name="P146" style:family="paragraph" style:parent-style-name="Text_20_body">
      <style:paragraph-properties loext:contextual-spacing="false" fo:margin-top="0cm" fo:margin-bottom="0.212cm" fo:text-align="justify" style:justify-single-word="false"/>
      <style:text-properties fo:language="en" fo:country="US"/>
    </style:style>
    <style:style style:name="P147" style:family="paragraph" style:parent-style-name="Standard">
      <style:text-properties fo:font-style="italic" style:font-style-asian="italic" style:font-style-complex="italic"/>
    </style:style>
    <style:style style:name="P148"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9" style:family="paragraph" style:parent-style-name="Heading_20_1">
      <style:paragraph-properties fo:margin-left="0cm" fo:margin-right="0cm" fo:text-align="center" style:justify-single-word="false" fo:text-indent="0.499cm" style:auto-text-indent="false"/>
    </style:style>
    <style:style style:name="P150" style:family="paragraph" style:parent-style-name="Heading_20_2">
      <style:text-properties fo:language="en" fo:country="US"/>
    </style:style>
    <style:style style:name="P151" style:family="paragraph" style:parent-style-name="Heading_20_2">
      <style:text-properties fo:language="ru" fo:country="RU"/>
    </style:style>
    <style:style style:name="P152" style:family="paragraph" style:parent-style-name="Heading_20_2">
      <style:paragraph-properties fo:text-align="justify" style:justify-single-word="false"/>
    </style:style>
    <style:style style:name="P153" style:family="paragraph" style:parent-style-name="Heading_20_3">
      <style:text-properties fo:language="ru" fo:country="RU"/>
    </style:style>
    <style:style style:name="P154" style:family="paragraph" style:parent-style-name="Text_20_body" style:list-style-name="L1">
      <style:paragraph-properties fo:text-align="justify" style:justify-single-word="false"/>
      <style:text-properties fo:language="ru" fo:country="RU"/>
    </style:style>
    <style:style style:name="P155" style:family="paragraph" style:parent-style-name="Text_20_body" style:list-style-name="L2">
      <style:paragraph-properties fo:text-align="justify" style:justify-single-word="false"/>
      <style:text-properties fo:language="ru" fo:country="RU"/>
    </style:style>
    <style:style style:name="P156" style:family="paragraph" style:parent-style-name="Text_20_body" style:list-style-name="L3">
      <style:text-properties fo:language="ru" fo:country="RU"/>
    </style:style>
    <style:style style:name="P157" style:family="paragraph" style:parent-style-name="Text_20_body" style:list-style-name="L3">
      <style:text-properties fo:language="ru" fo:country="RU" fo:background-color="#ffff00"/>
    </style:style>
    <style:style style:name="P158"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9"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6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164"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normal" fo:background-color="transparent" style:font-weight-asian="normal" style:font-weight-complex="normal" loext:char-shading-value="0"/>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style:style>
    <style:style style:name="T20" style:family="text">
      <style:text-properties fo:color="#ff3333" fo:language="ru" fo:country="RU"/>
    </style:style>
    <style:style style:name="T21" style:family="text">
      <style:text-properties fo:color="#ff3333" fo:language="ru" fo:country="RU" fo:font-weight="normal" style:font-weight-asian="normal" style:font-weight-complex="normal"/>
    </style:style>
    <style:style style:name="T22" style:family="text">
      <style:text-properties fo:color="#ff3333"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8" style:family="text">
      <style:text-properties fo:color="#800000" fo:language="en" fo:country="US"/>
    </style:style>
    <style:style style:name="T29" style:family="text">
      <style:text-properties fo:color="#ff6600"/>
    </style:style>
    <style:style style:name="T30" style:family="text">
      <style:text-properties fo:font-weight="bold" style:font-weight-asian="bold" style:font-weight-complex="bold"/>
    </style:style>
    <style:style style:name="T31" style:family="text">
      <style:text-properties fo:font-weight="bold" fo:background-color="transparent" style:font-weight-asian="bold" style:font-weight-complex="bold" loext:char-shading-value="0"/>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7" style:family="text">
      <style:text-properties style:use-window-font-color="true" fo:language="ru" fo:country="RU" fo:font-style="normal" fo:background-color="transparent" style:font-style-asian="normal" style:font-style-complex="normal" loext:char-shading-value="0"/>
    </style:style>
    <style:style style:name="T38" style:family="text">
      <style:text-properties style:use-window-font-color="true" fo:language="ru" fo:country="RU" fo:font-style="italic" style:font-style-asian="italic" style:font-style-complex="italic"/>
    </style:style>
    <style:style style:name="T39" style:family="text">
      <style:text-properties style:use-window-font-color="true" fo:language="ru" fo:country="RU" fo:font-style="italic" fo:font-weight="normal" style:font-style-asian="italic" style:font-weight-asian="normal" style:font-style-complex="italic" style:font-weight-complex="normal"/>
    </style:style>
    <style:style style:name="T40" style:family="text">
      <style:text-properties style:use-window-font-color="true" fo:language="ru" fo:country="RU" fo:font-weight="normal" style:font-weight-asian="normal" style:font-weight-complex="normal"/>
    </style:style>
    <style:style style:name="T41" style:family="text">
      <style:text-properties style:use-window-font-color="true" fo:language="ru" fo:country="RU" fo:background-color="transparent" loext:char-shading-value="0"/>
    </style:style>
    <style:style style:name="T42" style:family="text">
      <style:text-properties style:use-window-font-color="true" fo:language="en" fo:country="US"/>
    </style:style>
    <style:style style:name="T43" style:family="text">
      <style:text-properties style:use-window-font-color="true" fo:language="en" fo:country="US" fo:font-style="normal" style:font-style-asian="normal" style:font-style-complex="normal"/>
    </style:style>
    <style:style style:name="T44" style:family="text">
      <style:text-properties style:use-window-font-color="true" fo:language="en" fo:country="US" fo:font-style="normal" fo:background-color="transparent" style:font-style-asian="normal" style:font-style-complex="normal" loext:char-shading-value="0"/>
    </style:style>
    <style:style style:name="T45" style:family="text">
      <style:text-properties style:use-window-font-color="true" fo:language="en" fo:country="US" fo:font-style="normal" fo:font-weight="normal" style:font-style-asian="normal" style:font-weight-asian="normal" style:font-style-complex="normal" style:font-weight-complex="normal"/>
    </style:style>
    <style:style style:name="T46"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7" style:family="text">
      <style:text-properties style:use-window-font-color="true" fo:language="en" fo:country="US" fo:font-weight="normal" style:font-weight-asian="normal" style:font-weight-complex="normal"/>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style:use-window-font-color="true" fo:language="uk" fo:country="UA" fo:font-style="normal" fo:font-weight="normal" style:font-style-asian="normal" style:font-weight-asian="normal" style:font-style-complex="normal" style:font-weight-complex="normal"/>
    </style:style>
    <style:style style:name="T53" style:family="text">
      <style:text-properties fo:background-color="transparent" loext:char-shading-value="0"/>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fo:background-color="transparent" style:font-style-asian="normal" style:font-weight-asian="normal" style:font-style-complex="normal" style:font-weight-complex="normal" loext:char-shading-value="0"/>
    </style:style>
    <style:style style:name="T65" style:family="text">
      <style:text-properties fo:font-style="normal" style:text-underline-style="none" style:font-style-asian="normal" style:font-style-complex="normal"/>
    </style:style>
    <style:style style:name="T66" style:family="text">
      <style:text-properties fo:color="#0066ff"/>
    </style:style>
    <style:style style:name="T67" style:family="text">
      <style:text-properties fo:color="#0066ff" fo:language="en" fo:country="US" fo:font-style="normal" fo:background-color="transparent" style:font-style-asian="normal" style:font-style-complex="normal" loext:char-shading-value="0"/>
    </style:style>
    <style:style style:name="T68" style:family="text">
      <style:text-properties fo:background-color="#ffff00" loext:char-shading-value="0"/>
    </style:style>
    <style:style style:name="T69" style:family="text">
      <style:text-properties fo:color="#00ccff"/>
    </style:style>
    <style:style style:name="T70" style:family="text">
      <style:text-properties fo:font-weight="normal" style:font-weight-asian="normal" style:font-weight-complex="normal"/>
    </style:style>
    <style:style style:name="T71" style:family="text">
      <style:text-properties fo:font-weight="normal" fo:background-color="transparent" style:font-weight-asian="normal" style:font-weight-complex="normal" loext:char-shading-value="0"/>
    </style:style>
    <style:style style:name="T72" style:family="text">
      <style:text-properties fo:color="#0066cc"/>
    </style:style>
    <style:style style:name="T73" style:family="text">
      <style:text-properties fo:color="#0066cc" fo:language="ru" fo:country="RU"/>
    </style:style>
    <style:style style:name="T74" style:family="text">
      <style:text-properties fo:color="#0000cc"/>
    </style:style>
    <style:style style:name="T75" style:family="text">
      <style:text-properties style:text-line-through-style="solid" fo:font-weight="bold" style:font-weight-asian="bold" style:font-weight-complex="bold"/>
    </style:style>
    <style:style style:name="T76" style:family="text">
      <style:text-properties fo:language="uk" fo:country="UA"/>
    </style:style>
    <style:style style:name="T77" style:family="text">
      <style:text-properties fo:language="uk" fo:country="UA" fo:font-style="italic" style:font-style-asian="italic" style:font-style-complex="italic"/>
    </style:style>
    <style:style style:name="T78" style:family="text">
      <style:text-properties fo:language="uk" fo:country="UA" fo:font-weight="bold" style:font-weight-asian="bold" style:font-weight-complex="bold"/>
    </style:style>
    <style:style style:name="T79" style:family="text">
      <style:text-properties fo:color="#ff0000"/>
    </style:style>
    <style:style style:name="T80" style:family="text">
      <style:text-properties style:text-underline-style="none"/>
    </style:style>
    <style:style style:name="T81" style:family="text">
      <style:text-properties style:text-rotation-angle="90" style:text-rotation-scale="line-height"/>
    </style:style>
    <style:style style:name="T82" style:family="text">
      <style:text-properties style:text-rotation-angle="270" style:text-rotation-scale="line-height"/>
    </style:style>
    <style:style style:name="T83" style:family="text">
      <style:text-properties style:text-position="sub 58%" style:font-size-asian="10.5pt"/>
    </style:style>
    <style:style style:name="T84" style:family="text">
      <style:text-properties style:font-name="Symbol" style:font-name-asian="Symbol" style:font-name-complex="Symbol"/>
    </style:style>
    <style:style style:name="T85" style:family="text">
      <style:text-properties style:font-name="Liberation Serif1" style:font-name-asian="Symbol" style:font-name-complex="Symbol"/>
    </style:style>
    <style:style style:name="T86" style:family="text">
      <style:text-properties style:font-name="Courier New CYR"/>
    </style:style>
    <style:style style:name="T87" style:family="text">
      <style:text-properties style:font-name="Courier New CYR" fo:language="en" fo:country="US"/>
    </style:style>
    <style:style style:name="T88" style:family="text">
      <style:text-properties fo:color="#6666ff"/>
    </style:style>
    <style:style style:name="T89" style:family="text">
      <style:text-properties fo:color="#3399ff"/>
    </style:style>
    <style:style style:name="T90" style:family="text">
      <style:text-properties fo:font-size="14pt" fo:language="en" fo:country="US" fo:font-weight="bold" style:font-size-asian="14pt" style:font-weight-asian="bold" style:font-size-complex="14pt" style:font-weight-complex="bold"/>
    </style:style>
    <style:style style:name="T91" style:family="text">
      <style:text-properties fo:font-size="14pt" fo:font-weight="bold" style:font-size-asian="14pt" style:font-weight-asian="bold" style:font-size-complex="14pt" style:font-weight-complex="bold"/>
    </style:style>
    <style:style style:name="T92" style:family="text">
      <style:text-properties fo:font-size="9pt" style:font-size-asian="9pt" style:font-size-complex="9pt"/>
    </style:style>
    <style:style style:name="T93"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9"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8"/>
      <text:p text:style-name="P58">&lt;Глава в Понивилле — знакомство с Дэш. Анон чухает пегаску по холке и хлопает по крупу. Она говорит ему, что не любит ждать&gt;</text:p>
      <text:p text:style-name="P58">&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82">Таймлайн <text:span text:style-name="T12">(</text:span>события через 10 лет после Обмена): </text:p>
      <text:p text:style-name="P82">Год 2143 ПВ <text:span text:style-name="T12">(AU -?)</text:span></text:p>
      <text:p text:style-name="P82"><text:span text:style-name="T12">20-</text:span>е апреля — Юджин «прыгает» с крыши (неудачная попытка заклинания последнего шанса)</text:p>
      <text:p text:style-name="P82">22-е мая — вызов Макса в Эквестрию. Гибель Кимеринна</text:p>
      <text:p text:style-name="P82">25-е мая — встреча с Норфом</text:p>
      <text:p text:style-name="P82">27-е мая — первая встреча с Селестией после бегства из замка Сестёр. Сцена с докторами</text:p>
      <text:p text:style-name="P83">28-е мая <text:span text:style-name="T1">— Эксперимент со сплетёнными сознаниями.</text:span></text:p>
      <text:p text:style-name="P82">30-е мая — встреча с Индиго. Прогулка с Селестией по парку. Муравьи под накрупником</text:p>
      <text:p text:style-name="P82">31-е мая — исчезновение Селестии на неделю</text:p>
      <text:p text:style-name="P82">6-е июня — встреча с Селестией после разлуки. Прогулка по парку. Вид со стены. Землетрясение</text:p>
      <text:p text:style-name="P82"><text:span text:style-name="T12">&lt;</text:span>7<text:span text:style-name="T12">-</text:span>е июня — секс с Селестией. Раздор</text:p>
      <text:p text:style-name="P82">&lt;15-е июня — исчезновение Норфа. Прощание с Селестией.</text:p>
      <text:p text:style-name="P82">17-е июня — отбытие из Кантерлота</text:p>
      <text:p text:style-name="P83"><text:span text:style-name="T1">18</text:span>-<text:span text:style-name="T1">июня — Прибытие в Понивилль. Прочтение дневника эксперимента с заклинанием Индрэ</text:span></text:p>
      <text:p text:style-name="P82"><text:span text:style-name="T12">&lt;</text:span>25-е июня — попойка с Пинки. Бочколёт метконосцев</text:p>
      <text:p text:style-name="P82">27-е июня — получение письма от Селестии. Отказ выдать магический усилитель</text:p>
      <text:p text:style-name="P82"><text:span text:style-name="T12">&lt;</text:span>28-е июня<text:span text:style-name="T12"> </text:span>- попытка отослать письмо Селестии через Спайка</text:p>
      <text:p text:style-name="P82">30-е июня — выезд из Понивилля</text:p>
      <text:p text:style-name="P82">1-е июля — Прибытие в Фетлок. Захват резонаторных рубинов в павильоне Псинтела</text:p>
      <text:p text:style-name="P82">2-е июля — выезд из Фетлока Макса с Дэш в фургоне</text:p>
      <text:p text:style-name="P82">&lt;4-е июля - Дэш стучит лбом в дерево. Обнимашки</text:p>
      <text:p text:style-name="P82">8-е июля — прибытие в Груммингтон</text:p>
      <text:p text:style-name="P82">9-е июля –<text:span text:style-name="T12"> </text:span>Провал Груммингтона. Отбытие с Груммингтона</text:p>
      <text:p text:style-name="P82"><text:span text:style-name="T12">&lt;</text:span>12-е июля — Прибытие в Филлидельфию. Отбытие. Падение Макса с самоката</text:p>
      <text:p text:style-name="P82">14-е июля — переправа через седловое озеро. Прибытие Макса с Дэш в Понивилль</text:p>
      <text:p text:style-name="P82">15-е июля — эксперимент с усиленным заклинанием Индрэ. Поединок Луны с Твайлайт в Понивилле</text:p>
      <text:p text:style-name="P82">17-е июля — прибытие в Кантерлот Луны, Макса и шестёрки</text:p>
      <text:p text:style-name="P82"><text:span text:style-name="T12">[</text:span>21-е июля<text:span text:style-name="T12">]</text:span> — Гранд Галопин Гала</text:p>
      <text:p text:style-name="P83">[26-<text:span text:style-name="T1">е июля</text:span>]<text:span text:style-name="T1"> — совещание в зале стратегического планирования. Выдача паспорта Максу</text:span></text:p>
      <text:p text:style-name="P83"/>
      <text:h text:style-name="Heading_20_2" text:outline-level="2"><text:soft-page-break/>Прочитанные фанфики</text:h>
      <text:h text:style-name="Heading_20_3" text:outline-level="3">Эпичные</text:h>
      <text:p text:style-name="P127">Обмен ( <text:a xlink:type="simple" xlink:href="https://darkpony.ru/obmen/" text:style-name="Internet_20_link" text:visited-style-name="Visited_20_Internet_20_Link">https://darkpony.ru/obmen/</text:a> )</text:p>
      <text:p text:style-name="P128">I Dream Of Luna</text:p>
      <text:p text:style-name="P127">Розовые глазки</text:p>
      <text:p text:style-name="P128">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soft-page-break/><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6"/>
      <text:h text:style-name="Heading_20_2" text:outline-level="2">Идеи</text:h>
      <text:list xml:id="list372017092818265279" text:style-name="L1">
        <text:list-item>
          <text:p text:style-name="P154">Книги:</text:p>
        </text:list-item>
      </text:list>
      <text:list xml:id="list2630063839215256938" text:style-name="L2">
        <text:list-item>
          <text:p text:style-name="P155">«Великие грифоны прошлого» - из канона (5<text:span text:style-name="T12">s8e)</text:span></text:p>
        </text:list-item>
        <text:list-item>
          <text:p text:style-name="P155">«Высшие заклинания в повседневном использовании: от песчинки до дворца»</text:p>
        </text:list-item>
        <text:list-item>
          <text:p text:style-name="P158">«Малоизвестные аспекты магии трансформаций»</text:p>
        </text:list-item>
        <text:list-item>
          <text:p text:style-name="P15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5">Дасти Вейфарер «Зебрианская культура, быт и фольклор»</text:p>
        </text:list-item>
        <text:list-item>
          <text:p text:style-name="P155">«Краткая история Эквестрии»</text:p>
        </text:list-item>
        <text:list-item>
          <text:p text:style-name="P155">«Шедевры архитектуры Эквестрии» с разделом о Кантерлотском Королевском Дворце</text:p>
        </text:list-item>
        <text:list-item>
          <text:p text:style-name="P155">«Великие дела и великие чары». Страница 893: …</text:p>
        </text:list-item>
        <text:list-item>
          <text:p text:style-name="P155">«<text:span text:style-name="T68">Природа Проклятий</text:span>» - обмен</text:p>
        </text:list-item>
        <text:list-item>
          <text:p text:style-name="P155"><text:span text:style-name="T68">«Магия для Чайников»</text:span> - обмен</text:p>
        </text:list-item>
        <text:list-item>
          <text:p text:style-name="P155"><text:span text:style-name="T68">«Энциклопедия Арканум»</text:span> - обмен</text:p>
        </text:list-item>
        <text:list-item>
          <text:p text:style-name="P155">«О Гейсах» - обмен</text:p>
        </text:list-item>
        <text:list-item>
          <text:p text:style-name="P155">«<text:span text:style-name="T68">Тайны Тайных Наук</text:span>» - обмен</text:p>
        </text:list-item>
        <text:list-item>
          <text:p text:style-name="P158">«Основы Заклятий» - обмен</text:p>
        </text:list-item>
        <text:list-item>
          <text:p text:style-name="P155">«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5713541176980829497" text:style-name="L3">
        <text:list-item>
          <text:p text:style-name="P15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7">Селестия — переменчивая пони. В одно время не строгая, а в другое может быть такой, что страшно становится</text:p>
        </text:list-item>
        <text:list-item>
          <text:p text:style-name="P156">У Селестии были такие элементы гармонии: Магия, Доброта, Смех. У Луны — Верность, Честность, Щедрость. (ксенофазия)</text:p>
        </text:list-item>
        <text:list-item>
          <text:p text:style-name="P156"><text:soft-page-break/>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6">Около 820-ти лет назад будущий маг Лайтнинг Стар поступил на обучение к наставнику Тииспоту</text:p>
        </text:list-item>
        <text:list-item>
          <text:p text:style-name="P15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6">У Селестии грива и хвост развеваются и переливаются от магического шампуня</text:p>
        </text:list-item>
        <text:list-item>
          <text:p text:style-name="P156">Тело Селестии очень крепкое — может выдержать несколько тонн земли</text:p>
        </text:list-item>
        <text:list-item>
          <text:p text:style-name="P156">Дискорд намного старше принцесс, его магия сильнее ихней на голову</text:p>
        </text:list-item>
        <text:list-item>
          <text:p text:style-name="P156">Луна младше Селестии на 3 года. Сёстрам около 5000 лет. <text:span text:style-name="T68">По другим данным, Селестии около 2500 лет (Обмен).</text:span></text:p>
        </text:list-item>
        <text:list-item>
          <text:p text:style-name="P156">Принцессы начали войну с Дискордом в возрасте, когда им было около 700 лет — и продолжалась война почти сто лет</text:p>
        </text:list-item>
        <text:list-item>
          <text:p text:style-name="P156">Самый главный враг сестёр и Дискорда — скука</text:p>
        </text:list-item>
        <text:list-item>
          <text:p text:style-name="P156">В Эквестрии на одного жеребца приходится четыре - пять кобыл</text:p>
        </text:list-item>
        <text:list-item>
          <text:p text:style-name="P15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6">Селестия в первые полторы тысячи лет путешествовала — и заварила несколько войн (две — с Эквестрией, в одной была против Луны)</text:p>
        </text:list-item>
        <text:list-item>
          <text:p text:style-name="P156">Настоящий цвет гривы Селестии — клубнично-розовая. Радужный цвет гривы и хвоста поддерживается магией</text:p>
        </text:list-item>
        <text:list-item>
          <text:p text:style-name="P156">Кроме Дискорда, старше сестёр ещё старейшина драконов</text:p>
        </text:list-item>
        <text:list-item>
          <text:p text:style-name="P156">Кэйденс не прожила и 60-ти лет и является низкорожденной</text:p>
        </text:list-item>
        <text:list-item>
          <text:p text:style-name="P15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6">Народ тихо фигел от нововведений и с ещё большим ожесточением продолжал делать по-своему</text:p>
        </text:list-item>
        <text:list-item>
          <text:p text:style-name="P15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6">Когда пони женятся, они обмениваются ножными браслетами</text:p>
        </text:list-item>
        <text:list-item>
          <text:p text:style-name="P156">Светилами, кроме сестёр, могут управлять единороги (группы), Дискорд, Твайлайт и Старсвирл</text:p>
        </text:list-item>
        <text:list-item>
          <text:p text:style-name="P156">Королева Кризалис — правительница Зелёной Долины</text:p>
        </text:list-item>
        <text:list-item>
          <text:p text:style-name="P156">Мать Луны и Селестии — аликорн Лорен. Мать Дискорда — Алиса (пони-человек)</text:p>
        </text:list-item>
        <text:list-item>
          <text:p text:style-name="P156">Сомбра куда более могущественный маг, чем Старсвирл</text:p>
        </text:list-item>
      </text:list>
      <text:p text:style-name="P1"><text:soft-page-break/></text:p>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50" text:outline-level="2">1. Терра</text:h>
      <text:p text:style-name="P27">музыка - кондовая электронная, холодная и отчаянная (Electronics “Disappointed”)</text:p>
      <text:p text:style-name="P28">или из Донни Дарко</text:p>
      <text:p text:style-name="P29">&lt;Pink Floyd “Another Brick In The Wall”&gt;</text:p>
      <text:p text:style-name="P13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2">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42">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2">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2">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2"> </text:span><text:span text:style-name="T1">Дача на сегодня, походу, отменяется.</text:span></text:p>
      <text:p text:style-name="P1"><text:soft-page-break/>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9"><text:span text:style-name="T12">RnD-</text:span><text:span text:style-name="T1">зона</text:span><text:span text:style-name="T1"><text:note text:id="ftn3" text:note-class="footnote"><text:note-citation>3</text:note-citation><text:note-body><text:p text:style-name="P142">RnD — Research aNd Development, <text:span text:style-name="T1">зона исследований и разработки</text:span></text:p></text:note-body></text:note></text:span><text:span text:style-name="T1"> уставилась на меня зрачками видеокамер</text:span>. Я повесил куртку на спинку кресла и включил комп.</text:p>
      <text:p text:style-name="P3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9">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9"/>
      <text:p text:style-name="P39">Так, что тут у нас? <text:span text:style-name="T1">Т</text:span>ри последних запроса вызвали сбои в работе кластера и заставили перегрузиться один из хостов.</text:p>
      <text:p text:style-name="P39"><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9"/>
      <text:p text:style-name="P79"><text:span text:style-name="T12">– Нэш, к</text:span>ак называется наш проект?</text:p>
      <text:p text:style-name="P77"><text:span text:style-name="T8">– </text:span><text:span text:style-name="T70">Дайсон.</text:span></text:p>
      <text:p text:style-name="P77"><text:span text:style-name="T8">– </text:span><text:span text:style-name="T70">Сколько тебе лет?</text:span></text:p>
      <text:p text:style-name="P77"><text:span text:style-name="T8">– </text:span><text:span text:style-name="T70">Два года с начала запуска кластера.</text:span></text:p>
      <text:p text:style-name="P77"><text:span text:style-name="T8">– </text:span><text:span text:style-name="T70">Какой сейчас год?</text:span></text:p>
      <text:p text:style-name="P77"><text:span text:style-name="T8">– </text:span><text:span text:style-name="T22">20</text:span><text:span text:style-name="T21">18</text:span><text:span text:style-name="T70">-й.</text:span></text:p>
      <text:p text:style-name="P25"/>
      <text:p text:style-name="P39">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8"/>
      <text:p text:style-name="P79"><text:span text:style-name="T1">– </text:span>Н<text:span text:style-name="T1">эш тестовая задача номер шестнадцать</text:span>. <text:span text:style-name="T1">Выполни при дефолтных настройках.</text:span></text:p>
      <text:p text:style-name="P58">– Принял к исполнению.</text:p>
      <text:p text:style-name="P58"/>
      <text:p text:style-name="P92">«Выживание корпорации в условиях жёсткой конкуренции с ограниченными ресурсами. Случай 16».</text:p>
      <text:p text:style-name="P92"><text:soft-page-break/>…</text:p>
      <text:p text:style-name="P92">…</text:p>
      <text:p text:style-name="P92">…</text:p>
      <text:p text:style-name="P92">Решение.</text:p>
      <text:p text:style-name="P92">…</text:p>
      <text:p text:style-name="P12"/>
      <text:p text:style-name="P12">Я вчитался в результат. Карандаш выпал у меня из руки.</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9"><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9"><text:span text:style-name="T5">–</text:span><text:span text:style-name="T6"> </text:span><text:span text:style-name="T5">Нэш</text:span><text:span text:style-name="T63">, </text:span><text:span text:style-name="T5">в некоем городе живёт брадобрей, который бреет всех людей, которые не бреются сами. Вопрос: кто бреет брадобрея</text:span><text:span text:style-name="T63">?</text:span></text:p>
      <text:p text:style-name="P39"/>
      <text:p text:style-name="P39">Вместо ответа Нексус выплюнул на консоль длинную строку букв и служебных символов, среди которых бросилась в глаза строка “<text:span text:style-name="T30">incompartible interface Analytics v.0.93 beta</text:span>”</text:p>
      <text:p text:style-name="P39">Ага, уже теплее.</text:p>
      <text:p text:style-name="P39"/>
      <text:p text:style-name="P77"><text:span text:style-name="T8">– Нэш</text:span><text:span text:style-name="T70">, выдай диагностику модуля </text:span><text:span text:style-name="T8">аналитики.</text:span></text:p>
      <text:p text:style-name="P39"/>
      <text:p text:style-name="P39">Йо! Видеокамеры молча наблюдают за поднятым вверх <text:span text:style-name="T1">большим пальцем</text:span>.</text:p>
      <text:p text:style-name="P39">Всё <text:span text:style-name="T1">ясно</text:span>. Версия аналитического модуля устарела и стала несовместимой с последним релизом кибермозга.</text:p>
      <text:p text:style-name="P39">Набираю номер прожект-мэнеджера.</text:p>
      <text:p text:style-name="P39"/>
      <text:p text:style-name="P39"><text:span text:style-name="T12">–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9"><text:span text:style-name="T12">– </text:span>Окей. Спасибо, <text:span text:style-name="T1">Анон</text:span>. <text:span text:style-name="T1">Выручил.</text:span></text:p>
      <text:p text:style-name="P39"><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9"><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9"><text:span text:style-name="T1">– </text:span>Ааа, понятно. Ладно, у меня всё. <text:span text:style-name="T1">Отбой</text:span>!</text:p>
      <text:p text:style-name="P40"><text:span text:style-name="T1">– Отбой</text:span>. <text:span text:style-name="T1">Ещё раз спасибо, что помог. Жаль, что ты ушёл</text:span><text:span text:style-name="T12">.</text:span></text:p>
      <text:p text:style-name="P52"/>
      <text:p text:style-name="P100">Бип-бип-бип.</text:p>
      <text:p text:style-name="P39"><text:soft-page-break/><text:span text:style-name="T1">У</text:span>ходя попрощался с охранником, <text:span text:style-name="T1">увлечённо исследующим тему садо-мазо</text:span>.</text:p>
      <text:p text:style-name="P39">Всё, свободен. Хотя <text:s/><text:span text:style-name="T1">воскресенье</text:span> уже испорчен<text:span text:style-name="T1">о</text:span>.</text:p>
      <text:p text:style-name="P39"/>
      <text:p text:style-name="P138">***</text:p>
      <text:p text:style-name="P138"/>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2">Junior — <text:span text:style-name="T1">младший программист.</text:span></text:p></text:note-body></text:note></text:span><text:span text:style-name="T1">, а оглянуться не успел — и уже лидер проекта, входящего в </text:span><text:span text:style-name="T12">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5">Bionic-Hill’а</text:span>. <text:span text:style-name="T1">Разноцветное искрение снежинок в мягком свете фонарей</text:span> создавал<text:span text:style-name="T1">о</text:span> атмосферу <text:span text:style-name="T79">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9">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2">&lt;</text:span><text:span text:style-name="T73">мелодия из Донни Дарко</text:span><text:span text:style-name="T12">&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text:soft-page-break/>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20">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3">ворил </text:span><text:span text:style-name="T2">—</text:span><text:span text:style-name="T5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9">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3">А у нас получается... </text:span><text:span text:style-name="T2">–</text:span><text:span text:style-name="T53">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text:soft-page-break/>AI<text:note text:id="ftn6" text:note-class="footnote"><text:note-citation>6</text:note-citation><text:note-body><text:p text:style-name="P142">AI <text:span text:style-name="T2">– </text:span><text:span text:style-name="T5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text:span text:style-name="T25">Тридцать четвёртый</text:span> этаж! Хана <text:span text:style-name="T1">—</text:span> успел подумать я и сознание выключилось.</text:p>
      <text:p text:style-name="P1"/>
      <text:h text:style-name="Heading_20_2" text:outline-level="2"><text:span text:style-name="T12">2. </text:span>Дом, любимый дом</text:h>
      <text:p text:style-name="P80">Музыка быстрая, тревожная, надорваная и печальная (Pet Shop Boys “So Hard” ?)</text:p>
      <text:p text:style-name="P30"/>
      <text:p text:style-name="P89"><text:span text:style-name="T12">&lt;</text:span><text:span text:style-name="T1">Описание полёта через Эогипп. Удивлённый взгляд Анакорна</text:span><text:span text:style-name="T12">&gt;</text:span></text:p>
      <text:p text:style-name="P3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9">Единорог поднял голову.</text:p>
      <text:p text:style-name="P39"><text:span text:style-name="T12">–</text:span> Она очнулась.</text:p>
      <text:p text:style-name="P1">Сразу стало ясно три вещи.</text:p>
      <text:p text:style-name="P1"><text:soft-page-break/>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3">, </text:span><text:span text:style-name="T2">а от валиума таких глюков у меня ни разу не было</text:span><text:span text:style-name="T53">.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Сколько же в тебе</text:span><text:span text:style-name="T33">… грязи</text:span><text:span text:style-name="T1">. Как ты жила со всем этим? – тихо произнесла она.</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2">облака.&lt;</text:span><text:span text:style-name="T26">Описание получше. Подземелье</text:span><text:span text:style-name="T12">&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2">п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text:soft-page-break/>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1"><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2">!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6">Именно Селестия нашла пророчество-заклинание Свирла и настояла на его исполнении</text:span><text:span text:style-name="T12">&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text:span text:style-name="T1">Ощущение бодрости испарилось.</text:span></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могу <text:span text:style-name="T1">качественно</text:span> исцелить тебя. Потерпи немного, в королевской больнице Кантерлота тебе помогут.</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text:soft-page-break/>–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2">верх</text:span>…</text:p>
      <text:p text:style-name="P3">– Сестра, ты идёшь? – заглянула в зал Луна.</text:p>
      <text:p text:style-name="P3">Тут м<text:span text:style-name="T12">еня, </text:span>наконец,<text:span text:style-name="T12"> стошнило. Буквально вывернуло наизнанку: из носа текло, в глазах стояли слёзы. </text:span></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oft-page-break/><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text:soft-page-break/>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5">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text:soft-page-break/>–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3">Спи, сестра моя родная,<text:line-break/>Спи. Усни.<text:line-break/>Крыльями тебя укрою,<text:line-break/>Спи. Усни.</text:p><text:p text:style-name="P143"><text:tab/>В чаще тёмной волки воют,<text:line-break/>Спи. Усни.</text:p><text:p text:style-name="P143"><text:tab/>В мрачном замке духи ноют,<text:line-break/>Спи. Усни.</text:p><text:p text:style-name="P143"><text:tab/>Сказки вечность нам читает,<text:line-break/>Спи. Усни.<text:line-break/>День осенний угасает,<text:line-break/>Спи. Усни.<text:line-break/>Помни только в сне глубоком,</text:p><text:p text:style-name="P143"><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text:soft-page-break/>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6">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text:soft-page-break/>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text:soft-page-break/>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2">–</text:span> <text:span text:style-name="T25">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text:span text:style-name="T25">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pan text:style-name="T12">3. </text:span>Кантерлот</text:h>
      <text:p text:style-name="P81">Музыка медленная, фэнтезийная, средневековая, изысканая, дворцовая (стиль Dire Straits “Coyote”)</text:p>
      <text:p text:style-name="P81">&lt;Эркеры и ризалиты&gt;</text:p>
      <text:p text:style-name="P23">Глава IV. Пределы магии</text:p>
      <text:p text:style-name="P20"/>
      <text:p text:style-name="P23">Вашему покорному слуге известны четыре предела магии: </text:p>
      <text:list xml:id="list3583640526812504011" text:style-name="L4">
        <text:list-item>
          <text:p text:style-name="P15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text:span><text:soft-page-break/><text:span text:style-name="T1">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41"><text:s/>Сколько страниц сегодня нахреначили?</text:p><text:p text:style-name="P142">– <text:span text:style-name="T1">Восемь, учитель!</text:span></text:p><text:p text:style-name="P142">– Отлично. Надиктую ещё две и сбегаешь за кофе.</text:p></text:note-body></text:note></text:span></text:p>
        </text:list-item>
      </text:list>
      <text:p text:style-name="P4"/>
      <text:p text:style-name="P10">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8">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8">Дискорд исчез. Последний раз драконикуса видели, когда он на своей <text:span text:style-name="T1">золотой барже</text:span> удалялся в сторону Жеребячьих<text:span text:style-name="T25"> </text:span>гор.</text:p>
      <text:p text:style-name="P7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8">Я потянулся. Хватит на сегодня чтения. Настало время ежедневной прогулки по городу. Тем более, что у меня есть деньги.</text:p>
      <text:p text:style-name="P7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8">Так что даже на ремонт одежды и покупку необходимых в повседневной жизни мелочей у меня финансов не было. До недавнего времени. </text:p>
      <text:p text:style-name="P7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8"><text:span text:style-name="T12">Ну, понятно, в элитном придворцовом квартале, который представляет из себя </text:span><text:span text:style-name="T1">верхний город</text:span><text:span text:style-name="T12">, цены кусаются. Надо топать вниз, на окраину. Но, блин, корявые пальцы внесли свою коррективу в шопинг-план!</text:span></text:p>
      <text:p text:style-name="P78"><text:soft-page-break/><text:span text:style-name="T12">Как раз на спуске в нижний </text:span><text:span text:style-name="T1">город, на мосту</text:span><text:span text:style-name="T12">, 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text:soft-page-break/>–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Лорен” я сделал на базе <text:span text:style-name="T32">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text:span text:style-name="T33">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2"> И никто ж не догадывался, что она </text:span><text:span text:style-name="T33">сделана по королевскому заказу</text:span><text:span text:style-name="T32">! Её </text:span><text:span text:style-name="T33">Солнечное </text:span><text:span text:style-name="T32"><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9">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text:soft-page-break/></text:p>
      <text:h text:style-name="Heading_20_2" text:outline-level="2"><text:span text:style-name="T12">4. </text:span>Библиотека</text:h>
      <text:p text:style-name="P19">&lt;<text:span text:style-name="T58">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5">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41">На трактат упала тень.</text:p>
      <text:p text:style-name="P42">– Эй, нельзя ли не заслонять …</text:p>
      <text:p text:style-name="P42">Я поперхнулся словом, упёршись носом в покрытую белой шерстью грудь. Селестия оступила, извиняясь.</text:p>
      <text:p text:style-name="P42">– Извини за беспокойство. Просто стало интересно, что ты так увлечённо читаешь? Стража докладывала, что ты днюешь и ночуешь в библиотеке.</text:p>
      <text:p text:style-name="P41"><text:span text:style-name="T12">За прошедшие дни я уже привык и к магии, и к разумным эквиноподобным и даже </text:span><text:span text:style-name="T1">ко сну вдоволь</text:span><text:span text:style-name="T12">.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2">– Эээ…</text:p>
      <text:p text:style-name="P42">–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2">Она потянулась за спину, сжала зубами зажим, и, после негромкого щелчка, экзоскелет “разошёлся” в стороны.</text:p>
      <text:p text:style-name="P42">– Вот, так лучше. – улыбнулась она, вышагивая из него. – Доктор Плантаго Майор был уверен, что я не дотянусь до замка.</text:p>
      <text:p text:style-name="P69"><text:soft-page-break/>Экзоскелет, лишившись хозяйки, переключил цвет лампочки с зелёного на оранжевый.</text:p>
      <text:p text:style-name="P42">– Насколько я знаю, тебе было прописано два месяца постельного режима. Сейчас и недели не прошло...</text:p>
      <text:p text:style-name="P42">– Не волнуйся, аликорны куда крепче единорогов, по стандартам которых меня лечат.</text:p>
      <text:p text:style-name="P4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1">Она, почувствовав мой взгляд, подняла нос <text:span text:style-name="T1">из</text:span> книги и <text:s/>посмотрела на меня, насторожив уши.</text:p>
      <text:p text:style-name="P41"><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3">– А по-моему, ты не…</text:p>
      <text:p text:style-name="P41"><text:span text:style-name="T13">– Так, я попрошу! – перебила меня венценосная кобыла. – Давай, ты не будешь лезть в мои дела, а я не буду</text:span><text:span text:style-name="T4">… эээ… ммм…</text:span></text:p>
      <text:p text:style-name="P43">– Не будешь что?</text:p>
      <text:p text:style-name="P53">Селестия нахмурилась и угрожающе подняла крылья.</text:p>
      <text:p text:style-name="P53"><text:span text:style-name="T12">– </text:span>Не забывай, человек, я — могущественный маг и правитель Эквестрии. Ко мне нужно относиться с должным уважением!</text:p>
      <text:p text:style-name="P53"><text:span text:style-name="T12">– </text:span>А то что? Превратишь в жабу? Сошлёшь на Луну? Убьёшь нахер?</text:p>
      <text:p text:style-name="P53">Аликорница сникла. Уши её опустились.</text:p>
      <text:p text:style-name="P53"><text:span text:style-name="T12">– </text:span>Макс, не надо... Ты же знаешь, я этого не сделаю.</text:p>
      <text:p text:style-name="P53"><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3">– О, небо! Я забыла распорядиться насчёт тебя! Какая же я тупая! Макс, извини, пожалуйста!</text:p>
      <text:p text:style-name="P53"><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53"><text:span text:style-name="T12">Аликорница уселась н</text:span>а пол <text:span text:style-name="T12">и прижала копыто к груди.</text:span></text:p>
      <text:p text:style-name="P43">– Да будет так! Сим заявляю, что отныне и впредь буду общаться с тобой на равных, человек Макс. Слово Селестии <text:span text:style-name="T1">Эквестрийской</text:span>!</text:p>
      <text:p text:style-name="P53">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53"><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12">– </text:span>Вот, читай отсюда. <text:span text:style-name="T12">– а</text:span>ликорница подчеркнула абзац копытом.</text:p>
      <text:p text:style-name="P53"/>
      <text:p text:style-name="P54">***</text:p>
      <text:p text:style-name="P54"><text:soft-page-break/></text:p>
      <text:p text:style-name="P6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3">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3">Но величайшая справедливость юниверсума заключается в том, что не существует безвыходных положений. Всегда есть надежда.</text:p>
      <text:p text:style-name="P63">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3">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В ухе стало щекотно от тёплого дуновения.</text:p>
      <text:p text:style-name="P43">– Теперь ты понимаешь, почему мы не ожидали увидеть тебя? Мы, вообще-то, вызывали сверхаликорна…</text:p>
      <text:p text:style-name="P43">Я повернулся к Селестии.</text:p>
      <text:p text:style-name="P4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3">Аликорница отвернулась.</text:p>
      <text:p text:style-name="P43">– Это очень чувствительная тема. – сказала она после недолгой заминки. – <text:s/>Постыдная для нас.</text:p>
      <text:p text:style-name="P43">– Какая тема?</text:p>
      <text:p text:style-name="P43">Селестия повернулась, но старалась избегать меня взглядом.</text:p>
      <text:p text:style-name="P43">– Магия.</text:p>
      <text:p text:style-name="P43">– Что?</text:p>
      <text:p text:style-name="P4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3">Я посмотрел на аликорницу. Та старательно делала вид, что интересуется состоянием лака на копыте.</text:p>
      <text:p text:style-name="P43">– То есть, вы почувствовали ослабление своих магических способностей, и решили, что миру приходит конец?</text:p>
      <text:p text:style-name="P43">–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text:soft-page-break/>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3">– Ээээ… ммм… А вы пробовали обратиться к врачу? – начал я как можно мягче.</text:p>
      <text:p text:style-name="P43">БАЦ!</text:p>
      <text:p text:style-name="P43">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3">– Это бесполезно… Он не верит мне. У меня нет времени его переубедить.</text:p>
      <text:p text:style-name="P43">Потом она обратилась ко мне.</text:p>
      <text:p text:style-name="P43">– <text:s/>Извини, <text:span text:style-name="T1">с</text:span>орвалась. Мне очень стыдно. Последнее время всё идёт наперекосяк, совсем не так, как мы планировали.</text:p>
      <text:p text:style-name="P43"><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3">–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0">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3"><text:span text:style-name="T1">– Зачем? </text:span>– спросил я. – Что это за театр, твоё… Ваше Высочество? Во-первых, я не давал своё согласие на чтение моих мыслей. Во-вторых…</text:p>
      <text:p text:style-name="P43">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text:soft-page-break/>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3">Аликорница <text:span text:style-name="T1">прислушалась, </text:span>всполошилась и стала носиться по читальному залу с загнанным видом.</text:p>
      <text:p text:style-name="P43">– <text:s/><text:span text:style-name="T1">Дискордовы</text:span> яйца! Они нашли меня!</text:p>
      <text:p text:style-name="P4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3">– <text:s/>Ты! Чего! Делаешь! Твоё, <text:span text:style-name="T1">блин,</text:span> высочество!!! – <text:s/>я едва уберёг <text:span text:style-name="T1">своё </text:span>естество от острого рога.</text:p>
      <text:p text:style-name="P4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3">– Помоги! Мне самой не закрыть замок, – <text:s/>обратилась аликорница ко мне, тщётно пытаясь охватить зубами раскрытую защёлку.</text:p>
      <text:p text:style-name="P4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3">–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3">– <text:s/><text:span text:style-name="T1">Я</text:span> помогу! – <text:s/>Селестия изогнула шею и стала зубами сжимать защёлку.</text:p>
      <text:p text:style-name="P43">ШЛОП!</text:p>
      <text:p text:style-name="P4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3">–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3"><text:span text:style-name="T1">– Занавес. </text:span>– <text:s/><text:span text:style-name="T1">подытожил я.</text:span></text:p>
      <text:p text:style-name="P43"/>
      <text:h text:style-name="Heading_20_2" text:outline-level="2"><text:soft-page-break/>4.5 Нерадивый ученик</text:h>
      <text:p text:style-name="P36"/>
      <text:p text:style-name="P53">– Это очень просто, уверяю тебя. Даже совсем маленькие жеребята единорогов способны на столь простую магию. Сконцентрируйся…</text:p>
      <text:p text:style-name="P53">– Ыыых… !!!</text:p>
      <text:p text:style-name="P53">Я покраснел от натуги, но этот блядский листочек даже не шелохнулся!</text:p>
      <text:p text:style-name="P53">– Давай попробуем ещё раз. Сосредоточься на объекте. Высвободи силу. Ты можешь это, я вижу в тебе большой потенциал!</text:p>
      <text:p text:style-name="P53"/>
      <text:p text:style-name="P53">Куда уж больше! Эти медицинские каракули мне теперь месяц сниться будут!</text:p>
      <text:p text:style-name="P53">– Фффу-у-у! – листок закружился в воздухе от моего сердитого дуновения.</text:p>
      <text:p text:style-name="P53">Я отвернулся. Если она хочет выставить меня на посмешище, ей и напрягаться не нужно!</text:p>
      <text:p text:style-name="P53"/>
      <text:p text:style-name="P53">– Анон…</text:p>
      <text:p text:style-name="P53">С лёгким вздохом аликорница положила голову мне на плечо.</text:p>
      <text:p text:style-name="P53">– Не сердись. Это моя вина. Я пытаюсь вести тебя ускоренным курсом.</text:p>
      <text:p text:style-name="P53">Я скосил на неё взгляд. Аликорница прикрыла глаза, наслаждаясь покоем. Солнечный луч зажёг золотистые искорки на её ресницах.</text:p>
      <text:p text:style-name="P53">– Не понимаю, куда ты так гонишь? Мы вполне можем заняться этим через пару недель, когда ты окрепнешь.</text:p>
      <text:p text:style-name="P53">Селестия открыла глаза и нехотя оторвала голову от моего плеча.</text:p>
      <text:p text:style-name="P53">– Нам нужно торопиться. У меня есть нехорошее чувство, а я привыкла доверять своим ощущениям.</text:p>
      <text:p text:style-name="P53">Листок с рецептом вернулся на место.</text:p>
      <text:p text:style-name="P53">– На это раз мы поступим по-другому. Есть способ ускорить процесс. – аликорница отвернулась в смятении.</text:p>
      <text:p text:style-name="P53">Я ждал.</text:p>
      <text:p text:style-name="P53">–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3">– То есть, ты хочешь сказать, что не вполне им владеешь? – помог я аликорнице. – Не волнуйся, я не буду над тобой смеяться.</text:p>
      <text:p text:style-name="P53">–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53">Аликорница взглянула на меня со смущением.</text:p>
      <text:p text:style-name="P53">–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3">Я с сомнением почесал в затылке.</text:p>
      <text:p text:style-name="P53">–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3">Я вздохнул.</text:p>
      <text:p text:style-name="P53"><text:soft-page-break/>– Ну хорошо, хорошо, не волнуйся. Я готов. Можно только просить тебя об одолжении?</text:p>
      <text:p text:style-name="P53">– Да?</text:p>
      <text:p text:style-name="P53">Аликорница с тревогой взглянула на меня.</text:p>
      <text:p text:style-name="P53">– Всё, что в моих силах, Анонимус.</text:p>
      <text:p text:style-name="P53">В её голосе сквозила едва сдерживаемая дрожь.</text:p>
      <text:p text:style-name="P53">«Она думает, я сейчас загадаю себе полцарства, корону и мороженное в придачу!» – усмехнулся я.</text:p>
      <text:p text:style-name="P53">– Можно всё же не стирать мне память? Я, со своей стороны, даю слово не болтать о том, что узнаю, если тебя это беспокоит.</text:p>
      <text:p text:style-name="P53">Аликорница воззрилась на меня с нечитаемым выражением на морде.</text:p>
      <text:p text:style-name="P53">– Я слишком многого прошу? – вздохнул я. – Ладно, не важно…</text:p>
      <text:p text:style-name="P53">Аликорница спрятала морду в одеяле. Холка её подёргивалась.</text:p>
      <text:p text:style-name="P53">Я опешил.</text:p>
      <text:p text:style-name="P53">– Ты чего? – я присел на постель и осторожно отвернул край одеяла. – Эй, есть кто-нибудь в домике? Если я что-то не то сказал, забей…</text:p>
      <text:p text:style-name="P53">Селестия подняла голову и я увидел, что у неё текут слёзы из глаз от беззвучного смеха. Я озадаченно почесал затылок.</text:p>
      <text:p text:style-name="P53">–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3">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3">–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3">Аликорница кивнула, соглашаясь.</text:p>
      <text:p text:style-name="P53">– Теперь позволь мне начать заклинание.</text:p>
      <text:p text:style-name="P53">Аликорница высунула из-под одеяла передние ноги и притянула меня к себе.</text:p>
      <text:p text:style-name="P53">–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3">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53">Моей?!! Э-э-э, позвольте…</text:p>
      <text:p text:style-name="P53">…</text:p>
      <text:p text:style-name="P53">Я открыла глаза.</text:p>
      <text:p text:style-name="P53">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53"><text:soft-page-break/>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3">Я закрыла глаза.</text:p>
      <text:p text:style-name="P53">…</text:p>
      <text:p text:style-name="P53">– Анонимус! Анон…</text:p>
      <text:p text:style-name="P53">Тёплое дуновение растрепало волосы на лбу. Я открыл глаза.</text:p>
      <text:p text:style-name="P53">– Как ты себя чувствуешь?</text:p>
      <text:p text:style-name="P53">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53">– Я старалась провести всё как можно быстрее. С тобой всё в порядке? – в голосе Селестии появились нотки паники.</text:p>
      <text:p text:style-name="P53">Я успокаивающе похлопал аликорницу по шее не глядя.</text:p>
      <text:p text:style-name="P53">–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53">Аликорница громко воскликнула, просунула морду под подушку, насколько позволял рог, и застонала от досады.</text:p>
      <text:p text:style-name="P53">–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71">сли бы я вспомнила вовремя, я бы предупредила тебя, чтобы ты смог сконцентрироваться.</text:span></text:p>
      <text:p text:style-name="P53">Я вымучено рассмеялся.</text:p>
      <text:p text:style-name="P53">– Спасибо за комплимент, твоё высочество! Никогда не сомневался, что я — та ещё тряпка! Я даже новую кошку не смог завести после смерти старой.</text:p>
      <text:p text:style-name="P53">Аликорница виновато пробормотала из-под подушки:</text:p>
      <text:p text:style-name="P53">– Прости меня, Анонимус.</text:p>
      <text:p text:style-name="P53">Я помотал головой, вытряхивая остатки сонливости.</text:p>
      <text:p text:style-name="P53">– Надо повторить.</text:p>
      <text:p text:style-name="P53">– Что?</text:p>
      <text:p text:style-name="P53">– Надо повторить урок. Я почти усвоил технику.</text:p>
      <text:p text:style-name="P53">Аликорница выглянула одним глазом из-под подушки.</text:p>
      <text:p text:style-name="P53">– И ты не боишься?</text:p>
      <text:p text:style-name="P53">Я стянул подушку с Селестии и легонько щёлкнул её по носу.</text:p>
      <text:p text:style-name="P53">–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53">Аликорница слабо улыбнулась.</text:p>
      <text:p text:style-name="P53">– Не будем медлить, Анонимус.</text:p>
      <text:p text:style-name="P53">Я вновь растворился в сине-зелёной гриве.</text:p>
      <text:p text:style-name="P53"><text:soft-page-break/>…</text:p>
      <text:p text:style-name="P53">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2">Тумбочка.</text:span> Листок… <text:span text:style-name="T92">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3">Всё пошло не так. Не могу уловить точку концентрации. Сила приложена к чему-то большему, чем лист бумаги. К чему-то неизмеримо большему. </text:span><text:span text:style-name="T92">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3">Сила уходит бесконтрольно. Нужно прервать урок. Нет! Нет! О-О-О-О-О, НЕ-Е-Е-Е-Е-Т!!!</text:span></text:p>
      <text:p text:style-name="P53">…</text:p>
      <text:p text:style-name="P53">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3">Тумбочка стояла на месте, не сдвинувшись ни на волос.</text:p>
      <text:p text:style-name="P53">С улицы доносились возгласы удивления, страха и ожесточённые споры. Я подошёл к окну и выругался ещё сильнее.</text:p>
      <text:p text:style-name="P53">По голубому небу к дневному светилу взмывала Луна.</text:p>
      <text:p text:style-name="P53">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53">Я бросился к постели и стал что есть силы тормошить бесчувственную аликорницу.</text:p>
      <text:p text:style-name="P53">– Вставай! Эй, вставай, твоё высочество! Беда! Там сейчас<text:span text:style-name="T12"> </text:span>Луна в Солнце врежется!</text:p>
      <text:p text:style-name="P53">Аликорница что-то невнятно говорила себе под нос, но глаз не открывала. Я вслушался в её бормотание.</text:p>
      <text:p text:style-name="P53">– …всегда говорила, что сестра не умеет пить…</text:p>
      <text:p text:style-name="P53">Проклятье! Эту кобылу можно разбудить только ведром воды!</text:p>
      <text:p text:style-name="P53">Я бросил взгляд на тумбочку. Нет, стакан пуст.</text:p>
      <text:p text:style-name="P76">Ох, нет! Нет-нет-нет!!!</text:p>
      <text:p text:style-name="P76">Мой взгляд был прикован к дверце с изображением Луны, а душу леденил ужас осознания.</text:p>
      <text:p text:style-name="P76">Анон, если ты станешь виновником смерти миллионов невинных пони, тебе лучше удавиться прямо сейчас!</text:p>
      <text:p text:style-name="P53">Я бросился к окну, намереваясь позвать кого-нибудь на помощь. И замер с отвалившейся челюстью.</text:p>
      <text:p text:style-name="P53">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53">«С-Е-Л-Е-С-Т-И-Я … — … П-И-З-…» </text:p>
      <text:p text:style-name="P53">– ЧТО ТУТ ПРОИСХОДИТ???</text:p>
      <text:p text:style-name="P53">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3">– Мы …э-э-э… изучали левитацию предметов посредством переплетения сознаний. – промямлил я наконец. – Кажись, я чего-то накосячил.</text:p>
      <text:p text:style-name="P53">Тёмная аликорница перевела взгляд на Селестию, всё так же лежащую на постели разметав крылья.</text:p>
      <text:p text:style-name="P53"><text:soft-page-break/>–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3">Белоснежная аликорница чуть шевельнула крыльями и натянула одеяло на голову.</text:p>
      <text:p text:style-name="P53">– Уйдите все… – пробормотала Селестия сквозь одеяло. – Я умираю.</text:p>
      <text:p text:style-name="P53">«-ДА» — мельком прочитал я окончание текста, появившееся на спутнике.</text:p>
      <text:p text:style-name="P53">Тёмная аликорница проследила мой взгляд и ухмыльнулась.</text:p>
      <text:p text:style-name="P53">–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53">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53">–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3">Я, конечно, побаивался тёмной фурии, но её отношение задело меня за живое.</text:p>
      <text:p text:style-name="P53">– Эй, что ты там про улитку сказала? Я ведь не напрашивался, в конце-концов! Я оказался тут с твоей помощью, в том числе!</text:p>
      <text:p text:style-name="P53">Луна не удостаивая меня взглядом, прошествовала к выходу, попутно нажав кнопку экстренного вызова.</text:p>
      <text:p text:style-name="P53">–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53">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53">Через мгновение палата заполнилась оханьем, аханьем и звоном склянок с микстурами. Я оказался в окружении злобных медсестёр.</text:p>
      <text:p text:style-name="P53">–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3">Передо мной захлопнулась дверь в палату.</text:p>
      <text:p text:style-name="P53">Ну охренеть! Я же ещё и виноват!</text:p>
      <text:p text:style-name="P53"/>
      <text:h text:style-name="P151" text:outline-level="2"><text:span text:style-name="T12">5. </text:span>Индиго</text:h>
      <text:p text:style-name="P43"/>
      <text:p text:style-name="P43">Я шёл в королевскую столовую, поигрывая <text:span text:style-name="T1">увесистой </text:span>ручкой в пальцах. <text:span text:style-name="T1">С поза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4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3">Сшитую одежду принесли вчерашним утром. Надо отдать должное кантерлотским портным, выглядела она очень стильно, хоть это наверняка был их первый опыт выкройки для прямоходящего <text:soft-page-break/>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сине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анешн! Скажи ей, что у меня сегодня день рождения, и я здоровски обиде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text:soft-page-break/>–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ов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здоровски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3">Я остался сидеть в полнейшем замешательстве. </text:p>
      <text:p text:style-name="P53"/>
      <text:p text:style-name="P54"><text:soft-page-break/>***</text:p>
      <text:p text:style-name="P53">&lt;<text:span text:style-name="T58">Depeche Mode - Painkiller</text:span>&gt;</text:p>
      <text:p text:style-name="P63">...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5">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text:soft-page-break/>–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3">Селестия встала и принялась по очереди поднимать ноги, разминая суставы. Потом направилась к выходу. У двери аликорниц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
      <text:p text:style-name="P54">***</text:p>
      <text:p text:style-name="P53"/>
      <text:p text:style-name="P53">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53">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53">– Ну что? Догонялки?</text:p>
      <text:p text:style-name="P53">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53"/>
      <text:p text:style-name="P53">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увешанным паутиной с ног до головы.</text:p>
      <text:p text:style-name="P53">– Анон?..</text:p>
      <text:p text:style-name="P53">Я намеренно не оборачивался на шелест кустов за спиной. Нерешительное топтание на месте сменилось шагами. На меня упала тень.</text:p>
      <text:p text:style-name="P53">–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53">Обида и разочарование в голосе аликорницы были столь искренними, что я рассмеялся.</text:p>
      <text:p text:style-name="P53">–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53">За спиной раздался стон.</text:p>
      <text:p text:style-name="P53">–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53"><text:soft-page-break/>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53">– Расслабься, Анонимус. Позволь мне избавить тебя от недугов.</text:p>
      <text:p text:style-name="P53">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53">– Засыпай, Анон. Когда ты проснёшься, ты будешь чувствовать себя намного лучше. Целительство — не моя специализация, но кое-что мне по силам.</text:p>
      <text:p text:style-name="P53"/>
      <text:p text:style-name="P53">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53">Я попытался поднять голову, но липкое оцепенение сковало все мои члены. Веки опустились на глаза и я провалился в бездонный колодец забытья.</text:p>
      <text:p text:style-name="P53"/>
      <text:p text:style-name="P53">…</text:p>
      <text:p text:style-name="P63"/>
      <text:p text:style-name="P63">– Эй, мужик, тебе плохо?</text:p>
      <text:p text:style-name="P63">На меня озабоченно уставилась парочка, ещё недавно сидевшая ко мне спиной на скамейке.</text:p>
      <text:p text:style-name="P63">Я принял сидячее положение, беспомощно хлопая глазами. Что? Где? Как?</text:p>
      <text:p text:style-name="P63">– Сам домой доберёшься? Может, вызвать скорую?</text:p>
      <text:p text:style-name="P63">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3">Опираясь о поручни ограды, я осторожно поднялся. Никакой дыры в ограждении, разумеется, не было. Оно и понятно — брякнись я по-настоящему с крыши <text:span text:style-name="T25">тридцатичетырёхэтажной</text:span> коробки, я б сейчас не стоял тут с гудящей башкой, пялясь на проезжающие внизу машины.</text:p>
      <text:p text:style-name="P63">Я перегнулся через перила и меня стошнило.</text:p>
      <text:p text:style-name="P63">Красавец! Мало тебе проблем с сердцем, так ты и печень, похоже, гробанул. Молодец, Анон, пей дальше!</text:p>
      <text:p text:style-name="P63">Спустившись в квартиру, я лёг на диван, натянул наушники и закрыл глаза.</text:p>
      <text:p text:style-name="P63">К чёрту всё, кроме Пинк Флойдов!</text:p>
      <text:p text:style-name="P53"/>
      <text:p text:style-name="P53">…</text:p>
      <text:p text:style-name="P53"/>
      <text:p text:style-name="P53">– Анонимус? Просыпайся же!</text:p>
      <text:p text:style-name="P53">Копыто энергично растирало мне грудь круговыми движениями. Селестия встревоженно склонилась ко мне.</text:p>
      <text:p text:style-name="P53">– Ты испугал меня, Анон! Цвет твоей кожи сейчас не сильно отличается от цвета моей шерсти — настолько ты бледный. Как ты себя чувствуешь?</text:p>
      <text:p text:style-name="P53">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text:soft-page-break/>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53">– Как?.. – я не мог отыскать подходящих слов, чтобы высказать обуревавшие меня чувства. Из глаз потекли слёзы радости.</text:p>
      <text:p text:style-name="P53">–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2">заместительной терапии несмотря на крайне скептическое к ним отношение сестры.</text:span></text:p>
      <text:p text:style-name="P43">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Охренеть! Как новенький! Да что там <text:span text:style-name="T1">— я и есть новенький! </text:span><text:span text:style-name="T1">Крутотень!</text:span></text:p>
      <text:p text:style-name="P53">– Анонимус, прекращай висеть на ветке! – со смехом произнесла Селестия и опять закашлялась. – Нам нужно торопиться. Кое-кто ждёт нас.</text:p>
      <text:p text:style-name="P53">Я спрыгнул вниз. Селестия лёгкой трусцой бежала по парку и я без труда успевал за ней. Лёгкие работали ритмично, как <text:span text:style-name="T25">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53">Хм. Совпадение? Не могла она видеть мою попытку, у неё глаз на затылке нет.</text:p>
      <text:p text:style-name="P53">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лучащийся весельем глаз и уголок ухмыляющегося рта.</text:p>
      <text:p text:style-name="P53">Ах ты ж!!!</text:p>
      <text:p text:style-name="P53">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53">–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53">С этими словами Селестия припустила ещё быстрее. Невероятно, но мне удавалось не отставать!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53">Скоро 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text:p>
      <text:p text:style-name="P53">Я помотал головой, отгоняя непристойности. Блядь! Я не конеёб! В пекло такие мысли! Мне уже неудобно в штанах!</text:p>
      <text:p text:style-name="P53">Как это обычно бывает, в этот постыдный момент Селестия обернулась ко мне. Я состроил покерфейс. Лишь долю секунды продержалось на морде Селестии удивление, которое моментально скрылось под маской доброжелательности.</text:p>
      <text:p text:style-name="P53">– Мы на месте, Анон! Луна ждёт нас.</text:p>
      <text:p text:style-name="P53">Луна? Вот уж с кем бы я хотел встречаться меньше всего!</text:p>
      <text:p text:style-name="P53">Мы вышли на небольшую полянку, окружённую кипарисами. В центре стояла тёмная аликорница и хмуро смотрела на нас.</text:p>
      <text:p text:style-name="P53"><text:soft-page-break/>– Мы надеемся, что это будет Нашим последним одолжением тебе, Сестра, относительно сего примата! Мы делаем это только из Нашей к тебе привязанности!</text:p>
      <text:p text:style-name="P53">– Обещаю тебе, Луна. – склонила голову Селестия. – Я уверена, что ты не пожалеешь об этой уступке. Если Анон — тот, кого мы ищем, ему не составит труда узреть Откровение.</text:p>
      <text:p text:style-name="P53">Аликорны повернулись ко мне. Мне стало дико неуютно.</text:p>
      <text:p text:style-name="P53">Что ещё за хрень они придумали творить со мной? Я было попятился, но остановился под ясным взглядом солнечной принцессы. 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я могу поднять небо и свернуть гору! Как будто я — именно тот мудак, которого они ищут!</text:p>
      <text:p text:style-name="P53">И я сдался.</text:p>
      <text:p text:style-name="P53">– Готов ли ты проследовать с Нами, Анонимус, и обучиться древнему искусству сновидений? – склонила голову в вопросе Луна.</text:p>
      <text:p text:style-name="P53">Я сглотнул и коротко кивнул.</text:p>
      <text:p text:style-name="P53">– Тогда следуй за Нами!</text:p>
      <text:p text:style-name="P53"/>
      <text:p text:style-name="P54">***</text:p>
      <text:p text:style-name="P53"/>
      <text:p text:style-name="P53">И вот я бреду за тёмно-фиолетовым крупом в сине-зелёной мгле. Звёзды окружают нас. </text:p>
      <text:p text:style-name="P53"/>
      <text:p text:style-name="P53"/>
      <text:p text:style-name="P53">Селестия просит Луну научить Анона снопроходчеству. Луна нехотя соглашается. Во сне Анон заблудился и попал в сон к Агамемнону — там он ему грубит и учит материться. <text:s/>Агамемнон в ярости. Луна еле <text:s/>спасает Анона и весь Кантерлот от гнева Агамемнона — и ещё больше убеждается в тупости Анона.</text:p>
      <text:p text:style-name="P53"/>
      <text:p text:style-name="P53">Аликорница вздохнула (убедилась, что и снопроходчество для Анона не подходит) и спросила:</text:p>
      <text:p text:style-name="P53">Анон, что ты имел ввиду, когда говорил, что есть более близкий способ познакомиться?</text:p>
      <text:p text:style-name="P43"/>
      <text:p text:style-name="P43">&lt;<text:span text:style-name="T1">цель вставки — </text:span></text:p>
      <text:p text:style-name="P53">б) Сел излечивает Анона от наркомании</text:p>
      <text:p text:style-name="P53">в) Анон <text:s/>чувствует влечение к Сел</text:p>
      <text:p text:style-name="P53">д) Сел пытается узнать у Анона, что он хочет (спрашивает про желание снопроходчества)</text:p>
      <text:p text:style-name="P53">а) встреча Анона с Агамемноном, обучение того матюкам</text:p>
      <text:p text:style-name="P43">&gt;</text:p>
      <text:p text:style-name="P43"/>
      <text:p text:style-name="P35"><text:span text:style-name="T32">&lt;</text:span><text:span text:style-name="T1">Анон не успел увидеть подробности</text:span><text:span text:style-name="T32">&gt;</text:span></text:p>
      <text:p text:style-name="P43"/>
      <text:p text:style-name="P33">&lt;Вторая глава — Макс с Сел на пробежке. Сел маячит перед ним задницой и он перевозбуждается. Потом она его лечит от наркомании и мелких недугов (она заметила его зависимость во время переплетённого сознания) — и это усугубляет проблему сексуального голода. После пробежки он учится телепортации (он сам просит об этом Селестию — хочет снова испытать переплетённые сознания — и телепортируется к <text:s/>Агамемнону)&gt;</text:p>
      <text:p text:style-name="P35"><text:soft-page-break/>&lt;<text:span text:style-name="T1">Глава про то, как Селестия пытается определить, чего хочет Макс </text:span>&lt;<text:span text:style-name="T1">и ест ванильное мороженное</text:span>&gt;<text:span text:style-name="T1">. В конце-концов, она понимает, что Макс хочет секса и дружбы (на самом деле - любви). Эпизод с Агамемноном-бескланником:</text:span></text:p>
      <text:p text:style-name="P33">-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12">&gt;</text:span></text:p>
      <text:p text:style-name="P35"><text:span text:style-name="T71">&lt;</text:span><text:span text:style-name="T9">Селестия лечит Макса в Кантерлоте от болячек и наркозависимости по-настоящему </text:span><text:span text:style-name="T71">(</text:span><text:span text:style-name="T9">перебирает на себя его болячки</text:span><text:span text:style-name="T71">)</text:span><text:span text:style-name="T9">.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text:span text:style-name="T71">&gt;</text:span></text:p>
      <text:p text:style-name="P36">&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36">&lt;Сел пытается научить Макса телепортации, и он телепортирует Агамемнона в пещеру под Кантерлотом (и учит ругательствам – в т.ч. “заебали”)&gt;</text:p>
      <text:p text:style-name="P53">&lt;<text:span text:style-name="T25">Селестия объясняет Анону происхождение надписина обратной стороне Луны — шалости Луны во время заточения</text:span>&gt;</text:p>
      <text:p text:style-name="P53"/>
      <text:p text:style-name="P53"/>
      <text:p text:style-name="P53"/>
      <text:p text:style-name="P54">***</text:p>
      <text:p text:style-name="P33">завершение прогулки</text:p>
      <text:p text:style-name="P53">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3"><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Он, вроде, не моложе вас.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3">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3"/>
      <text:p text:style-name="P63">День 137344</text:p>
      <text:p text:style-name="P63">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3">…</text:p>
      <text:p text:style-name="P63">День 287651</text:p>
      <text:p text:style-name="P63">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3">…</text:p>
      <text:p text:style-name="P63">День 364886</text:p>
      <text:p text:style-name="P63">О небо, как я мечтаю, чтобы это поскорее закончилось! Сестра, приди скорей!</text:p>
      <text:p text:style-name="P53"/>
      <text:p text:style-name="P53">Селестия со вздохом захлопнула книгу.</text:p>
      <text:p text:style-name="P53">–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мелодично рассмеялась.</text:p>
      <text:p text:style-name="P53"><text:soft-page-break/>–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
      <text:p text:style-name="P53">…</text:p>
      <text:p text:style-name="P53"/>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3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3">– Эммм... Селестия?</text:p>
      <text:p text:style-name="P33">– Дааа? – ответила аликорница, не повернув головы. В её тоне слышались смешливые нотки.</text:p>
      <text:p text:style-name="P33">Я вытащил руку из-под накрупника.</text:p>
      <text:p text:style-name="P33">– Всё в порядке?</text:p>
      <text:p text:style-name="P33">Селестия повернула голову, и я ясно увидел широкую улыбку и фирменный ехидный прищур из-под чёлки.</text:p>
      <text:p text:style-name="P33"><text:soft-page-break/>– А почему ты спрашиваешь? Ты разобрался с муравьями?</text:p>
      <text:p text:style-name="P33">– Вроде да. Хотя, по-моему, дело уже не в муравьях.</text:p>
      <text:p text:style-name="P33">– По-моему, тоже. – рассмеялась аликорница. – Продолжай...</text:p>
      <text:p text:style-name="P53"/>
      <text:h text:style-name="P150" text:outline-level="2">6. Стыд</text:h>
      <text:p text:style-name="P53">&lt;<text:span text:style-name="T89">Mylene Farmer — L`Ame-Stram-Gram</text:span>&gt;</text:p>
      <text:p text:style-name="P63">~~~ Завтра на семь в библиотеке ~~~</text:p>
      <text:p text:style-name="P63"/>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 Завтра будешь? – спросил Норф. – Надо бы закончить заказ из <text:s/>Троттингема.</text:p>
      <text:p text:style-name="P53">– В это же время. – подтвердил я.</text:p>
      <text:p text:style-name="P53"/>
      <text:p text:style-name="P54"><text:soft-page-break/>***</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text:soft-page-break/>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lt;<text:span text:style-name="T19">Абсолютного забвения</text:span>&gt;Стирание из бытия. Точнее, его нет и не было после того, как я замкнула его на его создателя, Иггуса. Суть заклинания <text:span text:style-name="T76">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text:soft-page-break/>что она всего лишь перерождение и обновление в процессе бытия. <text:s/>А после стирания не остаётся ничего, <text:span text:style-name="T76">ни в настоящем, ни в прошлом, ни в будущем</text:span>.</text:p>
      <text:p text:style-name="P53">– А как ты сама помнишь о том заклинании, если оно стёрто из бытия? – резонно подметил я.</text:p>
      <text:p text:style-name="P53">– У меня <text:span text:style-name="T76">стоит</text:span>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60">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text:soft-page-break/>–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6">&lt;<text:span text:style-name="T25">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4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3">старший. </text:span><text:span text:style-name="T2">–</text:span><text:span text:style-name="T5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text:soft-page-break/>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12">— умение делегировать полномочия. Вечером того же дня я села за письменный стол.</text:span></text:p>
      <text:p text:style-name="P43">“<text:span text:style-name="T2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3"/>
      <text:p text:style-name="P54">***</text:p>
      <text:p text:style-name="P53"/>
      <text:p text:style-name="P53">– Так ты поручила Твайлайт Спаркл расследование необычных снов жеребят?</text:p>
      <text:p text:style-name="P53">–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text:soft-page-break/>–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12">—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Селли. Если хочешь.</text:p>
      <text:p text:style-name="P53">– Хорошо. До встречи, Селли.</text:p>
      <text:p text:style-name="P53">– До встречи, Макс.</text:p>
      <text:p text:style-name="P53"/>
      <text:h text:style-name="Heading_20_2" text:outline-level="2"><text:span text:style-name="T1">8</text:span>. (40*<text:span text:style-name="T12">ctg(Pi/4)-6)/(ln(e)-sin(0))</text:span></text:h>
      <text:p text:style-name="P84">Mark Knopfler — Hill Farmers Blues — или на следующую главу (прощание)</text:p>
      <text:p text:style-name="P53"/>
      <text:p text:style-name="P63">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2">— оставить тебе напутствие.</text:span></text:p>
      <text:p text:style-name="P63"><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3"><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3">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63"><text:soft-page-break/>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3">Удачи!</text:p>
      <text:p text:style-name="P63"/>
      <text:p text:style-name="P43">…</text:p>
      <text:p text:style-name="P43"/>
      <text:p text:style-name="P53">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3">— вся архитектура явно </text:span><text:span text:style-name="T34">была </text:span><text:span text:style-name="T43">заточена под крылатых. Таких, для которых приземлиться на балкон в тронном зале или уйти через портик на крыше</text:span><text:span text:style-name="T62"> </text:span><text:span text:style-name="T43">—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3">— книжный шкаф и напольная подставка для чтения с </text:span><text:span text:style-name="T34">упором в виде </text:span><text:span text:style-name="T43">голов</text:span><text:span text:style-name="T34">ы</text:span><text:span text:style-name="T43">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3"> </text:span><text:span text:style-name="T34">Его центр </text:span><text:soft-page-break/><text:span text:style-name="T34">занимал высокий </text:span><text:span text:style-name="T43">кругл</text:span><text:span text:style-name="T34">ый</text:span><text:span text:style-name="T43"> </text:span><text:span text:style-name="T34">футон</text:span><text:span text:style-name="T43"> </text:span><text:span text:style-name="T34">с</text:span><text:span text:style-name="T43"> велик</text:span><text:span text:style-name="T34">им</text:span><text:span text:style-name="T43"> множество</text:span><text:span text:style-name="T34">м</text:span><text:span text:style-name="T43"> подушек. Среди них я с удивлением заметил плюшевую единорожку </text:span><text:span text:style-name="T34">фиолетового</text:span><text:span text:style-name="T43"> цвета. За полускрытым гардинами проёмом виднелся широкий балкон с низенькими пузатыми перилами. Пахло лавандовым маслом.</text:span></text:p>
      <text:p text:style-name="P43">– Рада тебя видеть, Макс. – знакомый силуэт на балконе повернулся в мою сторону. Гардины раздвинулись и Селестия вошла в комнату.</text:p>
      <text:p text:style-name="P43"><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3">Аликорница смотрела на меня из под чёлки с фирменной саркастической улыбочкой.</text:p>
      <text:p text:style-name="P43">– <text:span text:style-name="T1">Такое впечатление, что ты увидел не меня, а василиска! Отомри!</text:span></text:p>
      <text:p text:style-name="P53">Я выдохнул.</text:p>
      <text:p text:style-name="P43">– <text:span text:style-name="T1">Как ты это делаешь? Я видел тебя и раньше, но ты никогда не была такой... Такой...</text:span></text:p>
      <text:p text:style-name="P4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3">–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3">– <text:span text:style-name="T1">О каких подпольщиках ты говоришь? В Эквестрии зреет революция?</text:span></text:p>
      <text:p text:style-name="P43">Селестия подошла к фонтанчику и начала набирать воду в серебряный чайник.</text:p>
      <text:p text:style-name="P4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6">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Хотя… С одной стороны, мы с Лулу корректируем курс и вращение Эквуса <text:span text:style-name="T12">—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2">.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2">—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 От которой они первые </text:span>и сбежали<text:span text:style-name="T12"> бы, наступи она на самом деле. Но как им это втолковать? Они как </text:span><text:soft-page-break/><text:span text:style-name="T12">большие дети. Ну, пусть играют, если им это нравится. </text:span>Они не приносят нам много хлопот. Главное <text:span text:style-name="T12">— </text:span>не давать им окрепнуть настолько, чтобы они могли посеять смуту.</text:p>
      <text:p text:style-name="P4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3"><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3"><text:span text:style-name="T1">–</text:span> Мы же договорились! <text:span text:style-name="T1">Селли</text:span>! Не хватало мне ещё слышать официоз у себя дома. Его в моей жизни и так хватает.</text:p>
      <text:p text:style-name="P43">Она открыла шкафчик и, потянув зубами золотой шнурок, вытащила чёрный с золотом пакетик.</text:p>
      <text:p text:style-name="P43"><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3"><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3"><text:span text:style-name="T1">–</text:span> Не стой столбом, Макс! Об тебя можно взгляд поцарапать!</text:p>
      <text:p text:style-name="P43">Я присел на краешек. Она немного придвинулась ко мне и смешливо сощурилась.</text:p>
      <text:p text:style-name="P43"><text:span text:style-name="T1">–</text:span> Ты не против, если мы продолжим знакомство? Я хотела пригласить тебя на чай ещё вчера, но землетрясение…</text:p>
      <text:p text:style-name="P4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3"><text:span text:style-name="T1">Селестия</text:span> виновато сморщила нос.</text:p>
      <text:p text:style-name="P43"><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3">Я молчал, раздумывая, чтобы такое остроумное ляпнуть в ответ, когда аликорница шутливо ткнула меня копытом в плечо. </text:p>
      <text:p text:style-name="P43"><text:span text:style-name="T1">–</text:span> Ну же, Макс, ты как деревянный! Расслабься! Можно подумать, тебя никогда раньше не приглашали на свидания!</text:p>
      <text:p text:style-name="P43">От неожиданности я повалился на ложе.</text:p>
      <text:p text:style-name="P43"><text:span text:style-name="T1">–</text:span> Эй, полегче! Ты пихаешься, как бульдозер!</text:p>
      <text:p text:style-name="P43"><text:soft-page-break/><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3">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3"><text:span text:style-name="T1">–</text:span> Ты чего??? <text:span text:style-name="T1">–</text:span> я непонимающе уставился на аликорницу.</text:p>
      <text:p text:style-name="P43"><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4">Мне печалиться не стоит</text:p><text:p text:style-name="P144">Жизнь прекрасна и ярка</text:p><text:p text:style-name="P144">Телом молода, душою —</text:p><text:p text:style-name="P144">Как дракон морской мудра</text:p><text:p text:style-name="P144"/><text:p text:style-name="P144">Я видала взлёт империй,</text:p><text:p text:style-name="P144">Я жила среди легенд,</text:p><text:p text:style-name="P144">Древней магии мистерий</text:p><text:p text:style-name="P144">Я прилежнейший студент</text:p><text:p text:style-name="P144"/><text:p text:style-name="P144">Обожаема народом,</text:p><text:p text:style-name="P144">Уважаема врагом,</text:p><text:p text:style-name="P144">Но друзей моих немного,</text:p><text:p text:style-name="P144">Гложет душу холодом</text:p><text:p text:style-name="P144"/><text:p text:style-name="P144">Одинока и печальна,</text:p><text:p text:style-name="P144">Недоступна и строга,</text:p><text:p text:style-name="P144">Потеряла изначальный</text:p><text:p text:style-name="P144">Смысл жизни навсегда</text:p><text:p text:style-name="P144"/><text:p text:style-name="P144">Жизнь моя теперь публична,</text:p><text:p text:style-name="P144">Жизнь моя теперь для всех,</text:p><text:p text:style-name="P144">В этом — горе, в этом — счастье,</text:p><text:p text:style-name="P144">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3">Аликорница поводила носом над чашками и заметила:</text:p>
      <text:p text:style-name="P4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3">Я трогал пальцем ноги воду, сидя на бортике бассейна, когда дверь открылась и внутрь сунулся нос аликорницы.</text:p>
      <text:p text:style-name="P43">– Тебе в чай класть мёд или сахар? – спросила она, невинно наблюдая за моими тщётными попытками прикрыться.</text:p>
      <text:p text:style-name="P4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3">– Ты бы предупреждала, прежде чем войти, что ли? – просипел я. </text:p>
      <text:p text:style-name="P43"><text:soft-page-break/><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3">– Мёд. Или сахар. На твоё усмотрение.</text:p>
      <text:p text:style-name="P43">– Как скажешь. – нос <text:span text:style-name="T1">Селестии</text:span> скрылся за дверью.</text:p>
      <text:p text:style-name="P43">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3">– О, ты уже?</text:p>
      <text:p text:style-name="P43">Аликорница поставила на поднос чашки и плетёнку с бубликами и подошла с ним к тюфяку.</text:p>
      <text:p text:style-name="P43">– А почему ты опустила жалюзи на окне в ванной? Оттуда такой прекрасный вид!</text:p>
      <text:p text:style-name="P43">–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3"><text:span text:style-name="T1">– Примерно такие? </text:span>– <text:span text:style-name="T1">я бросил на диван «Роял джорнэл» от текущего месяца. Заголовок на целый разворот гласил: «</text:span><text:span text:style-name="T10">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3">– Примерно такие. – расхохоталась Селестия. <text:span text:style-name="T12">– С</text:span>пасибо, мнет хоть инвалидное кресло не пририсовали!</text:p>
      <text:p text:style-name="P4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3">–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3">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3">Я повернулся к <text:span text:style-name="T1">Селестии</text:span>. Мне пришлось осторожно напрягать мускулы шеи, чтобы они случайно не отвернули голову нафиг.</text:p>
      <text:p text:style-name="P43">– Это просто бомба! Я чувствую себя богом! Кажется, я понял секрет вашей силы и долголетия: вы пьёте эту траву каждый день.</text:p>
      <text:p text:style-name="P43">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Селестия легла рядом и тепло дунула мне в ухо.</text:p>
      <text:p text:style-name="P43">– <text:span text:style-name="T1">Ты готов познакомиться поближе? Совсем близко?</text:span></text:p>
      <text:p text:style-name="P43"><text:soft-page-break/>–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1"><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1"><text:span text:style-name="T12">–</text:span> А водку у вас принято пить?</text:p>
      <text:p text:style-name="P41"><text:soft-page-break/><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53"><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12">– Это ты называешь “дружбой”? – с </text:span>улыбкой хмыкнул<text:span text:style-name="T12"> я. – </text:span>Мне нравится твоё чувство юмора.</text:p>
      <text:p text:style-name="P53">Аликорница нахмурилась.</text:p>
      <text:p text:style-name="P53"><text:span text:style-name="T12">–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53">Копыто аликорницы закрыло мне рот прежде чем я успел договорить заветное слово.</text:p>
      <text:p text:style-name="P43">– Макс, не надо! – умоляюще произнесла аликорница. – Не продолжай! Пожалуйста!</text:p>
      <text:p text:style-name="P43"><text:soft-page-break/>Слова встали у меня поперёк горла. Я медленно отодвинул копыто от лица и потрясённо уставился на неё.</text:p>
      <text:p text:style-name="P43">– Но почему? – в конце-концов выдавил я. – Что не так? Это из-за того, что я — человек?</text:p>
      <text:p text:style-name="P43">Тия виновато закусила губу и отвернулась.</text:p>
      <text:p text:style-name="P4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3">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3">– Макс… Я не смогу сделать тебя бессмертным… Мне очень жаль… Извини…</text:p>
      <text:p text:style-name="P4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3">Слёзы злости душили меня, но я сдержался.</text:p>
      <text:p text:style-name="P43">– Охренеть. – сказал я холодно. – А я прям напрашивался!</text:p>
      <text:p text:style-name="P43">Одиночество, отступившее перед мягким, но настойчивым натиском аликорницы в последние <text:span text:style-name="T1">дни</text:span>, снова сковало душу стужей.</text:p>
      <text:p text:style-name="P4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3">“...пожалуйста, останься...”</text:p>
      <text:p text:style-name="P43">Где этот чёртов носок?</text:p>
      <text:p text:style-name="P43">“...пойми, это эффект лазурного вина...”</text:p>
      <text:p text:style-name="P43">Джинсы узкие, блядь! На мокрое тело хрен натянешь...</text:p>
      <text:p text:style-name="P43">“...ох, я глупая...”</text:p>
      <text:p text:style-name="P43">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3">–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3"/>
      <text:p text:style-name="P54">***</text:p>
      <text:p text:style-name="P43"><text:soft-page-break/></text:p>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3">–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3">–</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3">– </text:span><text:span text:style-name="T48">А из Пинто Крика уже месяц нет новостей...</text:span></text:p>
      <text:p text:style-name="P3"><text:span text:style-name="T43">– </text:span><text:span text:style-name="T4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6"><text:span text:style-name="T48">– </text:span>“<text:span text:style-name="T1">Что я могу сделать, чтобы вернуть всё назад?</text:span>”</text:p>
      <text:p text:style-name="P16"><text:span text:style-name="T48">– </text:span><text:span text:style-name="T34">Так и сказала?</text:span></text:p>
      <text:p text:style-name="P1"><text:span text:style-name="T43">–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8">– </text:span><text:span text:style-name="T34">Что бы это значило, Флер?</text:span></text:p>
      <text:p text:style-name="P16"><text:span text:style-name="T48">–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3">…</text:p>
      <text:p text:style-name="P69">–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9">– Куда проваливаться?</text:p>
      <text:p text:style-name="P69">– Они не знают. В тех провалах не видно дна...</text:p>
      <text:p text:style-name="P69">…</text:p>
      <text:p text:style-name="P6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9">– Леди и джентльпони! Приём окончен! Её Высочество Принцесса Селестия будет рада видеть <text:s/>вас в следующую среду!</text:p>
      <text:p text:style-name="P6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2">–</text:span> Ты? <text:span text:style-name="T12">–</text:span> повернулась она ко мне.</text:p>
      <text:p text:style-name="P42">– Привет, Селестия. – подчёркнуто нейтрально обратился я. – Как дела?</text:p>
      <text:p text:style-name="P42">– Привет… Макс. <text:s/>Не очень, мягко говоря.</text:p>
      <text:p text:style-name="P41"><text:soft-page-break/><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42">–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2">—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42">–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2">Селестия подошла к фонтанчику, обмакнула в него копыто и провела им по лбу.</text:p>
      <text:p text:style-name="P4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2">Я сделал вид, что не заметил полунамёка в последнем предложении. Выяснять отношения и мириться мне не хотелось.</text:p>
      <text:p text:style-name="P42">– Порадовать, к сожалению, нечем. Твой приятель, Норфолк Каррус, исчез. Судя по всему, во сне.</text:p>
      <text:p text:style-name="P42">– И Норф? О-о-о, нет!</text:p>
      <text:p text:style-name="P42">Селестия в отчаянии села на пол, прижав копыто к виску и опустошенно качая головой.</text:p>
      <text:p text:style-name="P4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2">Аликорница подняла голову и <text:span text:style-name="T1">удручённо</text:span> посмотрела на меня.</text:p>
      <text:p text:style-name="P4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2">– Может, спросишь Луну, куда деваются пони? Сон по её части.</text:p>
      <text:p text:style-name="P41"><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text:span><text:soft-page-break/><text:span text:style-name="T12">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2">– Может, мне поговорить с ней?</text:p>
      <text:p text:style-name="P41"><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43">– Ну ок. Тогда она обрадуется следующей новости: я ухожу.</text:p>
      <text:p text:style-name="P43">Селестия еле заметно дрогнула ушами. Она отвернулась и молча смотрела в окно, не выказывая эмоций.</text:p>
      <text:p text:style-name="P43">Я продолжил.</text:p>
      <text:p text:style-name="P4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3">Поза аликорницы стала чуть менее скованной. На грани слышимости я уловил её вздох. Она наконец повернулась ко мне и слабо улыбнулась.</text:p>
      <text:p text:style-name="P4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3">– А в мешочке что?</text:p>
      <text:p text:style-name="P4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3">Я хотел было оскорбиться такой опекой со стороны аликорницы, но, глянув в её глаза, передумал.</text:p>
      <text:p text:style-name="P43">– Твоё высочество<text:span text:style-name="T1">, ты, вообще, спишь по ночам? У тебя глаза красные, как у кролика-альбиноса.</text:span></text:p>
      <text:p text:style-name="P4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3">–<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3"/>
      <text:p text:style-name="P1"><text:span text:style-name="T44">&lt;</text:span><text:span text:style-name="T67">Mark Knopfler - </text:span><text:span text:style-name="T66">Hill Farmer's Blues</text:span><text:span text:style-name="T44">&gt;</text:span></text:p>
      <text:p text:style-name="P45">***</text:p>
      <text:p text:style-name="P43"><text:soft-page-break/></text:p>
      <text:p text:style-name="P4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9">–<text:span text:style-name="T1"> Но магия есть и сейчас, мам!</text:span></text:p>
      <text:p text:style-name="P49"><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3">Так возникли пони и многие другие.</text:p>
      <text:p text:style-name="P4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9">–<text:span text:style-name="T1"> Весь мир как Вечнодикий лес?</text:span></text:p>
      <text:p text:style-name="P63">–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3">– Ма-а-ам, а со мной связан элементаль?</text:p>
      <text:p text:style-name="P63">– Конечно, Эйприл. В каждом из нас есть её бессмертная искорка.</text:p>
      <text:p text:style-name="P1"><text:span text:style-name="T3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9"><text:span text:style-name="T1">– Конечно, мам! «День горящего очага» </text:span>— <text:span text:style-name="T1">верно?</text:span></text:p>
      <text:p text:style-name="P63">–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3">Так возникли аликорны.</text:p>
      <text:p text:style-name="P63">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63">Имя её было Селестия.</text:p>
      <text:p text:style-name="P63">За ней последовала и сестра её, <text:span text:style-name="T12">Луна</text:span>.</text:p>
      <text:p text:style-name="P63">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3">То есть, всегда.</text:p>
      <text:p text:style-name="P63"><text:soft-page-break/>Тут и сказке конец. А теперь, Эйприл, залазь на полку и закрывай глазки.</text:p>
      <text:p text:style-name="P63">– Ну ма-а-ам! Раскажи ещё что-нибудь! Про Сомбру!</text:p>
      <text:p text:style-name="P63">–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63">– А почему только тебя? А меня? А дядю-<text:span text:style-name="T76">мино</text:span>тавра?</text:p>
      <text:p text:style-name="P63">– <text:s/>Тебя забрать я ему не дам. А в дядю не тыкай копытом, это невежливо! Спи уже, моя маленькая!</text:p>
      <text:p text:style-name="P63">– Поцелуй меня на ночь, мам!</text:p>
      <text:p text:style-name="P63">– Конечно, моя хорошая...</text:p>
      <text:p text:style-name="P63"/>
      <text:p text:style-name="P43">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5">&lt;https://www.youtube.com/watch?v=Py9SDdYGFrQ&gt;</text:p>
      <text:h text:style-name="Heading_20_2" text:outline-level="2">10. Понивилль</text:h>
      <text:p text:style-name="P43"/>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4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3">–<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3">–</text:span><text:span text:style-name="T34">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3">– Ты что, как-тя-там, впервые на базаре? Так таращишься по сторонам, как будто морковку с картохой впервые в жизни увидел.</text:p>
      <text:p text:style-name="P4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3">Я перегнулся через прилавок, стараясь рассмотреть кьютимарку кобылки. </text:p>
      <text:p text:style-name="P43">–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3">Так и есть! На крупе кобылки красовались три яблока. Вот только, блин, как её звали-то?</text:p>
      <text:p text:style-name="P43">– <text:s/>Прошу прощения, Аппл... Эппл... Эпплхэт?</text:p>
      <text:p text:style-name="P43">– Ща залеплю оплеуху. – мрачно процедила пони. – Мало того, что таращится, как василиск, так ещё и издевается!</text:p>
      <text:p text:style-name="P43">– Да ладно тебе, Эй-Джей! Вполне милое имя. – хихикнул дракончик с кукурузой, проходя мимо.</text:p>
      <text:p text:style-name="P43">Ага, вот!</text:p>
      <text:p text:style-name="P43">– Извините меня пожалуйста, Эй-Джей, просто мне показалось, что вы напоминаете одну мою знакомую.</text:p>
      <text:p text:style-name="P43">– Эй-Джей я для друзей! – сварливо заметила поняха, – А для всех остальных — тебя тоже! — Эпплджек.</text:p>
      <text:p text:style-name="P43">Блин, опять облажался. Как-то хреново начинается знакомство с Понивиллем.</text:p>
      <text:p text:style-name="P43">– Понял. А меня зовут Макс. Приятно было познакомиться, Эпплджек.</text:p>
      <text:p text:style-name="P43">Я повернулся было уходить.</text:p>
      <text:p text:style-name="P43">– Э-э-э… Макс?</text:p>
      <text:p text:style-name="P43">– Да? – я повернулся обратно.</text:p>
      <text:p text:style-name="P43">Поняха водила копытом по прилавку. Надвинутая на лоб шляпа скрывала выражение мордочки. </text:p>
      <text:p text:style-name="P4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3"><text:soft-page-break/>Я вернулся к прилавку.</text:p>
      <text:p text:style-name="P4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3">– Сколько стоят вот эти? – указал я на пирамидку красных яблок размером с <text:span text:style-name="T1">четверть</text:span> арбуза каждое.</text:p>
      <text:p text:style-name="P43">– Ред <text:span text:style-name="T1">Гала</text:span>? Две серебряшки.</text:p>
      <text:p text:style-name="P43">– Куча?</text:p>
      <text:p text:style-name="P43">– Ну ты даёшь! – хмыкнула Эпплджек. – Даже не смешно.</text:p>
      <text:p text:style-name="P43">– Неужели штука?</text:p>
      <text:p text:style-name="P43">Поня<text:span text:style-name="T1">х</text:span>а выпрыгнула из-за прилавка и смерила меня долгим взглядом.</text:p>
      <text:p text:style-name="P43">–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3">Я улыбнулся и кивнул в ответ. Ситуация начала выправляться.</text:p>
      <text:p text:style-name="P43">–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3">– А сколько стоит вот это? – указал я на небольшую прикрытую от солнца мешковиной баночку с содержимым удивительной радужной расцветки.</text:p>
      <text:p text:style-name="P4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3">Поняшка набрала ложечку джема и предложила мне. </text:p>
      <text:p text:style-name="P4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3">– Это просто восхитительно! Чудесно! Никогда такого не пробовал! И даже представить не мог, что такая вкуснотень существует!</text:p>
      <text:p text:style-name="P43">Эпплджек просто расцвела от моих дифирамбов.</text:p>
      <text:p text:style-name="P43">– Тебе, сахарок, как гостю города, сделаю скидку. Забирай за шестьдесят. Раньше меньше чем золотой не отдавала.</text:p>
      <text:p text:style-name="P43">Расплачиваясь, я спросил:</text:p>
      <text:p text:style-name="P43">– Ты, случаем, не знаешь, как пройти к городской библиотеке?</text:p>
      <text:p text:style-name="P43">Эпплджек, вскинув копыто ко лбу, запричитала:</text:p>
      <text:p text:style-name="P43">–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3">Тут Эпплджек прервалась и что есть силы замахала кому-то:</text:p>
      <text:p text:style-name="P43">– Рэр! Эй! Рэр! Давай к нам!</text:p>
      <text:p text:style-name="P43"><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3">–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3">– Эпплджек! Сколько можно повторять: модельер, а не рукодельница! Проведу, конечно. – устало произнесла Рэрити.</text:p>
      <text:p text:style-name="P43">– А какая разница? – беспечно махнула копытом Эпплджек, не обращая внимание на нахмурившуюся единорожку. – Шмотки — они и в Эппллузе шмотки.</text:p>
      <text:p text:style-name="P43">– Разница, как если бы тебя вместо огородницы назвали… ммм… <text:s/>реднеком. Пойдёмте, Макс.</text:p>
      <text:p text:style-name="P4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3">– Огородница!.. Ишь, чего выдумала! По мне, так уж лучше “реднек”, чем “огородница”! – слышалось бурчание Эпплджек нам вдогонку.</text:p>
      <text:p text:style-name="P43">Единорожка с серьёзным видом завела меня за угол и только после этого звонко расхохоталась.</text:p>
      <text:p text:style-name="P43">– Я думал, вы друзья. – заметил я.</text:p>
      <text:p text:style-name="P4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3">– Буду только рад. Сам бы предложил, да не успел.</text:p>
      <text:p text:style-name="P4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3">– Не сомневаюсь. Мы в конце-концов неплохо поладили и она даже сделала мне скидку на вольт-яблочн<text:span text:style-name="T1">ый</text:span> джем.</text:p>
      <text:p text:style-name="P43">– А почём продала, если не секрет?</text:p>
      <text:p text:style-name="P43">– За шестьдесят бит.</text:p>
      <text:p text:style-name="P4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3">Единорожка чуть не подпрыгивала от любопытства. Заметив мою отвалившуюся челюсть, она вновь рассмеялась.</text:p>
      <text:p text:style-name="P43">–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3">–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3">– От недосыпа. – перебил я Рэрити. – Красные от недосыпа глаза я не спутаю ни с чем. Сам такие двадцать лет наблюдал в зеркале.</text:p>
      <text:p text:style-name="P4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3">Мы остановились перед деревом.</text:p>
      <text:p text:style-name="P43">Даже не так. </text:p>
      <text:p text:style-name="P43">Мы остановились перед ДЕРЕВОМ!</text:p>
      <text:p text:style-name="P4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3"><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3">Единорожка удалилась, оставив <text:span text:style-name="T1">после себя лёгкий запах жасмина.</text:span></text:p>
      <text:p text:style-name="P43"/>
      <text:h text:style-name="Heading_20_2" text:outline-level="2">11. Библиотека Золотого Дуба</text:h>
      <text:p text:style-name="P43"/>
      <text:p text:style-name="P43">– Э-э-э… Добрый день?</text:p>
      <text:p text:style-name="P4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3">Йопт! Ещё один Шерлок Холмс на мою голову!</text:p>
      <text:p text:style-name="P43">– Извиняюсь за нескромность, а откуда тебе про меня известно?</text:p>
      <text:p text:style-name="P1"><text:span text:style-name="T4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3">исчезновений уже год. Почту за честь работать </text:span><text:span text:style-name="T34">под твоим руководством</text:span><text:span text:style-name="T43">. Подожди немного, я </text:span><text:span text:style-name="T34">от</text:span><text:span text:style-name="T43">систематизирую нужную информацию и расскажу тебе, насколько далеко смогла продвинуться.</text:span></text:p>
      <text:p text:style-name="P41">“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3">Твайлайт аж затопала на месте.</text:p>
      <text:p text:style-name="P43"><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3">...</text:p>
      <text:p text:style-name="P43">– И оборудовать подвал библиотеки бронекапсулой для безопасных испытаний!</text:p>
      <text:p text:style-name="P43">–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3">–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4">***</text:p>
      <text:p text:style-name="P43"/>
      <text:p text:style-name="P139"><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следующий листок.</text:p>
      <text:p text:style-name="P53">– Электростимулятор гипоталамуса. Драконий. В комплекте с усиленной больничной койкой и набором фиксаторов.</text:p>
      <text:p text:style-name="P53"><text:soft-page-break/>–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53"><text:span text:style-name="T12">– Вот ещё! </text:span>– возмутился дракончик. – Никогда на такое не соглашусь!</text:p>
      <text:p text:style-name="P53">–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3">–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4">***</text:p>
      <text:p text:style-name="P43"/>
      <text:p text:style-name="P4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3">Со слов Луны, оболочка реальности истончилась и начала прорываться. И первой она начала рваться во снах, где она и так тонка.</text:p>
      <text:p text:style-name="P43">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3">– Ага, он был закладкой в четвёртом номере «PlayMare», в разделе «Тридцать две позы, которые удивят вашу френдпони».</text:p>
      <text:p text:style-name="P63">– Спайк! Немедленно ложись спать!</text:p>
      <text:p text:style-name="P63">– Уже иду. Кукурузу доем только и иду.</text:p>
      <text:p text:style-name="P63">– Кстати, а почему Индрэ считали одержимым?</text:p>
      <text:p text:style-name="P63">–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text:span><text:soft-page-break/><text:span text:style-name="T16">не у всякого опытного мага хватит силы его вызвать</text:span>. И совсем немногим удастся контролировать его направление.</text:p>
      <text:p text:style-name="P63">– Так у вас знают про людей? Вот это новость!. В Кантерлоте, да и в Понивилле все обращаются со мной, как с диковинкой.</text:p>
      <text:p text:style-name="P63">–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3">– Хм. Ясно. Продолжай, Твайлайт.</text:p>
      <text:p text:style-name="P53"/>
      <text:p text:style-name="P53">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text:soft-page-break/>–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53">Я уселась на пуфике, а подруги заняли места на матрасах…</text:p>
      <text:p text:style-name="P63"/>
      <text:p text:style-name="P63">– Спайк, будь добр, принеси дневник эксперимента. Он в подвале, за шкафом с ретортами, в...</text:p>
      <text:p text:style-name="P63">– В сейфе, я в курсе.</text:p>
      <text:p text:style-name="P63"/>
      <text:p text:style-name="P64">***</text:p>
      <text:p text:style-name="P81">&lt;Seal — Amazing <text:span text:style-name="T1">(T</text:span><text:span text:style-name="T12">hin White Duke Remix)</text:span>&gt;</text:p>
      <text:p text:style-name="P63">Дата: 12.04.1003 А.С.</text:p>
      <text:p text:style-name="P63">Эксперимент: заклинание Воплощения Индрэ</text:p>
      <text:p text:style-name="P63">Испытуемая: Эпплджек</text:p>
      <text:p text:style-name="P63">Синопсис: запись сна со слов испытуемой</text:p>
      <text:p text:style-name="P63">Замечания: замечаний нет</text:p>
      <text:p text:style-name="P63"/>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7">—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7">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3"/>
      <text:p text:style-name="P63">Примечания: ПипБак? Стойло? Двойники? Параллельные Эквестрии?</text:p>
      <text:p text:style-name="P1"/>
      <text:p text:style-name="P2">***</text:p>
      <text:p text:style-name="P1"/>
      <text:p text:style-name="P63">Дата: 12.04.1003 А.С.</text:p>
      <text:p text:style-name="P63">Эксперимент: заклинание Воплощения Индрэ</text:p>
      <text:p text:style-name="P63">Испытуемая: Рэйнбоу Дэш</text:p>
      <text:p text:style-name="P63">Синопсис: описание пробуждения испытуемой</text:p>
      <text:p text:style-name="P63">Замечания: испытуемая отказалась дать описание сна. «Гы-гы... Фигасе... Человеки рулят...» <text:span text:style-name="T15">—</text:span><text:span text:style-name="T16"> </text:span><text:span text:style-name="T70">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3">&lt;<text:span text:style-name="T69">d.notive — Talking Flight</text:span>&gt;</text:p>
      <text:p text:style-name="P63"><text:soft-page-break/>Дата: 12.04.1003 А.С.</text:p>
      <text:p text:style-name="P63">Эксперимент: заклинание Воплощения Индрэ</text:p>
      <text:p text:style-name="P63">Испытуемая: Рэрити</text:p>
      <text:p text:style-name="P63">Синопсис: запись сна со слов испытуемой</text:p>
      <text:p text:style-name="P63">Замечания: замечаний нет</text:p>
      <text:p text:style-name="P63"/>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47">чёрный экран?</text:span></text:p>
      <text:p text:style-name="P50"/>
      <text:p text:style-name="P54">***</text:p>
      <text:p text:style-name="P53"/>
      <text:p text:style-name="P63">Дата: 12.04.1003 А.С.</text:p>
      <text:p text:style-name="P63">Эксперимент: заклинание Воплощения Индрэ</text:p>
      <text:p text:style-name="P63">Испытуемая: Пинки Пай</text:p>
      <text:p text:style-name="P63">Синопсис: описание пробуждения испытуемой</text:p>
      <text:p text:style-name="P63">Замечания: испытуемая отказалась дать описание сна.</text:p>
      <text:p text:style-name="P63"/>
      <text:p text:style-name="P63">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3"/>
      <text:p text:style-name="P63">Примечания: через месяц волосы Пинки пришли в обычное состояние, хотя при встрече с Рэйнбоу Дэш она по прежнему прячет глаза.</text:p>
      <text:p text:style-name="P63"/>
      <text:p text:style-name="P64">***</text:p>
      <text:p text:style-name="P63"><text:soft-page-break/></text:p>
      <text:p text:style-name="P63">Дата: 12.04.1003 А.С.</text:p>
      <text:p text:style-name="P63">Эксперимент: заклинание Воплощения Индрэ</text:p>
      <text:p text:style-name="P63">Испытуемая: Флаттершай</text:p>
      <text:p text:style-name="P63">Синопсис: описание пробуждения испытуемой</text:p>
      <text:p text:style-name="P63">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3"/>
      <text:p text:style-name="P63">* Примечания: при виде кексиков истерика случилась с Пинки Пай.</text:p>
      <text:p text:style-name="P63"/>
      <text:p text:style-name="P2">***</text:p>
      <text:p text:style-name="P1"/>
      <text:p text:style-name="P23">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8"/>
      <text:h text:style-name="Heading_20_2" text:outline-level="2">12. День сурка</text:h>
      <text:p text:style-name="P16">&lt;<text:span text:style-name="T60">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8">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Селли?</text:p>
      <text:p text:style-name="P3">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3">–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3">—</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43">– Эээ! Это что же получается? Выходит, зря я яблоки <text:span text:style-name="T1">притащила</text:span>? Нам же не сидр нужен?</text:p>
      <text:p text:style-name="P43">–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 Тебе легко говорить, Ску! Ты никакой своей особенной частицы не притащила! Давай мы твой скутер к ускорителю пришпандорим?</text:p>
      <text:p text:style-name="P43"><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
      <text:p text:style-name="P53">…</text:p>
      <text:p text:style-name="P53"/>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3">Закрыв дверь, я отправился в город.</text:p>
      <text:p text:style-name="P53"/>
      <text:p text:style-name="P53">…</text:p>
      <text:p text:style-name="P53"/>
      <text:p text:style-name="P53">–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3"> </text:span><text:span text:style-name="T34">Мощнее ускорителя только магия драконов,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6"><text:span text:style-name="T43">– Я </text:span><text:span text:style-name="T48">всегда буду оставаться в тени. </text:span><text:span text:style-name="T43">– </text:span><text:span text:style-name="T48">хлюпала единорожка. </text:span><text:span text:style-name="T43">– </text:span><text:span text:style-name="T48">Мне не хватает сил, чтобы воспользоваться всеми знаниями, которые я освоила. Ведь даже заклинание «Последнего Шанса» я нашла!</text:span></text:p>
      <text:p text:style-name="P98"><text:span text:style-name="T12">– </text:span>Ты?!</text:p>
      <text:p text:style-name="P98"><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8"><text:span text:style-name="T12">– М</text:span>ожет тогда, ты скажешь, что в нём пошло не так и почему к вам попал я, а не сверхаликорн?</text:p>
      <text:p text:style-name="P98"><text:span text:style-name="T12">– </text:span>Не скажу. Заклинания Стар Свирла Бородатого обычно если срабатывают, то без ошибок.</text:p>
      <text:p text:style-name="P53"><text:span text:style-name="T12">– Если </text:span>только <text:span text:style-name="T12">их правильно вызывают. – </text:span>пробурчал Спайк, возвращаясь в корзинку.</text:p>
      <text:p text:style-name="P41"><text:span text:style-name="T12">–</text:span> <text:span text:style-name="T1">Эмм. </text:span>Что он имел ввиду?</text:p>
      <text:p text:style-name="P41"><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0"> </text:span><text:span text:style-name="T11">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41"><text:span text:style-name="T12">– </text:span><text:span text:style-name="T1">Да, завершилось всё препаршиво. Принцесса Луна сказала, лучше бы её обратно на Луну закинули.</text:span></text:p>
      <text:p text:style-name="P41"><text:span text:style-name="T12">– </text:span><text:span text:style-name="T1">И я её понимаю! Не каждый может справиться с потерей своего особенного пони. Вот у тебя, Макс, есть своя особенная пони?</text:span></text:p>
      <text:p text:style-name="P41"><text:span text:style-name="T12">– </text:span><text:span text:style-name="T1">Хм. Нет.</text:span></text:p>
      <text:p text:style-name="P41"><text:span text:style-name="T12">– </text:span><text:span text:style-name="T1">А друзья?</text:span></text:p>
      <text:p text:style-name="P41"><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3">—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3">.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4">.</text:span></text:p>
      <text:p text:style-name="P53"/>
      <text:p text:style-name="P53">…</text:p>
      <text:p text:style-name="P53"/>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text:span text:style-name="T30">Чужестранец-примат разбил сердце нашей обожаемой Селестии! Двор в отчаянии </text:span><text:span text:style-name="T15">—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12">– </text:span>Привет, Эй-Джей! У тебя проблемы?</text:p>
      <text:p text:style-name="P53"><text:span text:style-name="T12">– </text:span>Привет, сахарок. <text:span text:style-name="T12">– </text:span>озабоченно поприветствовала меня пони.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12">–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12">– </text:span>Хошь сказать, ты в Кантерлоте у Селестии под крылышком телеги чинил? Или Рэр сбрехала про Селестию?</text:p>
      <text:p text:style-name="P53">Я мысленно ругнулся на языкатую единорожку и молча достал пенал с инструментами.</text:p>
      <text:p text:style-name="P53"/>
      <text:p text:style-name="P53">…</text:p>
      <text:p text:style-name="P53"><text:soft-page-break/></text:p>
      <text:p text:style-name="P53">Собрав инструмент, я потолкал тележку назад-вперёд.</text:p>
      <text:p text:style-name="P53"><text:span text:style-name="T12">– Г</text:span>отово. Принимай работу, хозяйка!</text:p>
      <text:p text:style-name="P53">Эпплджек стиснула меня в сокрушающих объятиях.</text:p>
      <text:p text:style-name="P53"><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12">–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12">–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70">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70">объявляла вывеска.</text:span></text:p>
      <text:p text:style-name="P53">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12">– </text:span>Свободно? <text:span text:style-name="T12">– </text:span>спросил я у единственной пони, сидящей за столиком.</text:p>
      <text:p text:style-name="P53"><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3"><text:span text:style-name="T12">– <text:s/></text:span>Пирог с грибами, яишницу и чизкейк<text:span text:style-name="T12"> – </text:span>сообщил я подошедшей официантке.</text:p>
      <text:p text:style-name="P53"><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53"><text:span text:style-name="T12">– </text:span>И салат «по-Кантерлотски».</text:p>
      <text:p text:style-name="P55">Пока я ел, пони мрачно смотрела на меня, положив голову на стол. Мне стало неловко от её тяжёлого взгляда и я попытался завести разговор.</text:p>
      <text:p text:style-name="P55"><text:span text:style-name="T12">– </text:span>Вы, наверное, ждёте кого-то?</text:p>
      <text:p text:style-name="P55"><text:span text:style-name="T12">– </text:span>Неа.</text:p>
      <text:p text:style-name="P55"><text:span text:style-name="T12">– </text:span>Просто обедаете?</text:p>
      <text:p text:style-name="P55"><text:span text:style-name="T12">– </text:span>Неа.</text:p>
      <text:p text:style-name="P55"><text:span text:style-name="T12">– </text:span>Просто сидите и мрачно смотрите на меня?</text:p>
      <text:p text:style-name="P55"><text:span text:style-name="T12">– </text:span>Неа.</text:p>
      <text:p text:style-name="P55"><text:soft-page-break/>Хм, а эта пони не из разговорчивых. Ну ладно.</text:p>
      <text:p text:style-name="P55"><text:span text:style-name="T12">– </text:span>А что же вы делаете?</text:p>
      <text:p text:style-name="P55"><text:span text:style-name="T12">– </text:span>Веселюсь. <text:span text:style-name="T12">– </text:span>мрачно заявила пони.</text:p>
      <text:p text:style-name="P55"><text:span text:style-name="T12">– </text:span>Если я вас достал, то так и скажите. Извините.</text:p>
      <text:p text:style-name="P55">Я продолжил есть молча.</text:p>
      <text:p text:style-name="P55">Неожиданно пони улыбнулась и подмигнула мне. Её сморщенная мордочка разгладилась и стала весьма милой.</text:p>
      <text:p text:style-name="P55"><text:span text:style-name="T12">– </text:span>Привет, Анон!</text:p>
      <text:p text:style-name="P55">Вот дискорд! То есть, чёрт! Обитатели этого городка в который раз поражали меня своей проницательностью. У меня на лбу написано, что ли?!</text:p>
      <text:p text:style-name="P55"><text:span text:style-name="T12">– </text:span>Мы с вами раньше встречались?</text:p>
      <text:p text:style-name="P55"><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Макс,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5"><text:span text:style-name="T12">– </text:span>Оставь, Салвер.<text:span text:style-name="T12"> </text:span>Ему за счёт заведения.</text:p>
      <text:p text:style-name="P53"><text:span text:style-name="T12">– </text:span>Ясно, мисс Пинки. <text:span text:style-name="T12">– </text:span>официантка кивнула и ушла.</text:p>
      <text:p text:style-name="P53"><text:span text:style-name="T12">– Ч</text:span>его-о-о?<text:span text:style-name="T12"> </text:span>Так это твой бар?</text:p>
      <text:p text:style-name="P53"><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53"><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12">– </text:span>У меня есть идея получше. <text:span text:style-name="T12">– </text:span>на свет показалась фляга Большого Макинтоша.</text:p>
      <text:p text:style-name="P53"><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12">– </text:span>Починил телегу. Только молчок про самогон, раз уж ты в курсе. <text:span text:style-name="T12">– </text:span>я разлил сидр по чашкам.</text:p>
      <text:p text:style-name="P53"><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oft-page-break/><text:s/>Сидр Биг Мака на вкус был безобидным, чуть забродившим яблочным соком. Я выпил полную чашку и заявил Пинки:</text:p>
      <text:p text:style-name="P53"><text:span text:style-name="T12">–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pan text:style-name="T12">– У </text:span>тебя такая смешная мордочка! <text:span text:style-name="T12">– </text:span>захихикали Пинки, покачиваясь. <text:span text:style-name="T12">– </text:span>Как будто ты <text:span text:style-name="T70">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12">– </text:span>Эммм... Скажи-ка мне, мой друг П-п-пинки... Легенда про фаэри <text:span text:style-name="T16">— </text:span><text:span text:style-name="T70">эт правда?</text:span></text:p>
      <text:p text:style-name="P53"><text:span text:style-name="T16">– </text:span><text:span text:style-name="T70">Какая из? Их много, вообще-то. Ик!</text:span></text:p>
      <text:p text:style-name="P53"><text:span text:style-name="T16">– </text:span><text:span text:style-name="T70">Про принцесс. Про то, что они фаэри, спустившиеся с неба во плоти, чтоб помогать пони управлять Эквестрией?</text:span></text:p>
      <text:p text:style-name="P53"><text:span text:style-name="T16">– </text:span><text:span text:style-name="T70">Макс, </text:span><text:span text:style-name="T16">– </text:span><text:span text:style-name="T70">захихикала Пинки, взъерошив копытами розовые кудряшки и попытавшись соорудить из них бороду, </text:span><text:span text:style-name="T16">– </text:span><text:span text:style-name="T7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3"><text:span text:style-name="T16">– </text:span><text:span text:style-name="T70">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6">– </text:span><text:span text:style-name="T70">Ты что-о-о! Нельзя любить фаэри! Она похитит твоё сердце, и ты будешь искать её, пока не... </text:span><text:span text:style-name="T16">– </text:span><text:span text:style-name="T70">Пинки погрузилась в так и не съеденный салат «по-Кантерлотски» и захрапела.</text:span></text:p>
      <text:p text:style-name="P53"><text:span text:style-name="T16">– </text:span><text:span text:style-name="T70">Пока не умру?</text:span></text:p>
      <text:p text:style-name="P53"><text:span text:style-name="T16">– </text:span><text:span text:style-name="T70">Нет, глупенький, </text:span><text:span text:style-name="T16">– </text:span><text:span text:style-name="T70">пробулькала Пинки из миски. </text:span><text:span text:style-name="T16">– </text:span><text:span text:style-name="T70">Пока не найдёшь.</text:span></text:p>
      <text:p text:style-name="P5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6">Холодок незаметно прокрался мне в душу и прояснил мозги. Я кинул взгляд на часы на стене. Было без десяти шесть.</text:p>
      <text:p text:style-name="P56">Бля!</text:p>
      <text:p text:style-name="P56">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6">БАМММ!!!</text:p>
      <text:p text:style-name="P5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6"><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56"><text:soft-page-break/><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6"><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6"><text:span text:style-name="T12">– </text:span>У нас?</text:p>
      <text:p text:style-name="P56">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6">Но недостаточное.</text:p>
      <text:p text:style-name="P5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6"><text:span text:style-name="T12">– </text:span>Стооой! <text:span text:style-name="T12">– </text:span>заорал я. <text:span text:style-name="T12">– </text:span>Выпрыгивай из бочки!!!</text:p>
      <text:p text:style-name="P56">Кобылка-пилот улыбнулась и постукала копытцем по шлему, показывая, что не слышит меня.</text:p>
      <text:p text:style-name="P56"><text:span text:style-name="T12">– </text:span>Выпрыгивааа... <text:span text:style-name="T12">– </text:span>мой крик утонул в рёве рвущихся фейерверков.</text:p>
      <text:p text:style-name="P5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6">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6"><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6">Поняшка ткнула в бок белоснежную пони-единорога. Та раскрыла глаза и осмотрелась.</text:p>
      <text:p text:style-name="P56"><text:span text:style-name="T12">– </text:span>Смотри, вот те и ответ на вопрос, куда деваются пони!</text:p>
      <text:p text:style-name="P56"><text:span text:style-name="T12">– </text:span>Где? <text:span text:style-name="T12">– </text:span>единорожка начала оглядываться.</text:p>
      <text:p text:style-name="P56"><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6"><text:soft-page-break/><text:span text:style-name="T12">– </text:span>И что? Я всё равно не пойму, куда пони деваются? И куда пропала Скуталу?</text:p>
      <text:p text:style-name="P56"><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6"/>
      <text:p text:style-name="P57">***<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3"/>
      <text:p text:style-name="P65">Приветствую тебя, мой маленький человек!</text:p>
      <text:p text:style-name="P65">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5">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5"><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9">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5">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5"><text:soft-page-break/>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5">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5">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5">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5">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5">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5">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5">«<text:span text:style-name="T12">P.S. Н</text:span>е гневите мироздание воровством! <text:span text:style-name="T30">Обмен рулит</text:span>!»</text:p>
      <text:p text:style-name="P65">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5">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5"/>
      <text:p text:style-name="P4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9"/>
      <text:p text:style-name="P49"><text:soft-page-break/>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3"/>
      <text:h text:style-name="Heading_20_2" text:outline-level="2">13. Мэйнхэттен</text:h>
      <text:p text:style-name="P87">ZZ Top – Gimme all your lovin</text:p>
      <text:p text:style-name="P87">Mothley Crue – Kick Start My Heart</text:p>
      <text:p text:style-name="P56"><text:span text:style-name="T12">– </text:span>Попробуй ещё раз. Может, сбой соединения.</text:p>
      <text:p text:style-name="P5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6"><text:span text:style-name="T12">– </text:span>Не отсылается. Глюк какой-то.</text:p>
      <text:p text:style-name="P56">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56"><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6"><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6"/>
      <text:p text:style-name="P57">***</text:p>
      <text:p text:style-name="P56"/>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6"><text:span text:style-name="T12">– </text:span>Это неправильно! <text:span text:style-name="T12">– </text:span>заявила Рэйнбоу Дэш, отвернувшись от окна.</text:p>
      <text:p text:style-name="P56"><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6"><text:span text:style-name="T12">– </text:span>Да я не про то! <text:span text:style-name="T12">– </text:span>отмахнулась пегаска. <text:span text:style-name="T12">– </text:span>Посмотри на поле.</text:p>
      <text:p text:style-name="P56"><text:span text:style-name="T12">– </text:span>И что? Поле как поле.</text:p>
      <text:p text:style-name="P56"><text:span text:style-name="T12">– </text:span>Оно не убрано. <text:span text:style-name="T12">– </text:span>мрачно ответила пегаска. <text:span text:style-name="T12">– </text:span>Ужас, сколько кукурузы пропадает!</text:p>
      <text:p text:style-name="P56">Я присмотрелся получше и указал ей на очередной городок, проносящийся за окном.</text:p>
      <text:p text:style-name="P56"><text:span text:style-name="T12">– </text:span>У самого посёлка поля убраны. Наверняка дойдёт дело и до остальных.</text:p>
      <text:p text:style-name="P56"><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6"><text:soft-page-break/><text:span text:style-name="T12">– </text:span>Спасибо, но от пинкиных плюшек у меня фланки округляются.</text:p>
      <text:p text:style-name="P56"><text:span text:style-name="T12">– </text:span>Да ладно тебе, Рэйнбоу Дэш! От одной не округлятся.</text:p>
      <text:p text:style-name="P56"><text:span text:style-name="T12">– </text:span>От одной —<text:span text:style-name="T12"> </text:span>нет. Но я ж на одной не остановлюсь... И вот что. Зови меня Дэш! А то и мне придётся звать тебя полным именем, а я этого не выношу. <text:span text:style-name="T12">– </text:span>Пегаска взяла карту и нахмурилась. <text:span text:style-name="T12">– </text:span>Да что ж такое, какого сена! Одни валеты идут!</text:p>
      <text:p text:style-name="P56">За окном несколько пони работали на поле. Что-то странное было в их деятельности.<text:span text:style-name="T12"> </text:span>Как будто…</text:p>
      <text:p text:style-name="P56"><text:span text:style-name="T12">– О</text:span>но и понятно, что поля не убраны. Откуда ж им быть убранными, когда на двух работающих пони целая толпа бездельников!</text:p>
      <text:p text:style-name="P5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6"><text:span text:style-name="T12">– </text:span>Они паслись… Ты можешь себе представить? Макс! Они ПАСЛИСЬ! Ели траву, как какие-то дикари! Фигня какая-то…</text:p>
      <text:p text:style-name="P5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6">…</text:p>
      <text:p text:style-name="P56">ВЖИИИИИИИИИ!!!</text:p>
      <text:p text:style-name="P5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6"><text:span text:style-name="T12">– </text:span>Что за…?</text:p>
      <text:p text:style-name="P12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6"><text:span text:style-name="T12">– </text:span>Леди и джентльпони! Просьба не паниковать! Поезд дальше не идёт: впереди провал! <text:span text:style-name="T12">– </text:span>крикнул проводник.</text:p>
      <text:p text:style-name="P56"><text:span text:style-name="T12">– </text:span>Какой ещё, в дышло, провал? Я проезжал тут два дня назад!</text:p>
      <text:p text:style-name="P56"><text:span text:style-name="T12">– </text:span>Безобразие! Верните мне деньги за билет!</text:p>
      <text:p text:style-name="P56"><text:span text:style-name="T12">– </text:span>Как вы смеете! Я опоздаю в порт! <text:s/><text:span text:style-name="T12">– </text:span>послышались выкрики в толпе.</text:p>
      <text:p text:style-name="P56">Проводник — седой земнопони стального цвета — поставил фонарь на пол и вытер со лба пот.</text:p>
      <text:p text:style-name="P56"><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6">Я осторожно подошёл к краю и глянул вниз. </text:p>
      <text:p text:style-name="P5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6"><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text:soft-page-break/>возвращаться в Драй Бриз, а потом искать окружной путь — минимум, сутки потеряем. Вот только как перебраться?</text:p>
      <text:p text:style-name="P56"><text:span text:style-name="T12">– </text:span>Дэш, нам надо на ту сторону.</text:p>
      <text:p text:style-name="P56"><text:span text:style-name="T12">– </text:span>Нет проблем. Я могу тебя перенести.</text:p>
      <text:p text:style-name="P56">Я с сомнением посмотрел на пегаску. Дэш в холке была мне по пояс.</text:p>
      <text:p text:style-name="P56"><text:span text:style-name="T12">– </text:span>Ты точно в этом уверена?</text:p>
      <text:p text:style-name="P5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6"><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6">Мля.</text:p>
      <text:p text:style-name="P56"><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6">Пегаска почесала затылок и заметила.</text:p>
      <text:p text:style-name="P56"><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6">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56">…</text:p>
      <text:p text:style-name="P5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6">Разумеется, я посмотрел вниз.</text:p>
      <text:p text:style-name="P5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6"><text:soft-page-break/>…</text:p>
      <text:p text:style-name="P56">Я валялся на насыпи и трясся как в лихорадке. От пережитого шока меня тошнило. Ёбаная Селестия!</text:p>
      <text:p text:style-name="P56"><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5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6"><text:span text:style-name="T12">– </text:span>Я чувствую, что только что упустил отличную возможность отлить на вселенную!</text:p>
      <text:p text:style-name="P56"/>
      <text:p text:style-name="P57">***</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6"><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66">«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5">– </text:span><text:span text:style-name="T49">прочитал охранник, близоруко щурясь.</text:span></text:p>
      <text:p text:style-name="P56"><text:span text:style-name="T12">– </text:span>Удостоверение личности предъявлять? <text:span text:style-name="T12">– </text:span>осведомился я.</text:p>
      <text:p text:style-name="P56"><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56">Бляяя!!! Ах ты ж!!!</text:p>
      <text:p text:style-name="P56">Хлопнула освобождённая дверь, изнутри клацнула щеколда.</text:p>
      <text:p text:style-name="P56"><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6">Дэш, ни слова не говоря, прислонила ухо к двери.</text:p>
      <text:p text:style-name="P56"><text:span text:style-name="T12">– </text:span>Будешь смеяться, но именно этим он и занят. Вызывает полицию по телефону. <text:span text:style-name="T12">– </text:span>сообщила пегаска.</text:p>
      <text:p text:style-name="P56"><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6">Пегаска продолжала слушать. Потом глаза её округлились от удивления.</text:p>
      <text:p text:style-name="P56"><text:soft-page-break/><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56">Ну охренеть! Я что, нанёс моральную травму охраннику своим видом? Добро пожаловать в Эквестрию, страну дружбы и пони!</text:p>
      <text:p text:style-name="P56"><text:span text:style-name="T12">– </text:span>Сколько у нас времени?</text:p>
      <text:p text:style-name="P56">Дэш почесала в затылке.</text:p>
      <text:p text:style-name="P56"><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2">– </text:span>двадцать минут у нас есть.</text:p>
      <text:p text:style-name="P56">Я с наслаждением захреначил ногой в стеклянную дверь павильона. Осколки стекла брызнули во все стороны.</text:p>
      <text:p text:style-name="P56"><text:span text:style-name="T12">– </text:span>Тогда давай сначала обыщем контору. Если уж полиция всё равно едет сюда, так пусть у них хотя бы будет повод!</text:p>
      <text:p text:style-name="P56"/>
      <text:p text:style-name="P57">***</text:p>
      <text:p text:style-name="P56"/>
      <text:p text:style-name="P56">Разумеется, полиция приехала, как только мы обнаружили эти чёртовы резонаторы — иначе ж и быть не могло!</text:p>
      <text:p text:style-name="P56"/>
      <text:p text:style-name="P56">…</text:p>
      <text:p text:style-name="P56"/>
      <text:p text:style-name="P56">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6"><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56">Снаружи послышался вой сирены и цокот множества копыт.</text:p>
      <text:p text:style-name="P56"><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6">Пиздец! Мы с Дэш переглянулись.</text:p>
      <text:p text:style-name="P56"><text:span text:style-name="T12">– </text:span>Это твои двадцать минут? <text:span text:style-name="T12">– </text:span>возмутился я. <text:span text:style-name="T12">– </text:span>Да ещё и десяти не прошло!</text:p>
      <text:p text:style-name="P56">Дэш вымучено скривилась.</text:p>
      <text:p text:style-name="P56"><text:span text:style-name="T12">– П</text:span>римат Макс, здание окружено! Мы знаем, что ты внутри! Выходи добровольно, или будешь взят силой! <text:span text:style-name="T12">– </text:span>загремел усиленный мегафоном голос.</text:p>
      <text:p text:style-name="P56">Я разбил топором стеклянные дверцы прибора и вытащил рубины.</text:p>
      <text:p text:style-name="P56"><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6">Пегаска отрицательно помотала головой.</text:p>
      <text:p text:style-name="P56"><text:soft-page-break/><text:span text:style-name="T12">– </text:span>Ну уж фигушки. Я тебя тут не оставлю.</text:p>
      <text:p text:style-name="P56"><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6"><text:span text:style-name="T12">– Н</text:span>е тупи! <text:span text:style-name="T12">– </text:span>упрямо мотнула головой пегаска. <text:span text:style-name="T12">– </text:span>Всё изменилось. Никто тебя не вытащит.</text:p>
      <text:p text:style-name="P5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6"><text:span text:style-name="T12">– </text:span>Быстро за мной! <text:span text:style-name="T12">– </text:span>скомандовала пегаска, помчавшись к лестнице в офисные этажи.</text:p>
      <text:p text:style-name="P56">Я припустил было за ней, потом вернулся и поднял над головой раскуроченный ускоритель.</text:p>
      <text:p text:style-name="P56"><text:span text:style-name="T12">– Ю-</text:span>хууу<text:span text:style-name="T12">!!!</text:span></text:p>
      <text:p text:style-name="P5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6">На последнем этаже пегаска стояла в коридоре, с сомнением обозревая ряд дверей.</text:p>
      <text:p text:style-name="P56"><text:span text:style-name="T12">– </text:span>Где-то тут должна быть дверь на крышу. Не могли же они залазить туда по пожарной лестнице?</text:p>
      <text:p text:style-name="P5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6">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6"><text:span text:style-name="T12">– </text:span>Макс, подвинься!</text:p>
      <text:p text:style-name="P56">Пегаска оттеснила меня крупом и повернулась к двери задом.</text:p>
      <text:p text:style-name="P56"><text:span text:style-name="T12">– </text:span>Ю-хууу!</text:p>
      <text:p text:style-name="P56">БАБАХ!!!</text:p>
      <text:p text:style-name="P5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6"><text:span text:style-name="T12">– </text:span>Ты чего на меня так уставился? <text:span text:style-name="T12">– </text:span>подозрительно спросила пегаска.</text:p>
      <text:p text:style-name="P56"><text:span text:style-name="T12">– </text:span>Да так… Не ожидал, что ты такая…</text:p>
      <text:p text:style-name="P56"><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6">С лестницы донёсся топот копыт, в конце коридора появились пони-полицейские.</text:p>
      <text:p text:style-name="P5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6"><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6"><text:soft-page-break/><text:span text:style-name="T12">– </text:span>Ты! Не! По! Нял! Те! Бе! Не! Льзя! Тут! Ос! Та! ВАТЬСЯ!!! <text:span text:style-name="T12">– </text:span>мощный толчок изнутри катапультировал её с люка.</text:p>
      <text:p text:style-name="P5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6"><text:span text:style-name="T12">– </text:span>Ты чего делаешь??! Пипец, мы же упадём! Ты ж не удержишь!..</text:p>
      <text:p text:style-name="P5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6">Некоторое время было тихо. Потом хлопнули ставни и чей-то сонный голос недовольно пробормотал:</text:p>
      <text:p text:style-name="P56"><text:span text:style-name="T12">– </text:span>Кто мешает нам спать после тяжкого выступления?</text:p>
      <text:p text:style-name="P56">Я осторожно выглянул из куста.</text:p>
      <text:p text:style-name="P5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6">Птицы и цикады продолжили пение, прерванное нашим вторжением. </text:p>
      <text:p text:style-name="P5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6"><text:span text:style-name="T12">– </text:span>Так вот кто тревожит наш сон!</text:p>
      <text:p text:style-name="P56">Дверь дома приоткрылась. Стало видно, что за ней притаилась единорожка, уже спустившаяся с мансарды.</text:p>
      <text:p text:style-name="P56"><text:span text:style-name="T12">– </text:span>Так-так, посмотрим, что тут у нас. Ага. Гм. Это наверняка тот монстр-примат, о котором писали в газетах. Занятно.</text:p>
      <text:p text:style-name="P56">Я крутился в телекинетическом поле перед единорожкой как некий диковинный экспонат шоу уродцев.</text:p>
      <text:p text:style-name="P56"><text:span text:style-name="T12">– </text:span>А это у нас кто? Гмм. Пегаска. Вот так раз! Рэйнбоу Дэш! Какими судьбами?</text:p>
      <text:p text:style-name="P56"><text:span text:style-name="T12">– </text:span>ТРИКСИ! <text:span text:style-name="T12">– <text:s/></text:span>фейсхуфнула Дэш. <text:span text:style-name="T12">– </text:span>Во имя Селестии, ЧТО ты тут делаешь?!!</text:p>
      <text:p text:style-name="P56"><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6">Так как дипломатические таланты пегаски оставляли желать лучшего, я решил взять переговоры в свои руки.</text:p>
      <text:p text:style-name="P56"><text:span text:style-name="T12">– </text:span>Эээ. Гм. Я дико извиняюсь, мы не знали, что вы спите днём, а то бы ни за что не стали вас тревожить. Мы пролетали мимо, и я подумал...</text:p>
      <text:p text:style-name="P56"><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6"><text:soft-page-break/><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56"><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6">Пегаска задумалась. Она обернулась на меня и мрачно спросила:</text:p>
      <text:p text:style-name="P56"><text:span text:style-name="T12">– </text:span>Ей ведь нельзя рассказывать, да?</text:p>
      <text:p text:style-name="P56"><text:span text:style-name="T12">– </text:span>Нельзя. <text:span text:style-name="T12">– </text:span>подтвердил я. <text:span text:style-name="T12">– </text:span>Селестия запретила. Может возникнуть паника и всё такое.</text:p>
      <text:p text:style-name="P5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6"><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56"><text:span text:style-name="T12">– </text:span>ОГО!</text:p>
      <text:p text:style-name="P56">Единорожка аж уселась на крыльцо от удивления.</text:p>
      <text:p text:style-name="P56"><text:span text:style-name="T12">– </text:span>Представлем себе, ЧТО вы скрываете, если ты готова на ТАКОЕ! Признаюсь, вам удалось нас заинтересовать!</text:p>
      <text:p text:style-name="P56">Единорожка в задумчивости стала ходить по веранде туда-сюда, разговаривая сама с собой.</text:p>
      <text:p text:style-name="P56"><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6">Единорожка встала на задние ноги и захлопала в копыта. После чего она метнулась в дом, потянув нас за собой.</text:p>
      <text:p text:style-name="P5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6">Единорожка улеглась на диване. Мы с Дэш шмякнулись на ковёр.</text:p>
      <text:p text:style-name="P56"><text:span text:style-name="T12">– </text:span>Мы приняли решение не выдавать вас полиции в обмен на то, что вы расскажете нам о вашей секретной миссии!</text:p>
      <text:p text:style-name="P56"><text:span text:style-name="T12">– </text:span>Не пойдёт! <text:span text:style-name="T12">– </text:span>заявил я. <text:span text:style-name="T12">– </text:span>Я уже сказал, что это тайна. Мне добавить нечего.</text:p>
      <text:p text:style-name="P56"><text:span text:style-name="T12">– </text:span>Да неужели? <text:span text:style-name="T12">– </text:span>захлопала ресницами Трикси. <text:span text:style-name="T12">– </text:span>Ты хорошо подумал?</text:p>
      <text:p text:style-name="P56">Окно <text:s/>комнаты распахнулось. В комнату ворвался вой сирены. Несколько полицейских фургонов промчались мимо.</text:p>
      <text:p text:style-name="P56">Вот чёрт!!!</text:p>
      <text:p text:style-name="P56"/>
      <text:p text:style-name="P56">…</text:p>
      <text:p text:style-name="P46"/>
      <text:p text:style-name="P56"><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6"><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6"><text:span text:style-name="T12">– </text:span>Стой! Что ты там сказала о Селестии?</text:p>
      <text:p text:style-name="P56"><text:soft-page-break/>Трикси молча левитировала мне газеты с трюмо.</text:p>
      <text:p text:style-name="P56">…</text:p>
      <text:p text:style-name="P56">Фак! Фак-фак-фак!!!</text:p>
      <text:p text:style-name="P56">«<text:span text:style-name="T30">Исчезновение дневной главы диархии: Эквестрия в панике!</text:span>» (статья двухдневной давности).</text:p>
      <text:p text:style-name="P56">«<text:span text:style-name="T30">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6">«<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56">«<text:span text:style-name="T30">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6">«<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6">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46"><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6">– <text:span text:style-name="T1">ОНИ ЧТО, ШУТОК НЕ ПОНИМАЮТ?!! </text:span>– <text:span text:style-name="T1">заорал я наконец. </text:span>– <text:span text:style-name="T1">Нашли пониеда, ёбнутые пони!!!</text:span></text:p>
      <text:p text:style-name="P56"><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7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6">Я зажал голову в ладонях и застонал, покачиваясь из стороны в сторону.</text:p>
      <text:p text:style-name="P56"><text:span text:style-name="T12">– </text:span>Макс? Ты в порядке?</text:p>
      <text:p text:style-name="P5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6">И вот теперь её нет. Зачем куда-то бежать, скрываться, рисковать, если смысл стараний потерян?</text:p>
      <text:p text:style-name="P63"/>
      <text:p text:style-name="P63">«…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6">– Я доведу! Обещаю!..»</text:p>
      <text:p text:style-name="P56"/>
      <text:p text:style-name="P56"><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6">И у меня есть кое-какие результаты, чёрт побери!</text:p>
      <text:p text:style-name="P5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6">Дерьмо! Слишком много «если» и «может быть»!</text:p>
      <text:p text:style-name="P56">Трижды дерьмо!!! Я забыл, что для проведения эксперимента, нам нужна помощь Селестии!</text:p>
      <text:p text:style-name="P56"/>
      <text:p text:style-name="P71"><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6"/>
      <text:p text:style-name="P5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6">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12">Show must go on!</text:span></text:p>
      <text:p text:style-name="P56">Я улыбнулся и помахал пегаске рукой, показывая, что в норме. Дэш облегчённо выдохнула.</text:p>
      <text:p text:style-name="P46">– <text:span text:style-name="T1">Так что, мы свободны? </text:span>– <text:span text:style-name="T1">спросил я, поднимаясь с пола.</text:span></text:p>
      <text:p text:style-name="P46">– <text:span text:style-name="T1">О, да! Великая и могучая Трикси держит слово!</text:span></text:p>
      <text:p text:style-name="P56">Единорожка задумалась и продолжила:</text:p>
      <text:p text:style-name="P46"><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6">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0"/>
      <text:h text:style-name="Heading_20_2" text:outline-level="2">14. <text:span text:style-name="T1">Деградация</text:span></text:h>
      <text:p text:style-name="P46">&lt;<text:span text:style-name="T74">David Bowie - Lets Dance/ Ashes To Ashes</text:span></text:p>
      <text:p text:style-name="P46"><text:span text:style-name="T74">Roxette – Queen of rain</text:span>&gt;</text:p>
      <text:p text:style-name="P56">– Ы! Ы! Ы! Ы! Ы!</text:p>
      <text:p text:style-name="P56">Дэш стучала лбом о сосну с такой силой, что на неё падали иголки и шишки.</text:p>
      <text:p text:style-name="P56">Я вышел из фургона и присел рядом.</text:p>
      <text:p text:style-name="P56">– Дэш! В конце-концов, мы можем спать днём, а идти ночью. Тогда я могу тащить фургон. Не стоит тебе так мучаться.</text:p>
      <text:p text:style-name="P56">Пегаска стояла, прижавшись лбом к стволу, и молчала. Я продолжил.</text:p>
      <text:p text:style-name="P56"><text:soft-page-break/>– Или же мы можем нанять земнопони. Я не буду показываться из фургона, а ты строго запретишь ему совать нос внутрь.</text:p>
      <text:p text:style-name="P56">Дэш тяжело вздохнула и закатила глаза.</text:p>
      <text:p text:style-name="P5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6">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6">Пегаска пробормотала что-то чуть слышно.</text:p>
      <text:p text:style-name="P56">– Что? – не расслышал я.</text:p>
      <text:p text:style-name="P56">–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6">Я пожал плечами и обнял пегаску.</text:p>
      <text:p text:style-name="P56">– Э, нет, погоди. – Дэш сбросила плащ Трикси, скрывающий её крылья. – Давай!</text:p>
      <text:p text:style-name="P56">Я обнял её повторно. В этот раз пегаска не стояла смирно, а, в свою очередь, обняла меня.</text:p>
      <text:p text:style-name="P5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6">– Эмм… Ты чего?</text:p>
      <text:p text:style-name="P56">Дэш раскрыла глаза. Я упёрся ладонью ей в грудь и осторожно отодвинул от себя. Пегаска разжала обьятия.</text:p>
      <text:p text:style-name="P56">– Йей! Обнимашки таки клёво снимают стресс! Тебе разве не нравится?</text:p>
      <text:p text:style-name="P56">– Нравится. Но ты слишком увлеклась: я чуть не оказался на земле.</text:p>
      <text:p text:style-name="P56">Дэш смутилась.</text:p>
      <text:p text:style-name="P56">– Упс! Забыла, что у тебя только одна пара ног для упора! Не сердись!</text:p>
      <text:p text:style-name="P56">Я покровительно похлопал пегаску по шее.</text:p>
      <text:p text:style-name="P5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6">Пегаска немедленно заорала:</text:p>
      <text:p text:style-name="P56">– Обнимашки-и-и!!! – и повалила меня на траву. Сила, таящаяся в её худеньком теле, обескураживала.</text:p>
      <text:p text:style-name="P56">– Дэш! Ну, не воспринимай же всё так буквально, ё-моё!</text:p>
      <text:p text:style-name="P56">– Гы! Что-то ты не слишком был готов к этому разу!</text:p>
      <text:p text:style-name="P56"><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6">Наконец она приземлилась, пропахав в дёрне борозды тормозного следа.</text:p>
      <text:p text:style-name="P56">– Ффух! Ещё бы немного, и я бы рехнулась от тоски! Как только Эпплджек эти телеги таскает? Это же офигенно скучно!</text:p>
      <text:p text:style-name="P56">Пегаска накинула на себя плащ, скрыв крылья, и стала впрягаться в фургончик.</text:p>
      <text:p text:style-name="P56">– Макс, залазь в фургон. Там впереди какой-то посёлок. Купим еды и узнаем новости.</text:p>
      <text:p text:style-name="P56"/>
      <text:p text:style-name="P57">***</text:p>
      <text:p text:style-name="P56"/>
      <text:p text:style-name="P56">Три дня спустя…</text:p>
      <text:p text:style-name="P56"/>
      <text:p text:style-name="P56">«<text:span text:style-name="T30">Добро пожаловать в Груммингтон! Вам здесь рады!</text:span></text:p>
      <text:p text:style-name="P56"><text:span text:style-name="T30">Население города </text:span><text:span text:style-name="T75">302 пони</text:span><text:span text:style-name="T30">.</text:span></text:p>
      <text:p text:style-name="P56"><text:span text:style-name="T75">250 пони</text:span><text:span text:style-name="T30">.</text:span></text:p>
      <text:p text:style-name="P56"><text:span text:style-name="T75">125 поней</text:span><text:span text:style-name="T30">.</text:span></text:p>
      <text:p text:style-name="P56"><text:span text:style-name="T30">54 паня.</text:span>»</text:p>
      <text:p text:style-name="P56"/>
      <text:p text:style-name="P56">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6">Я вернулся за столик у окна и продолжил писать письмо.</text:p>
      <text:p text:style-name="P56">«<text:span text:style-name="T2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6">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6">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6"><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6">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6">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6">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7">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0">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9">Крепко обнимаю, чешу холку, хлопаю по шее! Твой Макс. </text:span><text:span text:style-name="T23">Дружба </text:span><text:span text:style-name="T39">—</text:span><text:span text:style-name="T23"> </text:span><text:span text:style-name="T3">э</text:span><text:span text:style-name="T23">то, </text:span><text:span text:style-name="T77">так её </text:span><text:span text:style-name="T3">разэтак</text:span><text:span text:style-name="T77">,</text:span><text:span text:style-name="T23"> магия!</text:span><text:span text:style-name="T62">»</text:span></text:p>
      <text:p text:style-name="P56"/>
      <text:p text:style-name="P5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6">– Всё в порядке, Дэш?</text:p>
      <text:p text:style-name="P56">Пегаска смотрела на язычки огня, танцующие в окошке печной дверцы и молчала. Наконец она отозвалась.</text:p>
      <text:p text:style-name="P56">– Нет. Не всё в порядке.</text:p>
      <text:p text:style-name="P56">Дэш отвернулась от огня и взглянула на меня.</text:p>
      <text:p text:style-name="P5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6">Я сел рядом с пегаской, обнял её и легонько встряхнул.</text:p>
      <text:p text:style-name="P5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6">Дэш негромко всхлипнула и тут же закашлялась, пытаясь скрыть секундную слабость.</text:p>
      <text:p text:style-name="P56"><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6">Пегаска фейсхуфнула.</text:p>
      <text:p text:style-name="P5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6">Я поставил кастрюлю с картошкой на печку.</text:p>
      <text:p text:style-name="P56">– Дэш. Когда ты в последний раз летала?</text:p>
      <text:p text:style-name="P56">– Вчера утром немного. А что?</text:p>
      <text:p text:style-name="P56">– Попробуй взлети сейчас. Просто поднимись к потолку.</text:p>
      <text:p text:style-name="P56">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6">– …Да ладно!</text:p>
      <text:p text:style-name="P56">Пегаска сидела на полу и удивлённо рассматривала свои крылья. Потом для уверенности подёргала зубами за маховые перья.</text:p>
      <text:p text:style-name="P56">– Вроде не сплю — боль чувствуется. Тогда какого сена я падаю?!!</text:p>
      <text:p text:style-name="P56">– Дэш. – мягко сказал я. – Судя по площади крыльев, пегасы держатся в воздухе, в основном, за счёт магии.</text:p>
      <text:p text:style-name="P56">– И?</text:p>
      <text:p text:style-name="P5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6">– У-у-у-ы-ы-ы-а-а-а!</text:p>
      <text:p text:style-name="P56">Дэш горько, с подвыванием, разрыдалась.</text:p>
      <text:p text:style-name="P56">– Ы-ы-ы! Я не могу без неба-а-а! Мне нужно лета-а-ать! Я пега-а-ас!</text:p>
      <text:p text:style-name="P56">Крутая и тренированная пегаска сотрясалась от плача, как ребёнок. Её депрессия последних дней вырвалась наружу эмоциональным взрывом.</text:p>
      <text:p text:style-name="P56">– Почему всё так… хнык... паршиво? Что мы сделали не так? Хнык… Я даже не знаю, с кем надо подраться, чтобы всё исправить…</text:p>
      <text:p text:style-name="P56">Я сел рядом. Мне нечем было её утешить, я мог лишь молча обнять её, поглаживая по растрёпанной гриве. Пегаска, вхлипывая, прижалась ко мне.</text:p>
      <text:p text:style-name="P56">– Макс?</text:p>
      <text:p text:style-name="P56">– Да?</text:p>
      <text:p text:style-name="P5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6"><text:soft-page-break/>– Дэш, мы дойдём до Понивилля, что бы ни случилось. Обещаю тебе.</text:p>
      <text:p text:style-name="P56">Пегаска утешилась и замерла, глядя в огонь.</text:p>
      <text:p text:style-name="P56">Я мыл тарелки после ужина, когда услышал бормотание Дэш за спиной.</text:p>
      <text:p text:style-name="P56">«И-и-и… о-о-о… эн… а-а-а… И она.. П-э-э-э… о-о-о… Как эта буква называется, забери меня дискорд? Ша? Ша! Эл! А! Мммм… И она пошла... Ы-ы-ы!!!»</text:p>
      <text:p text:style-name="P56">Громкий «бабах» дал понять, что Дэш захлопнула книгу. После короткой паузы взьерошенная пегаска <text:s/>выглянула из-за спины.</text:p>
      <text:p text:style-name="P56">– Макс? Расскажи какую-нибудь сказку на ночь? Что-то спать не хочется.</text:p>
      <text:p text:style-name="P56">Пегаска залезла на диван и похлопала рядом с собой.</text:p>
      <text:p text:style-name="P56">Я поставил тарелку в шкафчик и вытер руки о передник.</text:p>
      <text:p text:style-name="P56">– Дэш, это плохая идея. Давай, я лучше тебе почитаю.</text:p>
      <text:p text:style-name="P56">– Хочу сказку! – пегаска насупилась и отгородилась от меня подушкой. – Ты плохой!</text:p>
      <text:p text:style-name="P56">– Дэш! Я не помню ни черта!</text:p>
      <text:p text:style-name="P56">– Сказку!!! – подушка полетела в меня.</text:p>
      <text:p text:style-name="P56">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6">Дэш повернулась ко мне спиной и стала подозрительно шмыгать носом.</text:p>
      <text:p text:style-name="P56">Я подошёл к дивану и сел рядом, развернув её к себе.</text:p>
      <text:p text:style-name="P56">– Ну ладно. Сама напросилась!</text:p>
      <text:p text:style-name="P56">Я задумался.</text:p>
      <text:p text:style-name="P56">…</text:p>
      <text:p text:style-name="P56">– Вот тебе сказка с моралью. Слушай.</text:p>
      <text:p text:style-name="P56">Я устроился на диване, положив под ноги подушку, на которой тут же примостилась и пегаска.</text:p>
      <text:p text:style-name="P56">– Однажды в кувшин с молоком попали две жабы…</text:p>
      <text:p text:style-name="P56">– Бггг! Уже смешно! – заржала Дэш. – <text:s/>Как могли жабы попасть в кувшин? Он же высокий? Жабы прыгают низко. Может, это было блюдце?</text:p>
      <text:p text:style-name="P56">– Нет! – упёрся я. – Кувшин! Иначе морали не получится! Жабы… эээ… свалились в него с кантерлотской скалы.</text:p>
      <text:p text:style-name="P56">– Ух ты! Круто! А что они там делали?</text:p>
      <text:p text:style-name="P56">– Дэш! Как я могу рассказывать, если ты постоянно меня перебиваешь?</text:p>
      <text:p text:style-name="P56">– Ну пожалуйста! Больше не буду, только объясни, как жабы оказались в Кантерлоте?</text:p>
      <text:p text:style-name="P56">–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6">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6">– Вау! Прикольно!</text:p>
      <text:p text:style-name="P56">–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6"><text:soft-page-break/>– А потом?</text:p>
      <text:p text:style-name="P56">–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6">Пегаска затряслась от смеха. Потом, прервавшись, строго спросила с меня:</text:p>
      <text:p text:style-name="P56">– А какая тут мораль? Ты говорил, в этой сказке будет мораль!</text:p>
      <text:p text:style-name="P56">– Мораль? Э-э-э... Мораль тут такая. – <text:s/>мрачно заявил я. – Не умеешь летать — не суйся к принцессе!</text:p>
      <text:p text:style-name="P56">– Хорошая… ммм… сказка… – пробормотала пегаска сонно. Зевнув во весь рот она потянулась и, прижавшись к моей ноге, заснула.</text:p>
      <text:p text:style-name="P56">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6">Я пожал плечами, устроился поудобнее и укрылся одеялом.</text:p>
      <text:p text:style-name="P56">…</text:p>
      <text:p text:style-name="P56">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6">Скррржжжж… Скррржжж… Скррржжж…</text:p>
      <text:p text:style-name="P56">Снаружи раздался скрежет. В глубокой ночи, посреди абсолютной тишины этот тихий <text:s/>звук таил необъяснимую угрозу.</text:p>
      <text:p text:style-name="P56">Скррржжжж… Скррржжж…</text:p>
      <text:p text:style-name="P5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6">На земле прямо перед фургоном сидела кобылка-жеребёнок и, зажав в зубах гвоздь, выцарапывала что-то на жестяной крышке коробки из-под конфет.</text:p>
      <text:p text:style-name="P56">– Что ты тут делаешь так поздно? Где твои родители? – вздохнув с облегчением, спросил я.</text:p>
      <text:p text:style-name="P56">Выйдя из фургона, я подошёл к жеребёнку и посветил на жестянку.</text:p>
      <text:p text:style-name="P56">– Чем ты тут занимаешься?</text:p>
      <text:p text:style-name="P56">Жеребёнка молча смотрела на меня, зажав гвоздь в зубах. На жестянке были коряво выцарапаны буквы.</text:p>
      <text:p text:style-name="P56">«<text:span text:style-name="T75">37 пни</text:span></text:p>
      <text:p text:style-name="P73">24пн</text:p>
      <text:p text:style-name="P73">15</text:p>
      <text:p text:style-name="P56"><text:span text:style-name="T30">1</text:span>»</text:p>
      <text:p text:style-name="P56">– Что это за цифры? – спросил я.</text:p>
      <text:p text:style-name="P5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6">«<text:span text:style-name="T30">Добро пожаловать в Груммингтон! Вам здесь рады!</text:span></text:p>
      <text:p text:style-name="P56"><text:span text:style-name="T30">Население города </text:span><text:span text:style-name="T75">302 пони</text:span><text:span text:style-name="T30">.</text:span></text:p>
      <text:p text:style-name="P56"><text:span text:style-name="T75">250 пони</text:span><text:span text:style-name="T30">.</text:span></text:p>
      <text:p text:style-name="P56"><text:soft-page-break/><text:span text:style-name="T75">125 поней</text:span><text:span text:style-name="T30">.</text:span></text:p>
      <text:p text:style-name="P56"><text:span text:style-name="T30">54 паня.</text:span>»</text:p>
      <text:p text:style-name="P56">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6">– Ты хочешь сказать, этой ночью из населения осталась ты одна? – хрипло спросил я.</text:p>
      <text:p text:style-name="P56">Кобылка кивнула и снова показала на жестянку и вверх.</text:p>
      <text:p text:style-name="P56">– Макс! Оглянись! – тревожно воскликнула Дэш у меня за спиной.</text:p>
      <text:p text:style-name="P56">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6">– Дэш! Быстро!</text:p>
      <text:p text:style-name="P5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6">УУУУУУРРРРРРГГГГХХХХХХХ!!!<text:span text:style-name="T12">&lt;</text:span><text:span text:style-name="T61">Metallica-Enter Sandman</text:span><text:span text:style-name="T12">&gt;</text:span></text:p>
      <text:p text:style-name="P5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6">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6">– Макс, запрыгивай!</text:p>
      <text:p text:style-name="P56">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0"/>
      <text:p text:style-name="P60">0</text:p>
      <text:p text:style-name="P56"/>
      <text:p text:style-name="P5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6"/>
      <text:h text:style-name="Heading_20_2" text:outline-level="2">15. Филлидельфия</text:h>
      <text:p text:style-name="P46">&lt;<text:span text:style-name="T60">Kiss – I Was Made For Lovin’ You</text:span>&gt;</text:p>
      <text:p text:style-name="P56">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6"><text:soft-page-break/>Я поднял кусок газеты, прибитый ветром к ограждению и быстро пробежался по заголовкам.</text:p>
      <text:p text:style-name="P56">«<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3">«</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3">».</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примат-макс» всё ещё на </text:span><text:span text:style-name="T30">свободе! Фетлок приходит в себя после разгрома павильона Псинтела. Награда за поимку возросла до двадцати тысяч!!!</text:span>». «<text:span text:style-name="T30">Казус в Мэйнхэттене: неизвестные разбросали по центру города листовки, доказывающие похищение Селестии Найтмэр Мун</text:span>».</text:p>
      <text:p text:style-name="P56">На ближайшем же столбе висело объявление, в котором за мою голову уже предлагалось двадцать пять тысяч.</text:p>
      <text:p text:style-name="P56">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6">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6">–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6">Пегаска взмахнула крыльями для эффекта. Неожиданно для неё и меня, взмах крыльев подбросил её вверх на хороший метр.</text:p>
      <text:p text:style-name="P56">– Какого се… – пегаска приземлилась на круп, изумлённо глядя на свои крылья. – ...на!</text:p>
      <text:p text:style-name="P56">Подумав немного, Дэш выбралась из упряжи и что есть мочи замахала крыльями.</text:p>
      <text:p text:style-name="P56">–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6">–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6">Я перевязывал пегаске голову, когда мне в голову пришла идея. Я указал на валяющийся рядом с нами самокат.</text:p>
      <text:p text:style-name="P56">– Дэш, ты ведь сможешь буксировать его на лету?</text:p>
      <text:p text:style-name="P56">– Этот? Конечно могу! Плёвое дело!</text:p>
      <text:p text:style-name="P56">– А со мной?</text:p>
      <text:p text:style-name="P56">– Хмм. Понимаю, к чему ты клонишь.</text:p>
      <text:p text:style-name="P56">Пегаска критически оглядела меня.</text:p>
      <text:p text:style-name="P56">–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6">…</text:p>
      <text:p text:style-name="P56">Когда дорожное покрытие слилось в сплошную серую полосу, а руль самоката начал у меня в руках вибрировать от скорости, я заорал:</text:p>
      <text:p text:style-name="P56"><text:soft-page-break/>– Дэ-э-э-ш!!! Сто-о-ой!!! Хватит! Испытание пройдено! Не увлекайся!!!</text:p>
      <text:p text:style-name="P56">Пегаска приземлилась и, выплюнув поводья изо рта, встала в гордую позу.</text:p>
      <text:p text:style-name="P56">– Я ещё и не начинала, между прочим! Так, только чуть-чуть размялась!</text:p>
      <text:p text:style-name="P56">Я положил самокат и на трясущихся ногах приближался к ней. Сердце ходило ходуном где-то в районе пяток.</text:p>
      <text:p text:style-name="P56">– Дэш, ты это нарочно? Про «клячу» и всё такое?</text:p>
      <text:p text:style-name="P56">– А что такое? – невинно спросила пегаска, полуобернувшись ко мне задом.</text:p>
      <text:p text:style-name="P56">– А ничего. – нарочито спокойно сказал я, демонстративно закатывая рукава.</text:p>
      <text:p text:style-name="P56">–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6">– <text:s/>А того, что я тебя сейчас!..</text:p>
      <text:p text:style-name="P56">ХЛОП!</text:p>
      <text:p text:style-name="P56">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6">– Бггг! – <text:s/>заржала пегаска. – Макс, не будь нытиком! Прикольная же шутка!</text:p>
      <text:p text:style-name="P56">–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6">–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6"><text:s/>Я потрепал пегаску между ушей.</text:p>
      <text:p text:style-name="P56">– Насчёт шуток я уже заметил. Не парься, я не сержусь. Вдобавок, не такой уж я и хрупкий, просто люблю перестраховаться.</text:p>
      <text:p text:style-name="P56">– Да? Это клёво. – успокоилась Дэш. – А можно попросить тебя об одной вещи?</text:p>
      <text:p text:style-name="P56">– Да?</text:p>
      <text:p text:style-name="P56">– Помнишь, я разревелась в Груммингтоне?</text:p>
      <text:p text:style-name="P56">– Ну да, было дело.</text:p>
      <text:p text:style-name="P56">– Забудь про это!</text:p>
      <text:p text:style-name="P56">– Почему? – озадачился я. – Ты тогда была такой милой тогда.</text:p>
      <text:p text:style-name="P56">Дэш насупилась и принялась ковырять копытом асфальт.</text:p>
      <text:p text:style-name="P56">–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6">Я пожал плечами.</text:p>
      <text:p text:style-name="P56">–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6">– Но ты не плачешь.</text:p>
      <text:p text:style-name="P56">Я задумался.</text:p>
      <text:p text:style-name="P56"><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6">– Ни фига себе! Куда ж может быть хуже? – воскликнула Дэш. – У вас что, все поголовно встают в восемь утра и едят сено на завтрак, обед и ужин?</text:p>
      <text:p text:style-name="P56">Я засмеялся.</text:p>
      <text:p text:style-name="P56">– Кто-то встаёт и раньше. Но не в этом проблема. У нас... Как бы это сказать... очень холодно.</text:p>
      <text:p text:style-name="P56">–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6">– Нет, я не то имел ввиду. Холодно не в физическом смысле. В душевном.</text:p>
      <text:p text:style-name="P56">Пегаска всмотрелась мне в лицо, как будто впервые видя его.</text:p>
      <text:p text:style-name="P56">– Ты имеешь ввиду, что тебе утром некому сказать: «Привет, хорошего дня»?</text:p>
      <text:p text:style-name="P56">– Да, примерно это я имел ввиду.</text:p>
      <text:p text:style-name="P56">– Сочувствую. Без друзей не прикольно. Всем нужны друзья. Даже Дискорду, дискорд его забери!</text:p>
      <text:p text:style-name="P56">Пегаска вдруг стала на задние ноги, положив передние мне на плечи.</text:p>
      <text:p text:style-name="P56">– Макс! В Эквестрии у тебя всегда будут друзья, что бы ни случилось!</text:p>
      <text:p text:style-name="P56">Я растроганно обнял пегаску и погладил её по шее.</text:p>
      <text:p text:style-name="P56">– Спасибо, Дэш. Это просто здорово!</text:p>
      <text:p text:style-name="P56">…</text:p>
      <text:p text:style-name="P56">Оставляя на прилавке очередной пустующей филлидельфийской лавки монетку, я озабоченно заметил:</text:p>
      <text:p text:style-name="P56">–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6">– Ты чего? – не поняла шутки пегаска. – А как же твоё участие в эксперименте?</text:p>
      <text:p text:style-name="P56">– Ты меня всё равно как-нибудь вытащишь. – отмахнулся я. – Лучше помоги искать палатку.</text:p>
      <text:p text:style-name="P56">–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6">Я пропустил замечание пегаски мимо ушей и продолжил паковать рюкзак.</text:p>
      <text:p text:style-name="P56"/>
      <text:p text:style-name="P58">&lt;<text:span text:style-name="T25">Добавить подбор снаряги. Всю снарягу потом выкинет Дэш</text:span>&gt;</text:p>
      <text:p text:style-name="P58"/>
      <text:p text:style-name="P56">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6">– Надеюсь, с ним ничего не случится. – озабоченно сказал я. – Иначе придётся объясняться с Трикси.</text:p>
      <text:p text:style-name="P56">– Ерунда! В крайнем случае, купишь ей новый. – отмахнулась пегаска. – Ты не представляешь, как я рада, что избавилась от него!</text:p>
      <text:p text:style-name="P56">Пегаска взлетела и осторожно потянула упряжь. Потом приземлилась и недовольно глянула на меня.</text:p>
      <text:p text:style-name="P56">– Скидывай! – скомандовала пегаска, указав на рюкзак.</text:p>
      <text:p text:style-name="P56">– В чём дело?</text:p>
      <text:p text:style-name="P56">Пегаска молча потянула зубами за шлейку рюкзака, сдёргивая его с меня.</text:p>
      <text:p text:style-name="P56">– Дэш, ты чего?</text:p>
      <text:p text:style-name="P56"><text:soft-page-break/>Пегаска раскрыла рюкзак и стала копаться в нём.</text:p>
      <text:p text:style-name="P56">– Я могу нести тебя, когда ты весишь семьдесят килограмм. – больший из двух котелков отправился в провал.</text:p>
      <text:p text:style-name="P56">– Я могу тянуть тебя, когда ты весишь восемьдесят килограмм. – две трети наших запасов картошки и ухнули следом.</text:p>
      <text:p text:style-name="P56">– Я могу тащить тебя, даже когда ты весишь девяносто! – насос и запасное колесо к самокату улетели туда же.</text:p>
      <text:p text:style-name="P56">– Но мы не договаривались, что ты будешь весить под сто десять только потому, что дорвался до бесплатных магазинов! Лягать, это уже слишком!</text:p>
      <text:p text:style-name="P56">– Погоди, Дэш, консервы-то не выкидывай! Ты ж сама говорила, что только-только размялась и всё такое. <text:span text:style-name="T76">И магазин</text:span>ы вовсе<text:span text:style-name="T76"> не </text:span>бесплатные<text:span text:style-name="T76"> <text:s/></text:span>— я оставлял там деньги — последние, кстати. Дай, я сам отберу припасы...</text:p>
      <text:p text:style-name="P56">…</text:p>
      <text:p text:style-name="P56">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6">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6">– Я уже вижу Кантерлот. Ещё день пути — и сворачиваем к Понивиллю.</text:p>
      <text:p text:style-name="P56">– А ты выдержишь?</text:p>
      <text:p text:style-name="P56">Пегаска фыркнула.</text:p>
      <text:p text:style-name="P56">– Я-то выдержу. Самокат — нет.</text:p>
      <text:p text:style-name="P56">–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6">– Я уже думала над этим. Там часто встречаются пони. Тебя узнают.</text:p>
      <text:p text:style-name="P56">–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6">– «Трасса 52» – прочла Дэш на табличке. – Что-то я не помню тут никаких трасс. Наверное, недавно построили.</text:p>
      <text:p text:style-name="P56">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6">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6">– Дэ-э-эш! Тормози-и-и!!!</text:p>
      <text:p text:style-name="P56"><text:soft-page-break/>– Чего-о-о?! Не слышу!!!</text:p>
      <text:p text:style-name="P56">КРАК!!!</text:p>
      <text:p text:style-name="P56">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6"/>
      <text:p text:style-name="P56">…</text:p>
      <text:p text:style-name="P56"/>
      <text:p text:style-name="P66">Сияние. <text:span text:style-name="T76">Оно п</text:span>овсюду. <text:span text:style-name="T76">Нет верха и низа, нет направлений и расстояний. Нет м</text:span>ыслей. Нет чувств. Нет времени. Есть только бесконечное сияние.</text:p>
      <text:p text:style-name="P66"><text:s/>В какой-то момент пришло осознание.</text:p>
      <text:p text:style-name="P6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6">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6">– Док, позавчерашний приходит в сознание!</text:p>
      <text:p text:style-name="P66">– Следи за давлением.</text:p>
      <text:p text:style-name="P66">В поле зрения появляется предмет. Сквозь ресницы видны только его расплывчатые очертания. Предмет движется, проводя какие-то манипуляции.</text:p>
      <text:p text:style-name="P66">Я открываю глаза и вижу фигуру в голубом.</text:p>
      <text:p text:style-name="P66">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6">– Больной, как вы себя чувствуете? Вы можете назвать своё имя?</text:p>
      <text:p text:style-name="P66">Я закрываю глаза и пытаюсь вспомнить.</text:p>
      <text:p text:style-name="P66">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6">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6">Я вспомнил почти всё. Моё имя? Осталось вспомнить имя. Меня зовут...</text:p>
      <text:p text:style-name="P66">– Ма-а-акс! Ма-а-акс! Ма-а-акс!</text:p>
      <text:p text:style-name="P66">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6"><text:soft-page-break/>Я открываю глаза и вижу фигуру в голубом.</text:p>
      <text:p text:style-name="P66"/>
      <text:p text:style-name="P56">…</text:p>
      <text:p text:style-name="P56"/>
      <text:p text:style-name="P56">Сознание с трудом возвращалось в гудевшую <text:span text:style-name="T7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6">– Ма-а-акс! Ма-а-акс! Встава-а-ай!</text:p>
      <text:p text:style-name="P56">– И как я, интересно, могу встать, если ты стоишь прямо надо мной? – с трудом отвечаю я.</text:p>
      <text:p text:style-name="P56">– Хорош умничать! – буркнула пегаска сквозь слёзы. – Макс?!!</text:p>
      <text:p text:style-name="P56">Я был полузадушен силой объятий пегаски.</text:p>
      <text:p text:style-name="P56">– Что-то я слишком часто реву с тех пор, как мы познакомились. – пробормотала Дэш, прижавшись ко мне. – Это не круто.</text:p>
      <text:p text:style-name="P56">– Ещё как круто! – утешил пегаску я. – Ты мне всю рубашку промочила. Прямо как водомётная машина.</text:p>
      <text:p text:style-name="P56">– <text:span text:style-name="T76">А т</text:span>ы вставать не хотел! Я очень-очень испугалась. <text:span text:style-name="T76">Всё-таки, д</text:span>урацкая это была затея с самокатом! Если бы можно было вернуться к фургону!</text:p>
      <text:p text:style-name="P56">–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6">Дэш почесала в затылке.</text:p>
      <text:p text:style-name="P56">–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6">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6">Вроде, не издевается.</text:p>
      <text:p text:style-name="P56">– Дэш!</text:p>
      <text:p text:style-name="P56">– Ась?</text:p>
      <text:p text:style-name="P56">Пегаска с невинным видом уставилась на меня, практически упёршись своим носом в мой.</text:p>
      <text:p text:style-name="P56">– Я бегаю ещё хуже, чем ты таскаешь фургоны. То есть, чуть лучше, чем никак.</text:p>
      <text:p text:style-name="P56">Пегаска критически осмотрела меня и помотала головой.</text:p>
      <text:p text:style-name="P56">– Фиговые у тебя шутки. Не смешные.</text:p>
      <text:p text:style-name="P56">– Дэш, я не шучу.</text:p>
      <text:p text:style-name="P56">– Не верю. – пегаска провела крылом по моей ноге от пояса до пятки. – У тебя очень длинные ноги. Почти как у аликорнов. Ты не можешь плохо бегать.</text:p>
      <text:p text:style-name="P56">–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6"><text:span text:style-name="T12">–</text:span> А какой у тебя там был образ жизни?</text:p>
      <text:p text:style-name="P56"><text:span text:style-name="T12">–</text:span> Сидячий. Каждый день по восемь-десять часов в день на стуле, перед компьютером. Иногда и по двенадцать.</text:p>
      <text:p text:style-name="P56"><text:soft-page-break/>У Дэш отвалилась челюсть.</text:p>
      <text:p text:style-name="P56"><text:span text:style-name="T12">–</text:span> Дискордовы яйца! Ты сидел в тюрьме? За что тебя посадили?</text:p>
      <text:p text:style-name="P56"><text:span text:style-name="T12">–</text:span> Я не сидел в тюрьме! У меня работа сидячая. Была. Программисты так работают, понимаешь? Сидя. У нас это в порядке вещей.</text:p>
      <text:p text:style-name="P56">Пегаска неверяще смотрела на меня. Потом её удивление сменилось сочувствием. Она схватилась за голову.</text:p>
      <text:p text:style-name="P56"><text:span text:style-name="T12">–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41">пишешь</text:span><text:span text:style-name="T51"> программу, запускаешь её, а потом она делает что-то для тебя.</text:span></text:p>
      <text:p text:style-name="P40"><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0"><text:span text:style-name="T1">–</text:span> Вряд ли меня так можно называть. Очень далёкие параллели. <text:span text:style-name="T1">И у</text:span> нас совсем нет магии.</text:p>
      <text:p text:style-name="P56"><text:span text:style-name="T53">–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8">– Не парься. Просто исходи из того, что до Понивилля мы доберёмся шагом. И ещё вот что…</text:p>
      <text:p text:style-name="P58">– Да?</text:p>
      <text:p text:style-name="P58">– Слезь с меня наконец!</text:p>
      <text:p text:style-name="P58"/>
      <text:p text:style-name="P57">***</text:p>
      <text:p text:style-name="P56"/>
      <text:p text:style-name="P56">Два дня спустя…</text:p>
      <text:p text:style-name="P56"/>
      <text:p text:style-name="P56">Мы стояли на берегу Седлового озера. Дэш озадаченно осматривалась.</text:p>
      <text:p text:style-name="P58">–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8">– Ты хочешь сказать, нам надо <text:span text:style-name="T12">сделать крюк</text:span> в сто миль?! Да это ж ещё неделю ходьбы! У нас картошки осталось на день, твоими стараниями<text:span text:style-name="T12">!</text:span></text:p>
      <text:p text:style-name="P58">Пегаска <text:span text:style-name="T12">сконфужено</text:span> заметила:</text:p>
      <text:p text:style-name="P58">– Я в этих краях впервые. И обычно я путешествую по воздуху или поездом.</text:p>
      <text:p text:style-name="P58">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8">–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8">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6">матюков мне</text:span> удалось замазать самые большие щели. За тестовый<text:span text:style-name="T76"> </text:span>получасовый заплыв<text:span text:style-name="T76"> </text:span>в лодку набралось всего две банки воды.</text:p>
      <text:p text:style-name="P58">– Ну что, отправляемся? – Дэш свеслилась с носа, глядя в зеленоватую воду. – Как лодку назовёшь, кэп?</text:p>
      <text:p text:style-name="P58"><text:soft-page-break/>– «Две банки». – буркнул я.</text:p>
      <text:p text:style-name="P47"/>
      <text:p text:style-name="P47">…</text:p>
      <text:p text:style-name="P47">&lt;<text:bookmark text:name="eow-title"/><text:span text:style-name="T66">Haddaway - What is love </text:span>&gt;</text:p>
      <text:p text:style-name="P58">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8">И всё же это был славный заплыв! Медитативный плеск волн, ласково греющее спину солнце, крик чаек настроили меня на философский лад. </text:p>
      <text:p text:style-name="P58">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8">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8">– Макс. – прервала ход моих мыслей пегаска. – Наш путь заканчивается. В Понивилле мы расстанемся. Ты ничего не хочешь сказать?</text:p>
      <text:p text:style-name="P58">– Что именно? – вопрос застал меня врасплох. Я прекратил грести и обернулся.</text:p>
      <text:p text:style-name="P58">– Ну… – пегаска смутилась. – Что у тебя на душе? Какие чувства? Ты правда совсем-совсем ничего не хочешь мне сказать?</text:p>
      <text:p text:style-name="P58">– Да вроде нет. Ни о чём не думал вообще.</text:p>
      <text:p text:style-name="P58">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8">– Значит, тебе нечего мне сказать? Тогда я скажу! Ты врёшь, что ни о чём не думал! Ты опять думал о ней!</text:p>
      <text:p text:style-name="P58">– О ком?</text:p>
      <text:p text:style-name="P58">–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8">Та-а-ак! Вот в чём дело, лягать меня в пузо! Пегаска ревнует! Какого хера? <text:span text:style-name="T76">Я не давал ей повода!</text:span></text:p>
      <text:p text:style-name="P58">– Это не твоё дело! – рявкнул я.</text:p>
      <text:p text:style-name="P58">– Ах, не моё?! Не моё после побега из центра Псинтела?! Не моё после обнимашек в фургоне?! Не моё после трассы 52?!! Ты… Ты…</text:p>
      <text:p text:style-name="P58">–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8">– Да пожалуйста! – пегаска топнула ногой. – Нет там для вас ничего полезного! Но раз уж ты это вспомнил — на здоровье! Я видела во сне человека! И о<text:span text:style-name="T76">н жил с пони! И они </text:span>офигенски <text:span text:style-name="T76">любили друг друга! И у них </text:span>был<text:span text:style-name="T76"> </text:span>офигенский <text:span text:style-name="T76">секс! </text:span>И это было круто!<text:span text:style-name="T76"> </text:span>А ты… Ты <text:span text:style-name="T12">— н</text:span>е такой! Ты не любишь пони!!!</text:p>
      <text:p text:style-name="P58">С каждой фразой пегаска всё сильнее топала ногой. Последнюю фразу она завершила сокрушительным фумикоми.</text:p>
      <text:p text:style-name="P58">КРАК!</text:p>
      <text:p text:style-name="P58"><text:soft-page-break/>– Ой! – пегаска поспешно отдёрнула ногу. Но было поздно.</text:p>
      <text:p text:style-name="P58">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8">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8">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8">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8">– Оставь меня в покое! Мне не нужна твоя помощь!!!</text:p>
      <text:p text:style-name="P58">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8">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8">Приволочив меня на берег, Дэш разжала зубы. Я успел перевернуться на спину, когда она со стоном повалилась на меня, раскинув крылья.</text:p>
      <text:p text:style-name="P58"><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8"><text:span text:style-name="T12">– </text:span>Выф-выф-вуф! <text:span text:style-name="T12">– </text:span>возразил я.</text:p>
      <text:p text:style-name="P58">Отпихнув от лица живот пегаски и выплюнув шерсть, я продолжил.</text:p>
      <text:p text:style-name="P58"><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8"><text:span text:style-name="T12">– </text:span>Бе-бе-бе! <text:span text:style-name="T12">– </text:span>устало передразнила меня Дэш. <text:span text:style-name="T12">– </text:span><text:span text:style-name="T25">Макс! Я </text:span><text:span text:style-name="T28">— </text:span><text:span text:style-name="T25">плохая пони, потому что хотела получить то, что мне не принадлежит.</text:span>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8">Я молчал, осмысливая услышанное. Злость ушла. Пришла печаль.</text:p>
      <text:p text:style-name="P58"><text:span text:style-name="T12">– </text:span>Дэш, я знаю. Просто не могу о ней забыть.</text:p>
      <text:p text:style-name="P58">Пегаска тяжело поднялась.</text:p>
      <text:p text:style-name="P58"><text:span text:style-name="T12">– </text:span>Везёт же некоторым. <text:span text:style-name="T12">– </text:span>пробормотала она, раскрывая крылья для просушки.</text:p>
      <text:p text:style-name="P58">…</text:p>
      <text:p text:style-name="P58"><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8"><text:soft-page-break/>Я сидел на песке, прижимаясь спиной к спине пегаски. Её распахнутые крылья защищали меня от ветра.</text:p>
      <text:p text:style-name="P58"><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6">– </text:span><text:span text:style-name="T36">Макс, ты весь дрожишь! Тебе надо просушить шерсть. </text:span>Снимай-ка одежду! <text:span text:style-name="T12">–</text:span> <text:span text:style-name="T1">с</text:span>командовала Дэш.</text:p>
      <text:p text:style-name="P1"><text:span text:style-name="T12">–</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Макс. Хочешь, верь, не хочешь — не верь. Нельзя сохнуть по аликорну! &lt;</text:span><text:span text:style-name="T26">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6">.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41">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7">– <text:span text:style-name="T1">Дэш… Ты же понимаешь, что я не люблю тебя?</text:span></text:p>
      <text:p text:style-name="P47">–<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ммм…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0">Seal – Amazing (Thin White Duke remix)</text:span>&gt;</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8"/>
      <text:h text:style-name="Heading_20_2" text:outline-level="2">16. <text:span text:style-name="T1">Понивилль. Фейс-контроль </text:span></text:h>
      <text:p text:style-name="P47">&lt;<text:span text:style-name="T60">Mothley Crue – Cickstart my heart</text:span>&gt;</text:p>
      <text:p text:style-name="P58">«<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8"/>
      <text:p text:style-name="P58">Я отложил стопку газет, принесенных пегаской.</text:p>
      <text:p text:style-name="P58"><text:span text:style-name="T12">–</text:span> Про меня таки забыли. Отлично.</text:p>
      <text:p text:style-name="P58"><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8"><text:span text:style-name="T12">–</text:span> Ого! Луна никак не уймется. Ладно, это её проблемы.</text:p>
      <text:p text:style-name="P58">К счастью, библиотека Понивилля располагалась на окраине. Пробраться туда под покровом сумерек было раз плюнуть.</text:p>
      <text:p text:style-name="P58"><text:span text:style-name="T12">– </text:span>Твайлайт, привет! Мы вернулись! <text:span text:style-name="T12">–</text:span> я захлопнул за собой дверь.</text:p>
      <text:p text:style-name="P58">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8">Ни слова ни говоря, Твайлайт отперла дверь в подвал и потащила меня за собой.</text:p>
      <text:p text:style-name="P58"><text:span text:style-name="T12">– К</text:span>АКОГО ХУЯ?!! Твайлайт, ёб твою понимать, ты чё творишь? <text:span text:style-name="T12">– </text:span>я вцепился в ручку двери.</text:p>
      <text:p text:style-name="P58"><text:span text:style-name="T12">– </text:span>Твайли, ты чего? <text:span text:style-name="T12">– </text:span>брыкалась Дэш. <text:span text:style-name="T12">– </text:span>Немедленно опусти меня на пол!</text:p>
      <text:p text:style-name="P58"><text:soft-page-break/><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8">ХРУСТЬ!</text:p>
      <text:p text:style-name="P58">Дверная ручка оторвалась с мясом и я продолжил низвержение в подвал.</text:p>
      <text:p text:style-name="P58"><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8">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8"><text:span text:style-name="T12">– </text:span>Не беспокойся, Макс-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8">Я молча дёргался, пытаясь сломать браслеты.</text:p>
      <text:p text:style-name="P58"><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8">Единорожка отвернулась к стеклянному шкафу и стала рыться в нём.</text:p>
      <text:p text:style-name="P58"><text:span text:style-name="T12">– </text:span>Где-то он тут был, я же клала его сюда на прошлой неделе, после эксперимента с тыквой!</text:p>
      <text:p text:style-name="P58">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8"><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8">Я снова распластался на столе, скованный браслетами. Твайлайт с безумными глазами склонилась надо мной. Рядом с ней парил скальпель.</text:p>
      <text:p text:style-name="P58"><text:span text:style-name="T12">– </text:span>Твайлайт, не смей! <text:span text:style-name="T12">– </text:span>хриплым от ужаса голосом прошептал я.</text:p>
      <text:p text:style-name="P58"><text:span text:style-name="T12">–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8">Скальпель с огромной скоростью метнулся ко мне.</text:p>
      <text:p text:style-name="P58"><text:span text:style-name="T12">– </text:span>А-А-А-А-А-А!</text:p>
      <text:p text:style-name="P58">Вжик-вжие-вжик!</text:p>
      <text:p text:style-name="P58">Лоскутья одежды полетели на пол. Я лежал на столе как новорождённый и орал соответственно.</text:p>
      <text:p text:style-name="P58"><text:span text:style-name="T12">– О</text:span>у! <text:span text:style-name="T76">Что-то новенькое! </text:span>Это надо задокументировать.</text:p>
      <text:p text:style-name="P58">Невесть откуда взявшийся фотоаппарат сделал несколько снимков моего естества в разных ракурсах.</text:p>
      <text:p text:style-name="P58"><text:span text:style-name="T12">– </text:span>Хрен-то тебе зачем? <text:span text:style-name="T12">– </text:span>с бессильной злостью спросил я. <text:span text:style-name="T12">– </text:span><text:span text:style-name="T76">Т</text:span>ы собираешься устроить филиал порнхаба для пони-извращенцев?</text:p>
      <text:p text:style-name="P58"><text:span text:style-name="T12">–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8"><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8"><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8"><text:span text:style-name="T12">– </text:span>А если попроще?</text:p>
      <text:p text:style-name="P58"><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8">Твайлайт вытащила воронку из аппарата и приставила её к моей груди. За воронкой к ящику тянулся толстый гофрированный шланг.</text:p>
      <text:p text:style-name="P58"><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8"><text:span text:style-name="T12">– М</text:span>агнетрон вводит в резонанс только частицы магического субстрата. Тебе не о чём волноваться.</text:p>
      <text:p text:style-name="P58">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8"><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8">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8"/>
      <text:p text:style-name="P48">***</text:p>
      <text:p text:style-name="P48"/>
      <text:p text:style-name="P58"><text:span text:style-name="T12">– </text:span>А-А-А-А-А-А!!! Бля!</text:p>
      <text:p text:style-name="P58">Мой полёт сквозь усыпанную звёздами сине-зелёную мглу закончился столкновением с чем-то мягким.</text:p>
      <text:p text:style-name="P58"><text:span text:style-name="T12">– </text:span>Сестра???</text:p>
      <text:p text:style-name="P58">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8"><text:span text:style-name="T12">– </text:span>А-А-А-А-А-А!!!</text:p>
      <text:p text:style-name="P58"/>
      <text:p text:style-name="P59">***</text:p>
      <text:p text:style-name="P59"/>
      <text:p text:style-name="P58">Две кляксы надо мной сформировались в Рэйнбоу Дэш и Твайлайт Спаркл. Пони озадаченно наблюдали за мной и тихо шушукались.</text:p>
      <text:p text:style-name="P58"><text:span text:style-name="T12">– </text:span>Никогда, слышишь, никогда больше не смей подымать меня...</text:p>
      <text:p text:style-name="P58"><text:span text:style-name="T12">– </text:span>Откуда я знала, что резонансное заклинание так среагирует на...</text:p>
      <text:p text:style-name="P58"><text:span text:style-name="T12">– М</text:span>акс? <text:span text:style-name="T12">– </text:span>пегаска заметила, что я открыл глаза. <text:span text:style-name="T12">– </text:span>Ты в порядке?</text:p>
      <text:p text:style-name="P58"><text:soft-page-break/>Я издал нечто среднее между брачным рёвом лося и стоном умирающего слона.</text:p>
      <text:p text:style-name="P58"><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8"><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8"/>
      <text:p text:style-name="P58">…</text:p>
      <text:p text:style-name="P58"/>
      <text:p text:style-name="P58">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8"><text:span text:style-name="T12">– </text:span>Итак, мы:</text:p>
      <text:p text:style-name="P58">а) Имеем резонаторные рубины для ускорителя.</text:p>
      <text:p text:style-name="P58">б) После исчезновения принцессы Селестиии, не имеем <text:s/>возможности контролировать усиленное ускорителем <text:s/>заклинание Индрэ.</text:p>
      <text:p text:style-name="P58">Это значит, что:</text:p>
      <text:p text:style-name="P58">а) Нам придётся пользоваться обычной версией заклинания. Вероятность успеха в этом случае я оцениваю как <text:s/>один к пяти.</text:p>
      <text:p text:style-name="P58">б) Или идти на большой риск и вызвать неконтролируемое усиленное заклинание.</text:p>
      <text:p text:style-name="P58">Во втором случае вероятность возникновения крупной энергомагической вспышки я оцениваю как один к трём.</text:p>
      <text:p text:style-name="P58"><text:span text:style-name="T12">– Н</text:span>е умничай! Чт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58"><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8"><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8">– Дорогая, каждый пони должен быть готов на всё во имя Эквестрии! Если, конечно, это не грязь под туалетным ковриком. – заявила Рэрити.</text:p>
      <text:p text:style-name="P58"><text:span text:style-name="T12">– </text:span>Ты хорошо подумала? <text:span text:style-name="T12">– н</text:span>ахмурилась Рэйнбоу Дэш. <text:span text:style-name="T12">– </text:span>В Эквестрии десятки таких городов, как Понивилль! Мы не можем махнуть на них крылом!</text:p>
      <text:p text:style-name="P58"><text:span text:style-name="T12">– </text:span>Тебе-то на Понивилль точно махать! <text:span text:style-name="T12">– </text:span>огрызнулась фермерша. <text:span text:style-name="T12">– Т</text:span>вой дом, поди, не зацепит.</text:p>
      <text:p text:style-name="P58"><text:span text:style-name="T12">– </text:span>Что ты сказала? А ну, повтори? <text:span text:style-name="T12">– </text:span>взвилась пегаска.</text:p>
      <text:p text:style-name="P58"><text:span text:style-name="T12">– </text:span>Не ссорьтесь, девчёнки. <text:span text:style-name="T12">– </text:span>встрял я. <text:span text:style-name="T12">– </text:span>Ничем рисковать не придётся. У меня есть другой вариант.</text:p>
      <text:p text:style-name="P58"><text:span text:style-name="T12">– </text:span>Ась?</text:p>
      <text:p text:style-name="P58"><text:span text:style-name="T12">– </text:span>Что?</text:p>
      <text:p text:style-name="P58"><text:span text:style-name="T12">– </text:span>Какой? <text:span text:style-name="T12">– </text:span>разом <text:span text:style-name="T12">о</text:span>бернулась ко мне компания.</text:p>
      <text:p text:style-name="P58"><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8"><text:soft-page-break/><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8"><text:span text:style-name="T12">– Л</text:span>ягать! <text:span text:style-name="T12">– </text:span>сморщилась Эпплджек. <text:span text:style-name="T12">– </text:span>У меня после ожерелья Честности в башке гудит, как после маковского сидра!</text:p>
      <text:p text:style-name="P58"><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8"><text:span text:style-name="T12">– </text:span>Рэр, иногда лучше жевать, чем говорить. Вот честно!</text:p>
      <text:p text:style-name="P58"><text:span text:style-name="T12">– </text:span>Как пожелаешь! Макс,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8"><text:span text:style-name="T12">– </text:span>Они лежали в нагрудном кармане рубашки.</text:p>
      <text:p text:style-name="P58">Твайлайт отвлеклась от доски.</text:p>
      <text:p text:style-name="P58"><text:span text:style-name="T12">– В р</text:span>убашке? Я послала вниз Спайка прибраться. Те лохмотья тлели после вспышки... Спа-а-айк!!!</text:p>
      <text:p text:style-name="P58">Дракончик поднялся по лестнице с веником в одной лапе и мусорным пакетом в другой. Он был весь перемазан сажей и что-то торопливо жевал.</text:p>
      <text:p text:style-name="P58"><text:span text:style-name="T12">– </text:span>Вот, прибрался малёхо. Но с потолка сажу ещё не успел счистить, там стремянка нужна.</text:p>
      <text:p text:style-name="P58"><text:span text:style-name="T12">– </text:span>Спайки-Вайки, не выкидывай одежду, пожалуйста. В ней должны быть рубины.</text:p>
      <text:p text:style-name="P58"><text:span text:style-name="T12">– </text:span>Какие ещё рубины? <text:span text:style-name="T12">– </text:span>переспросил Спайк и зажевал быстрее.</text:p>
      <text:p text:style-name="P58"><text:span text:style-name="T12">–</text:span> Резонаторные! <text:span text:style-name="T12">–</text:span> холодея, ответил я. <text:span text:style-name="T12">– </text:span>В кармане рубашки должны лежать четыре кристалла.</text:p>
      <text:p text:style-name="P58"><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32"/>
      <text:p text:style-name="P58">…</text:p>
      <text:p text:style-name="P58"/>
      <text:p text:style-name="P58"><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8"><text:span text:style-name="T12">– К</text:span>акой-то неправильный у Макса смех! <text:span text:style-name="T12">– </text:span>голос Пинки был еле слышен из-под наваленных на меня подушек. <text:span text:style-name="T12">– <text:s/></text:span>И, мне кажется, сам Макс сейчас немножечко неправильный. Правильно я говорю?</text:p>
      <text:p text:style-name="P58">Подушка отогнулась и в прямоугольнике света показалась голова Пинки.</text:p>
      <text:p text:style-name="P58"><text:span text:style-name="T12">– </text:span>Макс. Ты сейчас правильный, или нет?</text:p>
      <text:p text:style-name="P58"><text:span text:style-name="T12">– </text:span>Макс, ты как? Тебе уже лучше? <text:span text:style-name="T12">– </text:span>в прямоугольнике появилась голова Рэйнбоу Дэш.</text:p>
      <text:p text:style-name="P58"><text:span text:style-name="T12">– </text:span>Фигурально выражаясь, ты в себе? <text:span text:style-name="T12">– </text:span>вклинилась между ними Твайлайт Спаркл.</text:p>
      <text:p text:style-name="P58"><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8">Я отдышался. Поняхи участливо смотрели на меня, выискивая признаки успокоения.</text:p>
      <text:p text:style-name="P58"><text:span text:style-name="T12">– </text:span>Отпустите. Я уже правильный. <text:span text:style-name="T12">– </text:span>наконец произнёс я.</text:p>
      <text:p text:style-name="P58">Пинки, Дэш и Твайлайт слезли с горки подушек, наваленных на меня после эмоционального взрыва. Эпплджек встала с ног.</text:p>
      <text:p text:style-name="P58"><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8"><text:soft-page-break/><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8"><text:span text:style-name="T12">– </text:span>Спайк!!! Немедленно... <text:s/>сбегай в лавку к Кейкам за выпечкой! Нам всем нужно успокоиться.</text:p>
      <text:p text:style-name="P58"><text:span text:style-name="T12">– </text:span>Уже бегу!</text:p>
      <text:p text:style-name="P58"/>
      <text:p text:style-name="P59">***</text:p>
      <text:p text:style-name="P58"/>
      <text:p text:style-name="P58">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8"><text:span text:style-name="T12">– </text:span>Ты точно знаешь, что делаешь? <text:span text:style-name="T12">– </text:span>переспросила Эпплджек. <text:span text:style-name="T12">– </text:span>Мне бы не хотелось, чтоб от Понивилля остались одни головешки.</text:p>
      <text:p text:style-name="P58"><text:span text:style-name="T12">– </text:span>Не беспокойся, всё просчитано. Я уверена, я подчёркиваю, абсолютно уверена в безопасности эксперимента!</text:p>
      <text:p text:style-name="P58"><text:span text:style-name="T12">– </text:span>Ой, чего-то мне нехорошо становится, когда ты так говоришь...</text:p>
      <text:p text:style-name="P58"><text:span text:style-name="T12">– </text:span>Девочки, приготовились! Начинаю обратный отсчёт! Десять! Девять! Восемь! Семь!</text:p>
      <text:p text:style-name="P58">Гудение синхрофазотрона усилилось. Картинка у меня перед глазами поплыла.</text:p>
      <text:p text:style-name="P58"><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8">Картинка у меня перед глазами выключилась.</text:p>
      <text:p text:style-name="P58"/>
      <text:h text:style-name="Heading_20_2" text:outline-level="2">17. <text:span text:style-name="T1">Откровение</text:span></text:h>
      <text:p text:style-name="P47">&lt;<text:span text:style-name="T60">Mission Impossible theme</text:span>&gt;</text:p>
      <text:p text:style-name="P58">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8">Я вглядываюсь в него.</text:p>
      <text:p text:style-name="P58">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8">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8">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8">Я перехожу провал.</text:p>
      <text:p text:style-name="P58">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7"><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text:span><text:soft-page-break/><text:span text:style-name="T10">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78">магическая </text:span><text:span text:style-name="T10">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8">Я тяну ручку двери на верхней площадке. Сильный сквозняк чуть не сбивает меня с ног: ветер задувает в<text:span text:style-name="T76"> </text:span>покои Луны<text:span text:style-name="T76"> </text:span>через открытые балконные двери<text:span text:style-name="T76">.</text:span></text:p>
      <text:p text:style-name="P58">Мириады пульсирующих нитей сходятся к центру комнаты, где на матрасе лежит обтянутый шкурой скелет аликорна.</text:p>
      <text:p text:style-name="P58">Я осторожно пересекаю комнату и захлопываю двери на балкон.</text:p>
      <text:p text:style-name="P58"><text:span text:style-name="T12">– </text:span>А-а-а, ты всё-таки пришёл… <text:span text:style-name="T12">– </text:span>шелестит скрипучий голос за моей спиной.</text:p>
      <text:p text:style-name="P58">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8"><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8"><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8"><text:span text:style-name="T12">– </text:span>ТЫ НИЧЕГО НЕ УЗНАЕШЬ!!!</text:p>
      <text:p text:style-name="P58">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8"><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8">Луна закашливается едким смехом и отпивает из вазы, стоящей на полу рядом с матрацем.</text:p>
      <text:p text:style-name="P58"><text:span text:style-name="T12">– </text:span>Открой балкон. Мы призвали Найтмэр, чтобы подольше продержаться. Этой сучке из племени виндиго нужен ветер.</text:p>
      <text:p text:style-name="P58">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8"><text:span text:style-name="T12">– </text:span>Сожалеем, что не можем убить тебя.</text:p>
      <text:p text:style-name="P58">Обернувшись я встречаюсь с рогом аликорницы, нацеленным мне в грудь.</text:p>
      <text:p text:style-name="P58"><text:span text:style-name="T12">– </text:span>Твоё тело соткано из наваждения — Нам ли не знать! Мы всё ещё Владыка Снов.</text:p>
      <text:p text:style-name="P58">Я делаю шаг назад, на балкон. Луна трескуче смеётся и шагает следом.</text:p>
      <text:p text:style-name="P58"><text:span text:style-name="T12">– </text:span>Но что в Нашей власти — так это вышвырнуть тебя отсюда!</text:p>
      <text:p text:style-name="P58">Я снова отступаю. Как я помню, балкон метра три в ширину и без перил. И хоть я осознаю, что это сон, мне страшно до онемения.</text:p>
      <text:p text:style-name="P58"><text:soft-page-break/><text:span text:style-name="T12">– </text:span>Призвав тебя сюда, мы потратили последние силы. Которыми можно было поддерживать Эквестрию ещё долгие годы.</text:p>
      <text:p text:style-name="P58">Шаг назад.</text:p>
      <text:p text:style-name="P58"><text:span text:style-name="T12">– </text:span>Кимеринн погиб, чтобы ты жил.</text:p>
      <text:p text:style-name="P58">Шаг назад.</text:p>
      <text:p text:style-name="P58"><text:span text:style-name="T12">– </text:span>Сел осталась без магии и развоплотилась из-за тебя.</text:p>
      <text:p text:style-name="P58">Шаг назад.</text:p>
      <text:p text:style-name="P58"><text:span text:style-name="T12">– </text:span>Столько надежд впустую. И, как финальная насмешка, ты увидишь гибель всего, что Нам дорого?! Не бывать этому! ПОШЁЛ ВОН!!!</text:p>
      <text:p text:style-name="P58">Я мешкаю, не чувствуя под отступающей ногой опоры, и этого хватает, чтобы Луна в выпаде достала меня рогом.</text:p>
      <text:p text:style-name="P58">Магический разряд пронзает грудь сетью молний и вышвыривает меня с балкона. Луна — или Найтмэр Мун? — хохочет, видя моё падение.</text:p>
      <text:p text:style-name="P58">Я проваливаюсь в звёздную сине-зелёную мглу.</text:p>
      <text:p text:style-name="P58"/>
      <text:p text:style-name="P58">…</text:p>
      <text:p text:style-name="P47"/>
      <text:p text:style-name="P58">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8">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6">её </text:span>расплываются. Она исчезает, не дойдя до экрана.</text:p>
      <text:p text:style-name="P7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8">Ближе.</text:p>
      <text:p text:style-name="P58">Всем телом ощущаю дискомфорт от низкочастотной вибрации, как будто рядом проходит поезд.</text:p>
      <text:p text:style-name="P58">Ещё ближе.</text:p>
      <text:p text:style-name="P58">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8">Совсем близко.</text:p>
      <text:p text:style-name="P58">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8">Я ВИЖУ!!! ПРОКЛЯТЬЕ, КАК ВСЁ ПРОСТО!!!</text:p>
      <text:p text:style-name="P58">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8"><text:span text:style-name="T12">– </text:span>Ты ведь вернёшься? Не говори им, что увидел там! <text:span text:style-name="T12">– </text:span>жеребёнок машет в сторону экрана. Её голос слышится глухо, как через подушку.</text:p>
      <text:p text:style-name="P58">Я киваю ей в ответ. Мне понятно, почему.</text:p>
      <text:p text:style-name="P58"><text:span text:style-name="T12">– </text:span>Как тебя зовут, малышка? Я постараюсь найти тебя. Может быть, ещё не поздно.</text:p>
      <text:p text:style-name="P58"><text:soft-page-break/>Пегаска приветственно машет копытом.</text:p>
      <text:p text:style-name="P32"><text:span text:style-name="T42">– </text:span><text:span text:style-name="T32">Шейла! Шейла Блюскай! И я уже не малышка! </text:span><text:span text:style-name="T42">– </text:span><text:span text:style-name="T32">она тычет в кьютимарку в виде ластика, стирающего тучу. </text:span><text:span text:style-name="T12">&lt;</text:span>Макс находит её в Терре по кьютимарке на рюкзаке<text:span text:style-name="T12">&gt;</text:span></text:p>
      <text:p text:style-name="P58">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2"/>
      <text:p text:style-name="P59">***</text:p>
      <text:p text:style-name="P59"/>
      <text:p text:style-name="P1"><text:span text:style-name="T12">–</text:span> <text:span text:style-name="T1">Макс?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6">— </text:span><text:span text:style-name="T1">т</text:span>ы стал слишком бледный. Я решила прервать <text:span text:style-name="T1">заклинание</text:span>. Как ты себя…</text:p>
      <text:p text:style-name="P1"><text:span text:style-name="T46">–</text:span><text:span text:style-name="T36"> … чувствуешь, дорогая Рэрити?! Я могу чем-нибудь помочь? Вот, выпей воды! </text:span><text:span text:style-name="T46">–</text:span><text:span text:style-name="T36"> дракончик метался вокруг светлой единорожки, в волнении заламывая лапы.</text:span></text:p>
      <text:p text:style-name="P58">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8"><text:span text:style-name="T12">– </text:span>Ну что? Увидел что-нибудь, сахарок?</text:p>
      <text:p text:style-name="P58">Пони уставились на меня с надеждой.</text:p>
      <text:p text:style-name="P58"><text:span text:style-name="T12">– </text:span>Да.</text:p>
      <text:p text:style-name="P58">Откровение давило на психику как тонна кирпичей. Я не знал, что им сказать. Я не мог.</text:p>
      <text:p text:style-name="P58"><text:span text:style-name="T12">– П</text:span>ревосходно!</text:p>
      <text:p text:style-name="P58"><text:span text:style-name="T12">– </text:span>Это просто супер-дупер-здоровски-потрясно!</text:p>
      <text:p text:style-name="P58"><text:span text:style-name="T12">– </text:span>Йей!</text:p>
      <text:p text:style-name="P58"><text:span text:style-name="T12">– </text:span>Ю-ху!</text:p>
      <text:p text:style-name="P58"><text:span text:style-name="T12">– О</text:span>фигенно! Мы победили! Макс, ты молодец!</text:p>
      <text:p text:style-name="P58"><text:span text:style-name="T12">– </text:span>Замечательно! Секундочку, я приготовлю дневник…</text:p>
      <text:p text:style-name="P58">Восторг пони постепенно сменился ожиданием. Я молчал.</text:p>
      <text:p text:style-name="P58"><text:span text:style-name="T12">– </text:span>Э-м-м? И что же ты увидел? <text:span text:style-name="T12">– </text:span>не выдержала Твайлайт.</text:p>
      <text:p text:style-name="P58"><text:span text:style-name="T12">– </text:span>Я… не могу сказать.</text:p>
      <text:p text:style-name="P58">Ожидание сменилось недоумением. Рэйнбоу Дэш насмешливо скривила губы.</text:p>
      <text:p text:style-name="P58"><text:span text:style-name="T12">– </text:span>Да ладно! Кончай прикалываться, мы же ждём! Шутка зачлась!</text:p>
      <text:p text:style-name="P58"><text:span text:style-name="T12">– </text:span>Не могу!!!</text:p>
      <text:p text:style-name="P58"/>
      <text:p text:style-name="P58">…</text:p>
      <text:p text:style-name="P58"/>
      <text:p text:style-name="P58">Молчание прервала Эпплджек.</text:p>
      <text:p text:style-name="P58"><text:span text:style-name="T12">– </text:span>Сахарок, с тобой всё в порядке?</text:p>
      <text:p text:style-name="P58"><text:soft-page-break/>Дэш подошла ко мне вплотную, обняла мою голову и прижалась нос к носу.</text:p>
      <text:p text:style-name="P58"><text:span text:style-name="T12">– </text:span>Макс, ты чего? <text:span text:style-name="T12">– </text:span>прошептала она. <text:span text:style-name="T12">– </text:span>Тебя во сне кто-то заколдовал? Мигни мне правым глазом, если да.</text:p>
      <text:p text:style-name="P58">Я высвободился из объятий пегаски.</text:p>
      <text:p text:style-name="P58"><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8">Тишина сменилась гулом голосов. Пони вполголоса обсуждали ситуацию, посматривая на меня и почёсывая в затылках.</text:p>
      <text:p text:style-name="P58"><text:span text:style-name="T12">– </text:span>Конски яблоки! Вот это поворот! А мне так хотелось узнать, что за нечисть тут орудует!</text:p>
      <text:p text:style-name="P58"><text:span text:style-name="T12">–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8"><text:span text:style-name="T12">–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8"><text:span text:style-name="T12">– </text:span>Рэр, отвали!</text:p>
      <text:p text:style-name="P58"><text:span text:style-name="T12">– </text:span>Оу, какие страсти! Ладно-ладно, не сердись, дорогая, не мешаю!</text:p>
      <text:p text:style-name="P58"><text:span text:style-name="T12">–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8"><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8"><text:span text:style-name="T12">– </text:span>Стойте!</text:p>
      <text:p text:style-name="P58">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8"><text:span text:style-name="T12">– </text:span>Ага, вот! Нашла! Макс прав! В «Заклинании Последнего Шанса» есть такое! <text:span text:style-name="T12">– </text:span>единорожка принялась зачитывать отрывок.</text:p>
      <text:p text:style-name="P58">…</text:p>
      <text:p text:style-name="P58">«<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4">слишком громко думать. И сообщить способ спасения — означает его разрушить.</text:span>»</text:p>
      <text:p text:style-name="P58">…</text:p>
      <text:p text:style-name="P58"><text:span text:style-name="T12">– </text:span>Ты хочешь сказать, если Макс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8">Пегаска сжала голову копытами.</text:p>
      <text:p text:style-name="P58"><text:span text:style-name="T12">– </text:span>Это может быть случай так называемого «кота Шротингера». Никогда бы не подумала, что он мне встретится на практике!</text:p>
      <text:p text:style-name="P58">Твайлайт протёрла доску тряпочкой и нарисовала на ней коробку.</text:p>
      <text:p text:style-name="P58"><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8"><text:span text:style-name="T12">– </text:span><text:span text:style-name="T76">Допустим, кот бессмертен. Также допустим, что кот з</text:span>аколдован<text:span text:style-name="T76"> </text:span>отложенным <text:span text:style-name="T76">заклятие</text:span>м<text:span text:style-name="T76"> Стирания, которое сработает, если кто-то откроет ящик</text:span>. <text:span text:style-name="T76">То есть, п</text:span>ри открытии<text:span text:style-name="T76"> ящик</text:span>а<text:span text:style-name="T76"> кот исчезнет из </text:span>бытия<text:span text:style-name="T76"> </text:span>— его нет, и никогда не было.</text:p>
      <text:p text:style-name="P58"><text:span text:style-name="T12">– </text:span>Бедный котик. <text:span text:style-name="T12">– </text:span>прошептала Флаттершай.</text:p>
      <text:p text:style-name="P58"><text:soft-page-break/>Я насторожился, услышав знакомое заклинание.</text:p>
      <text:p text:style-name="P58"><text:span text:style-name="T12">– </text:span>Стой! Откуда тебе известно про заклинание Стирания?</text:p>
      <text:p text:style-name="P58"><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8"><text:span text:style-name="T12">– </text:span>Гм. Ну ладно, продолжай.</text:p>
      <text:p text:style-name="P58"><text:span text:style-name="T12">– </text:span>Так вот, по условию эксперимента известно, что вероятность того, что кто-то откроет ящик, ненулевая.</text:p>
      <text:p text:style-name="P58"><text:span text:style-name="T12">– </text:span>И что это означает, дорогая? <text:span text:style-name="T12">– </text:span>спросила Рэрити.</text:p>
      <text:p text:style-name="P58"><text:span text:style-name="T12">– </text:span>Это значит, что кто-нибудь когда-нибудь обязательно откроет его.</text:p>
      <text:p text:style-name="P58"><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58"><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8">Твайлайт прокашлялась, отпила из графина и продолжила.</text:p>
      <text:p text:style-name="P58"><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8">Пони молчали, переваривая информацию. Дэш с отсутствующим видом следила за пауком на потолке.</text:p>
      <text:p text:style-name="P58">Наконец Эпплджек сдвинула шляпу на лоб.</text:p>
      <text:p text:style-name="P58"><text:span text:style-name="T12">–</text:span> То есть, ты хочешь сказать, что мы все — навроде этого кота, а Макс боится открыть ящик? Чтоб мы не исчезли окончательно?</text:p>
      <text:p text:style-name="P58"><text:span text:style-name="T12">– </text:span>Нечто около того. Стар Свирл пишет, что разглашение способа спасения его же и разрушит. Иными словами, открывать ящик нельзя.</text:p>
      <text:p text:style-name="P58">Я поднял руку, прося слово. Пони обернулись на меня и затихли.</text:p>
      <text:p text:style-name="P58"><text:span text:style-name="T12">–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8">…</text:p>
      <text:p text:style-name="P58"><text:span text:style-name="T12">– </text:span>Лягать! <text:span text:style-name="T12">– </text:span>выругалась Дэш. <text:span text:style-name="T12">– </text:span>Значит, наши усилия по доставке резонаторов пошли лесом.</text:p>
      <text:p text:style-name="P58"><text:span text:style-name="T12">– </text:span>Не совсем. Мне таки удалось узнать, где искать Селестию.</text:p>
      <text:p text:style-name="P58">В библиотеке снова поднялся галдёж. Твайлайт подняла копыто.</text:p>
      <text:p text:style-name="P58"><text:span text:style-name="T12">– </text:span>Тихо! Спайк, будь добр, сбегай к Кейкам за выпечкой. Нам надо успокоиться. Макс, хоть про Селестию ты нам можешь рассказать?</text:p>
      <text:p text:style-name="P58"><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8"><text:span text:style-name="T12">– А </text:span>как ты узнал… <text:span text:style-name="T12">– </text:span>начала было единорожка, но её перебил напряжённый голос Спайка.</text:p>
      <text:p text:style-name="P58"><text:span text:style-name="T12">– </text:span>Твай! <text:span text:style-name="T12">– </text:span>дракончик стоял в дверях спиной к нам. <text:span text:style-name="T12">– </text:span>У нас гости.</text:p>
      <text:p text:style-name="P58">Спайк попятился назад. Дверь широко растворилась и в библиотеку вошла Луна.</text:p>
      <text:p text:style-name="P58"/>
      <text:h text:style-name="Heading_20_2" text:outline-level="2"><text:soft-page-break/>18. Поединок с Луной.</text:h>
      <text:p text:style-name="P58"/>
      <text:p text:style-name="P58">Дружный вздох прокатился по залу.</text:p>
      <text:p text:style-name="P58">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8"><text:span text:style-name="T12">– </text:span>Макс, беги!!!</text:p>
      <text:p text:style-name="P58">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8"><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8">Мы с пегаской застыли в синем левитационном поле и поплыли к Луне.</text:p>
      <text:p text:style-name="P58"><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8">Нас с Дэш обернуло лавандовое левитационное поле и мы полетели к библиотекарше.</text:p>
      <text:p text:style-name="P58"><text:span text:style-name="T12">–</text:span> Что? Мы не ослышались? ТЫ СМЕЕШЬ МЕШАТЬ НАМ?!!</text:p>
      <text:p text:style-name="P58">Нас опять потащило к Луне. Дэш подпёрла голову копытом и скорчила скучающую мину.</text:p>
      <text:p text:style-name="P58"><text:span text:style-name="T12">–</text:span> Мне очень жаль, Ваше Высочество, но Селестия назначила Макса МОИМ руководителем, и этот приказ НИКТО не отменял! Он МОЙ! <text:span text:style-name="T12">&lt;</text:span><text:span text:style-name="T25">Добавить в главы с Твайлайт её попытки заигрывания с Максом</text:span><text:span text:style-name="T12">&gt;</text:span></text:p>
      <text:p text:style-name="P58">В голосе лавандовой единорожки звучал металл. Мы опять полетели к Твайлайт.</text:p>
      <text:p text:style-name="P58"><text:span text:style-name="T12">–</text:span> ДОВОЛЬНО! НАМ НАДОЕЛА ЭТА НЕПОКОРНОСТЬ! ПОЗНАЙ ГНЕВ ПРИНЦЕССЫ НОЧИ!!!</text:p>
      <text:p text:style-name="P58"><text:span text:style-name="T12">–</text:span> Элементы! Аврал!!! Работаем!!!</text:p>
      <text:p text:style-name="P58">Ярко-фиолетовый луч разгневанной аликорницы столкнулся со щитом наспех мобилизованных Элементов <text:s/>Гармонии.</text:p>
      <text:p text:style-name="P58">Началась жара.</text:p>
      <text:p text:style-name="P58">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8">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8"><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8"><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8"><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8"><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8"><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8"><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8"><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8"><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8">Перед Луной возник ярко-фиолетовый шар, окутанный роем голубых искорок.</text:p>
      <text:p text:style-name="P58"><text:span text:style-name="T12">– О</text:span>хренеть! <text:span text:style-name="T12">– </text:span>чертыхнулся Спайк. <text:span text:style-name="T12">– </text:span><text:s/>Твай, она создаёт сферу стихий!</text:p>
      <text:p text:style-name="P58"><text:span text:style-name="T12">– </text:span>Вижу! <text:span text:style-name="T12">– </text:span>донёсся голос единорожки из-под потолка. <text:span text:style-name="T12">– </text:span>Задействовала план «Д»!</text:p>
      <text:p text:style-name="P58">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8"><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8">Дракончик пополз было к окну, но я придержал его за хвост.</text:p>
      <text:p text:style-name="P58"><text:span text:style-name="T12">– </text:span>Погоди. У меня есть вариант получше.</text:p>
      <text:p text:style-name="P58">Я вылез из-под шкафа и попрыгал на одной ноге в центр зала.</text:p>
      <text:p text:style-name="P58"><text:span text:style-name="T12">– </text:span>Стойте! Прекратите! Да остановитесь же!!!</text:p>
      <text:p text:style-name="P58">Аликорница и шестёрка уставились на меня.</text:p>
      <text:p text:style-name="P58"><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8"><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8"><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8"><text:span text:style-name="T12">– </text:span>Как ты её назвал? <text:span text:style-name="T12">– </text:span>отвалилась челюсть у аликорницы.</text:p>
      <text:p text:style-name="P58"><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8"><text:span text:style-name="T12">– </text:span>Что? <text:span text:style-name="T12">– </text:span>хором вскрикнули я с Луной.</text:p>
      <text:p text:style-name="P58">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8"><text:soft-page-break/>С громким треском они встретились у лестницы на верхний ярус.</text:p>
      <text:p text:style-name="P58">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8">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8">Этой малой частью сознания я отметил скрип двери и застенчивый голос:</text:p>
      <text:p text:style-name="P58"><text:span text:style-name="T12">– </text:span>Твайлайт, Дёрпи сказала, у тебя есть «Особенности поведения, питания и размножения приматов»? Я бы хотела её ненадолго… Ого!!!</text:p>
      <text:p text:style-name="P58">После долгой паузы тот же голос спросил:</text:p>
      <text:p text:style-name="P58"><text:span text:style-name="T12">– </text:span>Что тут случилось? Почему все висят в воздухе? И всё вот это?</text:p>
      <text:p text:style-name="P58">Голос Спайка откуда-то из подвала ответил:</text:p>
      <text:p text:style-name="P58"><text:span text:style-name="T12">– </text:span>Потому что Твайлайт остановила время. В радиусе девяти метров, как мне кажется. Или десяти.</text:p>
      <text:p text:style-name="P58"><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8"><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8">Наступило молчание. Потом донеслось всхлипывание единорожки-заучки.</text:p>
      <text:p text:style-name="P58"><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8"><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8"><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8">В мозгу раздалось мычание, как если бы кто-то хотел выругаться, но в через силу сдержался.</text:p>
      <text:p text:style-name="P58"><text:span text:style-name="T12">– </text:span>КТО ИЗ МАГОВ СЕЙЧАС ПРИСУТСТВУЕТ В БИБЛИОТЕКЕ ЗА ПРЕДЕЛАМИ ЗОНЫ СКОЛЛАПСИРОВАВШЕГО ВРЕМЕНИ?</text:p>
      <text:p text:style-name="P58">Молчание. Наконец голос Спайка произнёс:</text:p>
      <text:p text:style-name="P58"><text:span text:style-name="T12">– </text:span>Она имеет ввиду, кто из единорогов в библиотеке не попал в это сверхпрозрачное стекло? Ну же, не тушуйся!</text:p>
      <text:p text:style-name="P58">Послышался застенчивый голос.</text:p>
      <text:p text:style-name="P58"><text:span text:style-name="T12">– </text:span>Эмм, я вам подхожу?</text:p>
      <text:p text:style-name="P58"><text:span text:style-name="T12">– </text:span>КТО ТЫ?</text:p>
      <text:p text:style-name="P58"><text:span text:style-name="T12">– </text:span>Эмм, Лира Хартстрингс, единорог. Я не то, чтобы маг, моя специализация — музыка…</text:p>
      <text:p text:style-name="P58"><text:soft-page-break/><text:span text:style-name="T12">– </text:span>ГОДИТСЯ! ТЫ ВИДИШЬ ТОЧКУ СИНГУЛЯРНОСТИ?</text:p>
      <text:p text:style-name="P58"><text:span text:style-name="T12">– </text:span>Эмм?</text:p>
      <text:p text:style-name="P58">Голос Спайка пояснил:</text:p>
      <text:p text:style-name="P58"><text:span text:style-name="T12">– </text:span>Вон та яркая искорка над лестницей, у которой вся картинка искривляется.</text:p>
      <text:p text:style-name="P58"><text:span text:style-name="T12">– </text:span>Да! Вижу.</text:p>
      <text:p text:style-name="P58"><text:span text:style-name="T12">– </text:span>ТЕПЕРЬ ЛЕВИТИРУЙ ПРИМАТА В ТОЧКУ СИНГУЛЯРНОСТИ.</text:p>
      <text:p text:style-name="P58"><text:span text:style-name="T12">– </text:span>Чего?!! <text:span text:style-name="T12">– </text:span>возопило моё малое сознание.</text:p>
      <text:p text:style-name="P58"><text:span text:style-name="T12">– </text:span>Эмм… Зачем?</text:p>
      <text:p text:style-name="P58"><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8"><text:span text:style-name="T12">– </text:span>Вы даёте слово, что человеку не будет причинён вред? <text:span text:style-name="T12">– </text:span>голос Лиры обрёл непривычную твёрдость.</text:p>
      <text:p text:style-name="P58"><text:span text:style-name="T12">– </text:span>КАК ТЫ СМЕЕШЬ СОМНЕВАТЬСЯ В НАС, СВОЕЙ ПРИНЦЕССЕ?</text:p>
      <text:p text:style-name="P58"><text:span text:style-name="T12">– Я </text:span>не сомневаюсь в вас, Ваше Высочество… Потому и требую слова!</text:p>
      <text:p text:style-name="P58"><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8"><text:span text:style-name="T12">– </text:span>Ну, блядь, спасибо! <text:span text:style-name="T12">– </text:span>подумал я.</text:p>
      <text:p text:style-name="P58"><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8">Тишина… С громким хлопком торнадо исчезает, сознания воссоединяются, всё падает на пол. </text:p>
      <text:p text:style-name="P58"/>
      <text:p text:style-name="P58">…</text:p>
      <text:p text:style-name="P58"/>
      <text:p text:style-name="P58"><text:span text:style-name="T12">– </text:span>Буэ-э-э!</text:p>
      <text:p text:style-name="P58">То ли от воздействия сингулярности, то ли от того, что закружилась голова в торнадо, но меня буквально вывернуло наизнанку.</text:p>
      <text:p text:style-name="P58"><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8">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8"><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8">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8">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8"><text:soft-page-break/><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8">Просительные нотки контрастировали с привычным для Луны властным тоном. Аликорница присела на пол и устало опустила голову.</text:p>
      <text:p text:style-name="P58">Я кивнул ей примирительно.</text:p>
      <text:p text:style-name="P58"><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8"><text:span text:style-name="T12">– </text:span>Давай по-порядку. <text:span text:style-name="T12">– о</text:span>становила меня Луна. <text:span text:style-name="T12">– </text:span>С чего ты взял, что она в твоём мире?</text:p>
      <text:p text:style-name="P58">Я задумался. Как объяснить ей, не рассказывая основное? То, от чего весь мир остановится? Как описать частность, не раскрыв суть?</text:p>
      <text:p text:style-name="P58">Луна продолжила с горечью.</text:p>
      <text:p text:style-name="P58"><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8"><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8"><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Она не вернулась обратно.</text:p>
      <text:p text:style-name="P58">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8">Я со всей дури грохнул кулаком по ограждению балкона. Перила жалобно скрипнули. Луна всё поняла и кивнула.</text:p>
      <text:p text:style-name="P58"><text:span text:style-name="T12">– </text:span>Теперь ты понимаешь, почему Мы виним тебя в развоплощении сестры?</text:p>
      <text:p text:style-name="P58"><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8">Луна пристально взглянула на меня и понимающе склонила голову.</text:p>
      <text:p text:style-name="P58"><text:span text:style-name="T12">– </text:span>Мы знаем, иногда так бывает. Продолжай.</text:p>
      <text:p text:style-name="P58"><text:span text:style-name="T12">–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8"><text:span text:style-name="T12">– </text:span>Да, помним.</text:p>
      <text:p text:style-name="P58"><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8">В разговор встряла Твайлайт, до этого тихо стоявшая в сторонке.</text:p>
      <text:p text:style-name="P58"><text:span text:style-name="T12">–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8">Я вздохнул с облегчением. Твайлайт — умничка! Мне даже придумывать ничего не пришлось.</text:p>
      <text:p text:style-name="P58"><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8">Единорожка успокаивающе произнесла:</text:p>
      <text:p text:style-name="P58"><text:soft-page-break/><text:span text:style-name="T12">–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8">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8"><text:span text:style-name="T12">– </text:span>Ты что-то недоговариваешь. <text:span text:style-name="T12">– </text:span>шепнула о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8">Аликорница вернулась на место, воссоединившись с двойником.</text:p>
      <text:p text:style-name="P58"><text:span text:style-name="T12">– …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8"><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8">Единорожка задумалась.</text:p>
      <text:p text:style-name="P58"><text:span text:style-name="T12">–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8"><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58"><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8">Луна сморщила нос при этих словах, но всё же кивнула.</text:p>
      <text:p text:style-name="P58"><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8"><text:span text:style-name="T12">– </text:span>Я приглашу их. Они не откажутся.</text:p>
      <text:p text:style-name="P58"><text:span text:style-name="T12">– </text:span>Что ж, ещё одной проблемой меньше. Теперь нужно решить, как найти Сел. Кто-то должен отправиться за ней.</text:p>
      <text:p text:style-name="P58"><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8"><text:span text:style-name="T12">– </text:span>А если…</text:p>
      <text:p text:style-name="P58"><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8"><text:span text:style-name="T12">– </text:span>Остаётся ещё одна проблема. <text:span text:style-name="T12">– </text:span>тихо сказала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8"><text:soft-page-break/><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8">Единорожка вернулась в библиотеку. Некоторое время мы с Луной молча слушали звуки засыпающего Понивилля.</text:p>
      <text:p text:style-name="P58"><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8"><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8"><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8">Аликорница отвлеклась от воспоминаний.</text:p>
      <text:p text:style-name="P58"><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8"><text:span text:style-name="T12">– </text:span>Почему же ты не смогла найти меня с его помощью?</text:p>
      <text:p text:style-name="P58">Аликорница смутилась.</text:p>
      <text:p text:style-name="P58"><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8"><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8"><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58">Я присмотрелся к ночной принцессе. Что она знает о нас с Селли?</text:p>
      <text:p text:style-name="P58"><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8"><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8"><text:span text:style-name="T12">– </text:span>А также совместить приятное с полезным. <text:span text:style-name="T12">– </text:span>не удержался я.</text:p>
      <text:p text:style-name="P53">Луна бросила на меня тяжёлый взгляд.</text:p>
      <text:p text:style-name="P56"><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6">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3"><text:span text:style-name="T17">–</text:span> Тогда зачем она..?</text:p>
      <text:p text:style-name="P53"><text:soft-page-break/><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3">Меня как будто окатило ледяным душем. Не любовь и даже не дружба. Просто плата за услугу… Даже не дружба…</text:p>
      <text:p text:style-name="P53">Тревожная догадка окончательно сковала морозом душу.</text:p>
      <text:p text:style-name="P56"><text:span text:style-name="T18">–</text:span> А другие? Они тоже… давали мне потому, что считали меня последним шансом?</text:p>
      <text:p text:style-name="P56">У аликорницы отвалилась челюсть.</text:p>
      <text:p text:style-name="P56"><text:span text:style-name="T18">–</text:span> Другие? Кто ещё?<text:span text:style-name="T12"> </text:span>С кем ещё у тебя были… отношения?</text:p>
      <text:p text:style-name="P53"><text:span text:style-name="T17">–</text:span> С Рэйнбоу Дэш <text:span text:style-name="T17">–</text:span> ответил я несчастным голосом. <text:span text:style-name="T17">–</text:span> И, может быть, с Пинки.</text:p>
      <text:p text:style-name="P53"><text:span text:style-name="T17">–</text:span> А ты живчик. <text:span text:style-name="T17">–</text:span> удивлённо заметила Луна и нахмурилась. <text:span text:style-name="T17">–</text:span> Нет, про цель твоего пребывания тут известно только Нам, Сел, Дискорду и Твайлайт. Остальные действуют по своей воле и предпочтениям.</text:p>
      <text:p text:style-name="P53">Аликорница фыркнула.</text:p>
      <text:p text:style-name="P53"><text:span text:style-name="T17">– </text:span><text:span text:style-name="T71">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8">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8"><text:span text:style-name="T12">– </text:span>Макс,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58">Я благодарно взъерошил пегаске гриву. Уныние отступило.</text:p>
      <text:p text:style-name="P58"><text:span text:style-name="T12">– </text:span>Спасибо, Дэш. Ты настоящий друг.</text:p>
      <text:p text:style-name="P58"><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8">Я удивлённо воззрился на аликорницу.</text:p>
      <text:p text:style-name="P58"><text:span text:style-name="T12">– </text:span>Если отменить праздник, начнутся волнения. <text:span text:style-name="T12">– </text:span>ответила Луна на мой не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8">Я пожал плечами и спустился с пегаской вниз, к компании.</text:p>
      <text:p text:style-name="P58"/>
      <text:h text:style-name="P152" text:outline-level="2">19. <text:span text:style-name="T1">Лучший</text:span> Гранд Галопин<text:span text:style-name="T1">г</text:span> Гала <text:span text:style-name="T1">в истории</text:span></text:h>
      <text:p text:style-name="P83">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8"><text:span text:style-name="T12">– </text:span>Да что ж такое творится-то! Ни в жисть не поверю, что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8"><text:span text:style-name="T12">– </text:span>Какая жалость, что это всё из-за вампирского мира! <text:span text:style-name="T12">– </text:span>пробормотала Рэрити. <text:span text:style-name="T12">– </text:span>Самое время покупать землю под бутик.</text:p>
      <text:p text:style-name="P58"><text:soft-page-break/>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8">Тук-тук-тук!</text:p>
      <text:p text:style-name="P58"><text:span text:style-name="T12">– </text:span>Макс, ты тут? <text:span text:style-name="T12">–</text:span>Дэш просунула нос в дверь, не дожидаясь отклика. <text:span text:style-name="T12">– </text:span>Ага, вот ты где! Я с тобой!</text:p>
      <text:p text:style-name="P58">Она швырнула перемётные сумки мне на постель и пошла к выходу.</text:p>
      <text:p text:style-name="P58"><text:span text:style-name="T12">– </text:span>Ну, чего застрял? Пошли скорее, а то на хавчик опоздаем! <text:span text:style-name="T12">– </text:span>нетерпеливо обернулась пегаска.</text:p>
      <text:p text:style-name="P58">Я пожал плечами и пошёл следом. Бороться со стихией в лице Дэш было трудновато. Да и незачем.</text:p>
      <text:p text:style-name="P58"/>
      <text:p text:style-name="P47">…</text:p>
      <text:p text:style-name="P47"/>
      <text:p text:style-name="P58">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8"><text:span text:style-name="T12">– </text:span>Располагайтесь. <text:span text:style-name="T12">– </text:span>кивнула нам Луна.</text:p>
      <text:p text:style-name="P58">«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58"><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58">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58"><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8">Я мило улыбнулся ей в ответ, закинул в рот пучок петрушки и ответил.</text:p>
      <text:p text:style-name="P58"><text:span text:style-name="T12">– </text:span>А ты первая на моей памяти лошадь, умеющая магичить.</text:p>
      <text:p text:style-name="P58">Луна нахмурилась, но потом луч озарения коснулся её мордочки.</text:p>
      <text:p text:style-name="P47">– П<text:span text:style-name="T1">ризнаём, Мы были несправедливы к тебе. Как Нам тебя называть?</text:span></text:p>
      <text:p text:style-name="P58">Я выплюнул петрушку и взял кусок рыбы.</text:p>
      <text:p text:style-name="P47">– <text:span text:style-name="T1">Человеком. Во множественном числе мы — люди. Хотя множественная форма тебе не понадобится, принцесса.</text:span></text:p>
      <text:p text:style-name="P58">Все расселись по местам, когда с дальнего конца стола раздался звонкий голосок.</text:p>
      <text:p text:style-name="P47">– <text:span text:style-name="T1">Эй, а туточки одно место пустует! Можно его займёт Гамми?</text:span></text:p>
      <text:p text:style-name="P47"><text:span text:style-name="T1">– Нет, Пинки. </text:span>– <text:span text:style-name="T1">ответила Луна. </text:span>– <text:span text:style-name="T1">Мы ждём ещё одного гостя.</text:span></text:p>
      <text:p text:style-name="P58">– А если он не придёт, тогда можно?</text:p>
      <text:p text:style-name="P58">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text:soft-page-break/>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8">– Эй! Это моя шляпа! – возмутилась фермерша.</text:p>
      <text:p text:style-name="P58">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8">– Прекрати паясничать! – негромко сказала Луна.</text:p>
      <text:p text:style-name="P58">– Я не хотел… Тут мышь… – мои уши загорались медленно, но неотвратимо.</text:p>
      <text:p text:style-name="P58">– Мы не тебе. – так же тихо произнесла аликорница.</text:p>
      <text:p text:style-name="P58">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8">–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8">– Перестань, Дискорд. – устало ответила Луна. – Фиглярство вызывает улыбку только первые пару сотен лет.</text:p>
      <text:p text:style-name="P58">– Говори только за себя, дражайшая! Я, наоборот, только вхожу во вкус!</text:p>
      <text:p text:style-name="P58">Драконикус принялся жадно есть брюкву и заткнулся.</text:p>
      <text:p text:style-name="P58">Аликорница обвела присутствующих долгим взглядом и начала.</text:p>
      <text:p text:style-name="P58">–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8">– Прибыл к нам, ага. А я-то думал, Селли сама на нашу голову вытащила эту обезьяну из мухосранска. – прочавкал сам себе Дискорд.</text:p>
      <text:p text:style-name="P58">– Макс берётся отыскать Селестию. И наша задача — помочь ему в этом! – с нажимом произнесла Луна, ни на кого не глядя.</text:p>
      <text:p text:style-name="P58">–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8">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8">– Я полностью в вашем распоряжении, Ваше Высочество! Думаю, мои друзья меня поддержат! – отчеканила Твайлайт.</text:p>
      <text:p text:style-name="P58">Шестёрка пони отозвалась невнятным мычанием.</text:p>
      <text:p text:style-name="P58">–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8">– С этой же просьбой Мы обращаемся к тебе, <text:span text:style-name="T25">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8">–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8">–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8">– Эталоном? Для всехпони? Всегда говорила? – Дискорд принял задумчивую позу, стреляя глазами по сторонам.</text:p>
      <text:p text:style-name="P58"><text:soft-page-break/>–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8">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8">– Мы думаем, она была права!</text:p>
      <text:p text:style-name="P58">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8">– Ну, это… Если светоч, то конечно… А как же! Я всегда знал, что я светоч!.. А для Элементов Гармонии я тоже светоч?</text:p>
      <text:p text:style-name="P58">– Разумеется! – заверила его Луна, изо всех сил моргая шестёрке.</text:p>
      <text:p text:style-name="P58">– Светоч, светоч! – вразнобой подтвердили пони. Пожалуй, Флаттершай даже не врала.</text:p>
      <text:p text:style-name="P58">–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8">– Ффух! – шумно выдохнула Луна. – Спасибо вам, Наши дорогие, вы Нам очень помогли!</text:p>
      <text:p text:style-name="P58">– Но мы же ничего не сделали! – запротестовала Эпплджек.</text:p>
      <text:p text:style-name="P58">–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8"/>
      <text:p text:style-name="P58">…</text:p>
      <text:p text:style-name="P58"/>
      <text:p text:style-name="P58">Безмолвными тенями скользнули лакеи и унесли блюда. На освободившемся столе Луна расстелила свиток с записями.</text:p>
      <text:p text:style-name="P58">– Теперь, мои маленькие пони, Мы должны просить вас ещё об одной услуге.</text:p>
      <text:p text:style-name="P58">Странно и непривычно было видеть принцессу ночи сконфуженной.</text:p>
      <text:p text:style-name="P58">–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8">При этих словах пони стали прятать глаза, а Дэш фейсхуфнула.</text:p>
      <text:p text:style-name="P58">–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8">–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8">–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8">Флаттершай закрыла голову копытами.</text:p>
      <text:p text:style-name="P58"><text:soft-page-break/></text:p>
      <text:p text:style-name="P48">***</text:p>
      <text:p text:style-name="P47"/>
      <text:p text:style-name="P58">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8">– Я верю в вас только потому, что ты об этом попросила. – наконец, начал я. – Тогда, в метель.</text:p>
      <text:p text:style-name="P58">Аликорница кивнула.</text:p>
      <text:p text:style-name="P58">– Потому что у меня больше нет других причин верить в дружбомагию. После того, что рассказала Луна.</text:p>
      <text:p text:style-name="P58">Аликорница сникла.</text:p>
      <text:p text:style-name="P58">– Она ведь правду сказала? То свидание ночью было всего лишь платой? Авансом?</text:p>
      <text:p text:style-name="P58">Селестия грустно кивнула и отвернулась.</text:p>
      <text:p text:style-name="P58">– Выходит, я для тебя был тем же, чем сейчас Дискорд для Луны? С тем отличием, что ты не нашла способ «отмазаться»?</text:p>
      <text:p text:style-name="P58">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8">Заросли можжевельника раздвинулись, пропуская синюю единорожку.</text:p>
      <text:p text:style-name="P58">– Привет!</text:p>
      <text:p text:style-name="P58">Я молча смотрел сквозь неё, привалившись спиной к валуну. Мне хотелось побыть одному.</text:p>
      <text:p text:style-name="P58">– Привет, говорю! Я видела, как ты залазил сюда. Классное местечко!</text:p>
      <text:p text:style-name="P58">– Привет, Индиго.</text:p>
      <text:p text:style-name="P58">– Что-то на тебе лица нет. Ты бледнее болотной поганки из Вечнодикого леса. Что-то случилось?</text:p>
      <text:p text:style-name="P58">– Случилось, Индиго. За то время, что мы не виделись, случилось очень многое.</text:p>
      <text:p text:style-name="P58">– Так это ж здорово! Я люблю, когда что-нибудь случается! Иначе скучно. А ты? Расскажи! Ты нашёл Шейлу?</text:p>
      <text:p text:style-name="P58">– Нашёл.</text:p>
      <text:p text:style-name="P58">– Вау! А принцессу Селестию?</text:p>
      <text:p text:style-name="P58">– Селестию тоже.</text:p>
      <text:p text:style-name="P58">– Круто! А где они? Они скоро вернутся?</text:p>
      <text:p text:style-name="P58">– Они не вернутся.</text:p>
      <text:p text:style-name="P58">Индиго перестала улыбаться. Тревога отразилась на её мордочке.</text:p>
      <text:p text:style-name="P58">– Почему?</text:p>
      <text:p text:style-name="P58">– Они там, откуда нет возврата.</text:p>
      <text:p text:style-name="P58">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8">Индиго молча села возле меня. Потом она всхлипнула. Потом тяжело вздохнула.</text:p>
      <text:p text:style-name="P58">– Пожалуйста, скажи мне, что с ними.</text:p>
      <text:p text:style-name="P58">Я оторвался от валуна, склонился над ней и тихонько прошептал ей в ухо:</text:p>
      <text:p text:style-name="P58"><text:soft-page-break/>– Если я скажу, ты исчезнешь. Это такое проклятие. Отправишься вслед за ними. Мне бы этого не хотелось. Ты нужна здесь.</text:p>
      <text:p text:style-name="P58">Индиго хмуро взглянула на меня.</text:p>
      <text:p text:style-name="P58">–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8">Я ласково потрепал её по головке.</text:p>
      <text:p text:style-name="P58">–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8">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8">– Индиго, ты в Гранд Галопинг Гала когда-нибудь участвовала?</text:p>
      <text:p text:style-name="P58">– А то! В прошлом году па взял меня с собой на Гала. Он стоял в охране, а я пробралась внутрь и наблюдала за всем из-за занавески.</text:p>
      <text:p text:style-name="P58">– То есть, ты помнишь, как там всё устроено и что должно происходить?</text:p>
      <text:p text:style-name="P58">– Агась!</text:p>
      <text:p text:style-name="P58">–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8">– Вау! Круто!</text:p>
      <text:p text:style-name="P58">Единорожка в восторге <text:s/>запрыгала на месте.</text:p>
      <text:p text:style-name="P58">–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8">Кобылка остановилась и обняла меня за шею.</text:p>
      <text:p text:style-name="P58">– Спасибки! Тока ж ты на праздник придёшь? Обещаешь? Пожалуйста-пожалуйста-пожалуйста!</text:p>
      <text:p text:style-name="P58">– Обещаю.</text:p>
      <text:p text:style-name="P58">Единорожка умчалась с победным «ю-ху-у-у!».</text:p>
      <text:p text:style-name="P58">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8">В серебряной коробке вместо книги лежал одинокий листок бумаги.</text:p>
      <text:p text:style-name="P67"/>
      <text:p text:style-name="P67">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7">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7">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text:soft-page-break/>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7">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7">До встречи!</text:p>
      <text:p text:style-name="P67"/>
      <text:p text:style-name="P58">– Селли-Селли… Ну почему ты такая… – пробормотал я сквозь слёзы.</text:p>
      <text:p text:style-name="P58"/>
      <text:p text:style-name="P59">***</text:p>
      <text:p text:style-name="P83">INXS – Suicide blonde</text:p>
      <text:p text:style-name="P58">«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8">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8">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8">–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8">–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8">–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8">– А моя часть будет в самом конце. – вздохнул третий голосок. – Если мы до него досидим. Лично мне уже надоело. Скучно.</text:p>
      <text:p text:style-name="P58">–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8"><text:soft-page-break/>– Всё равно Норф был круче. – пробормотал голос Индиго. – Он Кинга раза три уделывал на «Королеве Лорен».</text:p>
      <text:p text:style-name="P58">– Скоро начнётся! Я слышу свисток Вондерболтов! – перебил голос Санни – Бежим на смотровую площадку!</text:p>
      <text:p text:style-name="P58">– Кто первый добежит, тот… эмм…</text:p>
      <text:p text:style-name="P58">– Суперсветоч!</text:p>
      <text:p text:style-name="P58">– Агась! Галагалоперы, вперёд!</text:p>
      <text:p text:style-name="P58">– Йей!!!</text:p>
      <text:p text:style-name="P58">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8">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8">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8">…</text:p>
      <text:p text:style-name="P58">– Это она! Она!!!</text:p>
      <text:p text:style-name="P58">– Наша принцесса! Наше солнце!</text:p>
      <text:p text:style-name="P58">– Она вернётся!</text:p>
      <text:p text:style-name="P58">– А то! Я всем говорил! Мне никто не верил! Никто!!!</text:p>
      <text:p text:style-name="P58">– Дайте мне вас обнять, дорогой друг!</text:p>
      <text:p text:style-name="P58">…</text:p>
      <text:p text:style-name="P58">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7">&lt;<text:span text:style-name="T72">Ace Enders – million different people</text:span>&gt;</text:p>
      <text:p text:style-name="P58">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8">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text:soft-page-break/>незримой магией, побуждая <text:span text:style-name="T29">усесться поудобнее там, где стоишь, и слушать-слушать-слушать (танцевать?)</text:span>.</text:p>
      <text:p text:style-name="P58">…</text:p>
      <text:p text:style-name="P58">Музыкальный транс прервался цоканьем копыт по парковой дорожке. Две фигуры устало брели прочь от замка, тихо переговариваясь.</text:p>
      <text:p text:style-name="P58">– Ужель обязательно лично приветствовать каждого пони? Сестра разбаловала их. Это так утомляет!</text:p>
      <text:p text:style-name="P58">–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8">–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8">Луна с Твайлайт остановились прямо у колонны, за которой сидел я, прислонившись к прохладному мрамору с надписью «з<text:span text:style-name="T82">д</text:span>ЕсЬ БЫл <text:span text:style-name="T83">д</text:span>ИскОр<text:span text:style-name="T81">Д</text:span>».</text:p>
      <text:p text:style-name="P58">–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8">–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8">–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8">В саду прозвенел гонг. Музыка умолкла и в наступившей тишине звонкий голосок объявил в потрескивающий микрофон:</text:p>
      <text:p text:style-name="P58">–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8">Последняя фраза утонула в свисте и восторжённом топоте копыт. Твайлайт вздохнула.</text:p>
      <text:p text:style-name="P58">–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8">Твайлайт побрела по дорожке к освещённой террасе. Луна проводила её взглядом. Затем она со смешком обратилась в пространство:</text:p>
      <text:p text:style-name="P58">– Скрываться за колонной — плохая идея. Если хочешь, чтобы тебя не раскрыли, прячься так, чтобы не было видно твоей тени.</text:p>
      <text:p text:style-name="P58">– А кто прячется-то? – я встал и вышел к Луне. – Слушал себе музыку, пока вы не подошли. Классно играют!</text:p>
      <text:p text:style-name="P58">Луна кивнула.</text:p>
      <text:p text:style-name="P58">–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8"><text:soft-page-break/>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8">– А-а-а, дражайший принц? – любезнейше приветствовала франта Луна – Как ваше драгоценное здоровье? Как поживает ваш кузён Хавтиноуз?</text:p>
      <text:p text:style-name="P58">Принц позеленел, промычал нечто нечленораздельное и дал знак носильщикам двигаться дальше.</text:p>
      <text:p text:style-name="P58">Во дворце, вручив мне небольшую тяжёлую шкатулку серебряной окантовки с хрустальным шаром , Луна с некоторым смущением сообщила:</text:p>
      <text:p text:style-name="P58">–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8">Она что, блядь, издевается?</text:p>
      <text:p text:style-name="P58">– Да хрен там! Какие перья? Ты же сама сказала, отношения были чисто деловыми. По крайней мере, с её стороны.</text:p>
      <text:p text:style-name="P58">Луна продолжила с каменным выражением лица.</text:p>
      <text:p text:style-name="P58">– Если же нет, поднимись в её башню и разыщи перо или волос в её постели. После чего помести это в компас. Всё.</text:p>
      <text:p text:style-name="P58">Аликорница отвернулась. Я пошёл к выходу.</text:p>
      <text:p text:style-name="P58">– Иногда деловые отношения служат прикрытием для… чего-то большего. Но смертным это трудно понять.</text:p>
      <text:p text:style-name="P58">Я обернулся. Аликорница смотрела в окно на первый заезд «Небес Эквестрии», не удостаивая меня вниманием.</text:p>
      <text:p text:style-name="P58">Не гребу я этих аликорнов!</text:p>
      <text:p text:style-name="P47"/>
      <text:p text:style-name="P59">***</text:p>
      <text:p text:style-name="P58"/>
      <text:p text:style-name="P58">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8">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8">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8">Чувствуя себя грабителем, я вошёл в комнату и осмотрел футон.</text:p>
      <text:p text:style-name="P58">Фиг там! Было такое впечатление, что последние недели на нём никто не спал. Ни складочки, ни вмятинки, ни волоска, ни пылинки.</text:p>
      <text:p text:style-name="P58">Я окинул взглядом комнату. Взор упал на гардероб у стенки. Вот где можно найти перо или волос!</text:p>
      <text:p text:style-name="P58">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8">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4"></text:span><text:span text:style-name="T85"> сидел, прислонившись к стенке. Оранжевая лампочка по прежнему горела на налобнике.</text:span></text:p>
      <text:p text:style-name="P58"><text:soft-page-break/>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8">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8">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8">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8">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8">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8">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8"/>
      <text:p text:style-name="P59">***</text:p>
      <text:p text:style-name="P58"/>
      <text:p text:style-name="P58">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8">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8">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8">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8">«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8">Рычаг заклинило. Блядь!!!</text:p>
      <text:p text:style-name="P58">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8"><text:soft-page-break/>Я что есть мочи дёрнул ручку на себя.</text:p>
      <text:p text:style-name="P58">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8"/>
      <text:p text:style-name="P58">…</text:p>
      <text:p text:style-name="P58"/>
      <text:p text:style-name="P58">«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8">Замок.</text:p>
      <text:p text:style-name="P58">Блядь, что с замком?!</text:p>
      <text:p text:style-name="P58">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8">Я надавил на рычаг вертикальной тяги и колесница плавно скользнула вниз. Ха, теперь-то я понял, в чём дело! Замок висел в воздухе!</text:p>
      <text:p text:style-name="P58">Блядь… Замок висел в воздухе?!!</text:p>
      <text:p text:style-name="P58">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8">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8">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8">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8">Я пробежал комнату насквозь и кинулся к выходу.</text:p>
      <text:p text:style-name="P58">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8">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8">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8">За моей спиной раздался механический голос.</text:p>
      <text:p text:style-name="P58"><text:soft-page-break/>– <text:span text:style-name="T86">Зафиксирована опасная ситуация. Сознание пациента </text:span><text:span text:style-name="T87">&lt;</text:span><text:span text:style-name="T86">Селестия</text:span><text:span text:style-name="T87">&gt;</text:span><text:span text:style-name="T86"> не регистрируется. Активируется протокол экстренной эвакуации пациента </text:span><text:span text:style-name="T87">&lt;</text:span><text:span text:style-name="T86">Селестия</text:span><text:span text:style-name="T87">&gt;</text:span><text:span text:style-name="T86"> к </text:span><text:span text:style-name="T87">&lt;</text:span><text:span text:style-name="T86">Луна</text:span><text:span text:style-name="T87">&gt;</text:span><text:span text:style-name="T86">.</text:span></text:p>
      <text:p text:style-name="P58">Я обернулся.</text:p>
      <text:p text:style-name="P58">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8">БЛЯ!!!</text:p>
      <text:p text:style-name="P58">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8">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8">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8">–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8">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8"/>
      <text:p text:style-name="P58">…</text:p>
      <text:p text:style-name="P58"/>
      <text:p text:style-name="P58">– Что сиё значит, человек?!</text:p>
      <text:p text:style-name="P58">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8">– Мнэ-э-э. – в этот момент даже козлиное блеяние было для меня верхом геройства.</text:p>
      <text:p text:style-name="P58">Подымая тучи пыли, с грохотом обрушилась в провал башня Селестии. Луна с отвалившейся челюстью наблюдала за действом в окно.</text:p>
      <text:p text:style-name="P58">– Что… Что это за дискордовщина?!</text:p>
      <text:p text:style-name="P58">Луна глянула в противоположное окно.</text:p>
      <text:p text:style-name="P58">– А куда делась Наша башня?!! – на аликорницу было жалко смотреть.</text:p>
      <text:p text:style-name="P58">– Она внизу. – промямлил я. <text:s/>Чтобы легче было дышать, я оттянул галстук от горла.</text:p>
      <text:p text:style-name="P58">– В каком ещё низу???</text:p>
      <text:p text:style-name="P58">– Ну… внизу. С остальным Кантерлотом… – я чувствовал себя дебилом.</text:p>
      <text:p text:style-name="P58">Аликорница молча взвилась в воздух и вылетела наружу. Через минуту вернулась.</text:p>
      <text:p text:style-name="P58">– Мы приняли решение! Бал закрывается!</text:p>
      <text:p text:style-name="P58"/>
      <text:h text:style-name="Heading_20_2" text:outline-level="2">20. <text:span text:style-name="T1">Осколки</text:span></text:h>
      <text:p text:style-name="P86">Electric Light Orchestra – Sorrow about to fall</text:p>
      <text:p text:style-name="P58">Скалу ощутимо тряхнуло. Грибной суп выплеснулся из супницы на стол.</text:p>
      <text:p text:style-name="P58"><text:soft-page-break/>– Четвёртый день уж волокут. Могли бы и научиться наконец-то. – проворчала Эпплджек с набитым ртом.</text:p>
      <text:p text:style-name="P58">Прямо перед нами маячила «Конкордия». Трёхмильный канат соединял её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8">– Девочки, под нами Понивилль! – захлопала копытами Рэрити. – Узнаю свой бутик!</text:p>
      <text:p text:style-name="P58">Да, с утёса открылся городок, очертаниями повторяющий карту Понивилля.</text:p>
      <text:p text:style-name="P58">– Эй-Джей, гляди, твоя ферма! – Дэш указала на ряды деревьев на окраине городка.</text:p>
      <text:p text:style-name="P58">– Агась, она! – кивнула фермерша. – А это значит, скоро приедем.</text:p>
      <text:p text:style-name="P58">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8"/>
      <text:p text:style-name="P58">…</text:p>
      <text:p text:style-name="P58"/>
      <text:p text:style-name="P58">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8">– Итак, на рассвете мы достигнем цели. Надеюсь, все помнят план действий. Мы высаживаемся группой у входа и…</text:p>
      <text:p text:style-name="P58">– Прячемся?</text:p>
      <text:p text:style-name="P58">– Дерёмся с пландерсидами?</text:p>
      <text:p text:style-name="P58">– Создаём магическое убежище?</text:p>
      <text:p text:style-name="P58">– Нет!</text:p>
      <text:p text:style-name="P58">Луна поднесла копыто ко рту и прокашлялась.</text:p>
      <text:p text:style-name="P58">–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8">Я вспомнил, как мы драпали из замка, но промолчал.</text:p>
      <text:p text:style-name="P58">–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8">– По возвращению человек отыщет Сестру с помощью компаса, что Мы приготовили для него. Ты активировал компас, человек?</text:p>
      <text:p text:style-name="P58">Я продемонстрировал ночной принцессе шкатулку с беспорядочно мечущейся стрелкой.</text:p>
      <text:p text:style-name="P58"><text:soft-page-break/>– Чудесно!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text:p>
      <text:p text:style-name="P58"/>
      <text:p text:style-name="P58"/>
      <text:p text:style-name="P58"/>
      <text:p text:style-name="P58"/>
      <text:p text:style-name="P58"/>
      <text:p text:style-name="P58"/>
      <text:p text:style-name="P58"/>
      <text:p text:style-name="P58"/>
      <text:p text:style-name="P58">– Не кажется ли тебе, дражайшая, что ты забыла об одной незначительной детали? – встрял Дискорд. – <text:s/>Совсем незначительной, вот такусенькой?</text:p>
      <text:p text:style-name="P58">– Какой же? – нахмурилась Луна. – Ты изменяешь условия сделки?</text:p>
      <text:p text:style-name="P58">–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8">Драконикус для наглядности плюнул. Плевок затормозил у потолка, изменил направление на девяносто градусов и вылетел в окно.</text:p>
      <text:p text:style-name="P58">–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8">– Гм! Изначально Мы полагали, что Сестра сама откроет коридор в Эквестрию.</text:p>
      <text:p text:style-name="P58">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32">–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8">–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8">Луна нахмурилась.</text:p>
      <text:p text:style-name="P58">– Мы видим, у тебя уже есть готовое решение. Говори.</text:p>
      <text:p text:style-name="P58">–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8">Луна скосила глаза на меня в немом вопросе. <text:s/>Я не увидел ответную мимику Дискорда — он сидел ко мне полубоком.</text:p>
      <text:p text:style-name="P58">–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oft-page-break/><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8">– Придётся действовать по твоему плану. У нас нет времени.</text:p>
      <text:p text:style-name="P58">Дискорд взглянул в газету.</text:p>
      <text:p text:style-name="P58">–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8">Драконикус отвлёкся от приятных мыслей и направился к выходу. За ним потянулись и остальные.</text:p>
      <text:p text:style-name="P58">Я подождал, пока все выйдут и подобрал с пола оброненную Дискордом газету.</text:p>
      <text:p text:style-name="P47"><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1"/>
      <text:p text:style-name="P48">***</text:p>
      <text:p text:style-name="P47"/>
      <text:p text:style-name="P58">Сумерки укутывали землю пушистым одеялом. Мы сидели на парковой дорожке, выходящей к обрыву, и любовались проплывающим внизу лесом.</text:p>
      <text:p text:style-name="P58">…</text:p>
      <text:p text:style-name="P1"><text:span text:style-name="T42">–</text:span><text:span text:style-name="T32"> Ну хорошо, а кто вами правит? Аликорн? Драконикус? Какой-нибудь человек с рогом во лбу? Или у вас нет правителя?</text:span></text:p>
      <text:p text:style-name="P41"><text:span text:style-name="T12">–</text:span> Нет, почему? Правитель есть. Только он не постоянный. Его избирают. Раз в несколько лет.</text:p>
      <text:p text:style-name="P47">–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7">–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8">Пегаска задумалась.</text:p>
      <text:p text:style-name="P58">– Макс?</text:p>
      <text:p text:style-name="P58">– Да?</text:p>
      <text:p text:style-name="P58">–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8">Я почесал пегаску у основания гривы и объяснил:</text:p>
      <text:p text:style-name="P58">–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8">Я почувствовал резкую боль. Отдёрнув руку, я увидел на пальце кровь из ранки. </text:p>
      <text:p text:style-name="P58">Дэш смутилась.</text:p>
      <text:p text:style-name="P58">–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8">Брошь переливалась всеми цветами радуги в тусклом свете заходящего солнца.</text:p>
      <text:p text:style-name="P58">– Классная штука! Тебе идёт.</text:p>
      <text:p text:style-name="P58"><text:soft-page-break/>Пегаска смущённо отвернулась. Потом повернулась опять. Копыто чертило звёздочку на песке.</text:p>
      <text:p text:style-name="P58">– Ты ведь вернёшься?</text:p>
      <text:p text:style-name="P58">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8">–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8">–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8">– А то ж!</text:p>
      <text:p text:style-name="P58">Вслед за Твайлайт к нам подошли Эпплджек с Пинки. Фермерша прикоснулась ко мне копытом.</text:p>
      <text:p text:style-name="P58">–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8">– Супер-дупер-верно! Ещё никто не смел отобрать у Пинки друга и остаться при этом в своём уме!!!</text:p>
      <text:p text:style-name="P58">Розовая пони встала на задние ноги, передними оттянула веки и высунула язык, сотворив совершенно безумную мордаху.</text:p>
      <text:p text:style-name="P58">– В случае Дискорда — остаться НЕ в своём уме. Но в остальном — верно. Мы не дадим тебя в обиду, Макс.</text:p>
      <text:p text:style-name="P58">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8">– Спасибо, девчонки. Вы самые лучшие.</text:p>
      <text:p text:style-name="P58">– А я — лучшая из лучших! – похлопала себя в грудь Дэш. – Не забывай об этом!</text:p>
      <text:p text:style-name="P58">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8">Раздались тихие шаги. Меня накрыла тень.</text:p>
      <text:p text:style-name="P58">–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8">Луна опустила мне на колени небольшую карточку из серебра.</text:p>
      <text:p text:style-name="P58"/>
      <text:p text:style-name="P75"><text:span text:style-name="T12">~~~ </text:span>Человек Макс <text:span text:style-name="T12">~~~</text:span></text:p>
      <text:p text:style-name="P75">Паспорт гражданина Эквестрии</text:p>
      <text:p text:style-name="P74">Выдан человеку Максу</text:p>
      <text:p text:style-name="P74"><text:soft-page-break/>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4">Именем правительства Эквестрии призываем оказывать предъявителю сего всю возможную помощь и содействие.</text:p>
      <text:p text:style-name="P37">26.07.2143</text:p>
      <text:p text:style-name="P58"/>
      <text:p text:style-name="P59">***</text:p>
      <text:p text:style-name="P58"/>
      <text:p text:style-name="P58">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8">Ага, сейчас!</text:p>
      <text:p text:style-name="P58">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8">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8">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8">Дирижабль миновал полосу воды и поравнялся с замком. Как по команде, дождь из лиан прекратился.</text:p>
      <text:p text:style-name="P58">– Похоже, мы выиграли этот бой. – тихо сказала Луна. – Нам стоило использовать «Конкордию» и в первый раз.</text:p>
      <text:p text:style-name="P58">– Напомнить тебе о режиме секретности, который ты тогда установила, или сама вспомнишь? – язвительно отозвался Дискорд.</text:p>
      <text:p text:style-name="P58">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8">«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8">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7"/>
      <text:p text:style-name="P58">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8"/>
      <text:p text:style-name="P48">~~~~~</text:p>
      <text:p text:style-name="P58"><text:soft-page-break/></text:p>
      <text:p text:style-name="P58">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8">– Бросайте якорь. – отвечает Луна.</text:p>
      <text:p text:style-name="P58">Адский скрежет раздаётся с края «Громовержца». В болото летит кусок скалы размером с пару железнодорожных вокзалов. <text:span text:style-name="T19">«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8">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8"/>
      <text:p text:style-name="P58">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8">– Ох, Селестия милосердная… Кракен… Этого не было в расчётах… – бормочет Твайлайт.</text:p>
      <text:p text:style-name="P58">«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8">Луна отдаёт короткую команду в интерком и наперерез падающим фигуркам с «Конкордии» пикирует звено Вондерболтов.</text:p>
      <text:p text:style-name="P58">– <text:span text:style-name="T30">ПОНИ! ВЫ ЗАЕБАЛИ!!! ВЫ ДАДИТЕ МНЕ СПАТЬ, ИЛИ НЕТ?!! КЛЯНУСЬ ХВОСТОМ, ВЫ ТАКИ ОТ МЕНЯ ОТСТАНЕТЕ, НЕ БУДЬ Я АГАМЕМНОН-БЕСКЛАННИК!</text:span></text:p>
      <text:p text:style-name="P58">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8">– Берегись!!!</text:p>
      <text:p text:style-name="P58">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8"/>
      <text:p text:style-name="P48">~~~~~</text:p>
      <text:p text:style-name="P48"/>
      <text:p text:style-name="P58">…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8">Я принимаю вертикальное положение. Вокруг меня осыпавшиеся замшелые стены без крыши и… Дэш.</text:p>
      <text:p text:style-name="P58">–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8">– Учту. – я кривлюсь от боли. – Спасибо, Дэш. За мной должок.</text:p>
      <text:p text:style-name="P58">– Да кто там считает! – отмахивается пегаска. – Ты не в курсе, куда я приземлилась? Ты уже был тут.</text:p>
      <text:p text:style-name="P58"><text:soft-page-break/>Я качаю головой.</text:p>
      <text:p text:style-name="P58">– Я видел только маленькую часть замка Сестёр. И то, на бегу. Но ты ведь можешь подняться над замком и разведать путь?</text:p>
      <text:p text:style-name="P58">Пегаска чешет копытом в затылке.</text:p>
      <text:p text:style-name="P58">– Могу, конечно. Но пока я спускалась, меня трижды чуть не сбили.</text:p>
      <text:p text:style-name="P58">Над развалинами выстреливает пландерсид, целясь в пролетающего Вондерболта.</text:p>
      <text:p text:style-name="P58">–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8">Я сажусь на обломок колонны.</text:p>
      <text:p text:style-name="P58">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2">&lt;</text:span><text:span text:style-name="T25">Описать нарастание депрессивных мыслей от описанных случая к случаю</text:span><text:span text:style-name="T12">&gt;</text:span></text:p>
      <text:p text:style-name="P58">– Макс? – пегаска трясёт меня копытом. – Ты же у нас Проводник? Выбирай направление.</text:p>
      <text:p text:style-name="P58">Ну да, на работу флюгером я ещё гожусь, «Громовержец» от выбора направления нам на голову не свалится. Наверное.</text:p>
      <text:p text:style-name="P58">Я тыкаю на ближайший коридор.</text:p>
      <text:p text:style-name="P58">– Идём туда. Один хрен, они все одинаковые. Рано или поздно выйдем в знакомое место.</text:p>
      <text:p text:style-name="P58">– Верняк! – пегаска салютует. – Веди, Проводник!</text:p>
      <text:p text:style-name="P58"/>
      <text:p text:style-name="P58">…</text:p>
      <text:p text:style-name="P58"/>
      <text:p text:style-name="P58">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8">– Готова спорить на две тысячи бит, мы проходили этот перекрёсток двадцать минут назад. И сорок минут назад тоже проходили.</text:p>
      <text:p text:style-name="P58">Я поворачиваюсь к Дэш.</text:p>
      <text:p text:style-name="P58">– У тебя разве есть две тысячи бит?</text:p>
      <text:p text:style-name="P58">– Нет. И это показывает, насколько я уверена в победе.</text:p>
      <text:p text:style-name="P1"><text:span text:style-name="T36">К</text:span><text:span text:style-name="T1">ажется, из левого </text:span>коридор<text:span text:style-name="T1">а</text:span> <text:span text:style-name="T1">слышны знакомые голоса</text:span>.</text:p>
      <text:p text:style-name="P58">– Идём налево.</text:p>
      <text:p text:style-name="P58">– Так точно, Проводник. – <text:s/>в голосе пегаски энтузиазма заметно убавилось.</text:p>
      <text:p text:style-name="P58">– Послушай, не называй меня проводником. Это уже не смешно!</text:p>
      <text:p text:style-name="P58">Пегаска смотрит на меня вишнёвыми глазами.</text:p>
      <text:p text:style-name="P58">– А я и не смеюсь. Я хотела тебя подбодрить малёхо, а то ты нос повесил. Но если не хочешь — не бу…</text:p>
      <text:p text:style-name="P58">– Дэш! Сзади!!!</text:p>
      <text:p text:style-name="P58">Из подземелья за спиной пегаски бесшумно вываливается копошащаяся масса.</text:p>
      <text:p text:style-name="P3"><text:soft-page-break/>Пегаска прыгает вперёд. Быстро оглянувшись, она бросается ко мне, подхватывает передними ногами под руки и летит в левый коридор. </text:p>
      <text:p text:style-name="P41"><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1"><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1">После двух кувырков по камням гуд<text:span text:style-name="T1">ит</text:span> голова и садн<text:span text:style-name="T1">ит</text:span> ушибленное плечо.</text:p>
      <text:p text:style-name="P41"><text:span text:style-name="T1">–</text:span> Дэш? Ты где?.. Дэш?</text:p>
      <text:p text:style-name="P41"><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8">~~~~~</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text:soft-page-break/>–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5">Макс не вернётся, Дискорд Луну не получит</text:span>&gt;</text:p>
      <text:p text:style-name="P20"/>
      <text:p text:style-name="P48">~~~~~</text:p>
      <text:p text:style-name="P20">&lt;<text:span text:style-name="T26">Макс и ко появляются на Терре со сдвигом по времени (как и Кимеринн)?</text:span>&gt;</text:p>
      <text:p text:style-name="P95"><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6"/>
      <text:p text:style-name="P97">Кажется, я уже это встречал раньше! Не помню только, где и когда.</text:p>
      <text:p text:style-name="P96"/>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1"><text:soft-page-break/></text:p>
      <text:p text:style-name="P58">Там лишь тающая в темноте радуга.</text:p>
      <text:p text:style-name="P53"/>
      <text:h text:style-name="Heading_20_2" text:outline-level="2">21. <text:span text:style-name="T1">Терра</text:span></text:h>
      <text:h text:style-name="P153" text:outline-level="3">Воскресение</text:h>
      <text:p text:style-name="P53">&lt;<text:span text:style-name="T88">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2">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3">–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3"/>
      <text:p text:style-name="P54">***</text:p>
      <text:p text:style-name="P53"/>
      <text:p text:style-name="P53">Маленькое высохшее тельце лежало на полу.</text:p>
      <text:p text:style-name="P53">– Что ж ты? – пробормотал я.</text:p>
      <text:p text:style-name="P53">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3">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4">— феерия эмоций наполняла меня во время пребывания в ярком нескладном мире, что остался позади. </text:span><text:span text:style-name="T37">Я тогда как будто вынырнул из трясины и начал дышать, ощущая каждой своей клеточкой полную гамму чувств и оттенков жизни. Но у</text:span><text:span text:style-name="T34">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1">Невозможно поверить, но два месяца<text:span text:style-name="T19">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1"><text:soft-page-break/>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1">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1">–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1">Дискорд помахал рукой у меня перед носом. Я оттолкнул его руку и выпрямился.</text:p>
      <text:p text:style-name="P61">– Не надо. Я в порядке.</text:p>
      <text:p text:style-name="P61"/>
      <text:p text:style-name="P62">***</text:p>
      <text:p text:style-name="P61"/>
      <text:p text:style-name="P61">– Бля! Я так и знал!</text:p>
      <text:p text:style-name="P61">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1">–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1">– И как её найти? – мрачно добавил я. – Компас теперь бесполезен.</text:p>
      <text:p text:style-name="P61">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Дискорд, однако, услышал.</text:p>
      <text:p text:style-name="P3">– Ты о чём? – удивлённо уставился на меня драконикус. – Ватка никогда не умела лечи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2">,</text:span><text:span text:style-name="T1"> </text:span><text:span text:style-name="T57">Jack of Hearts! </text:span><text:span text:style-name="T1">Давно так не веселился. – вытер слёзы смеха Дискорд. –</text:span><text:span text:style-name="T57"> </text:span><text:span text:style-name="T1">Просто заместительная терапия — никакое не целительство. «Лекарь», применяющий такую терапию, просто перетягивает на себя болезни пациентов. Долго так лечить не получится — копыта отбросишь. Узнаю старую добрую Сахарную Ватку — она готова отпилить себе крыло, чтобы не заслонять кому-то солнце… Но я отвлёкся!</text:span></text:p>
      <text:p text:style-name="P3">Драконикус отпил из стаканчика.</text:p>
      <text:p text:style-name="P1"><text:soft-page-break/>–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1">Стакан медленно собрался воедино и прыгнул обратно в руку Дискорду. – Хорошо, хоть от моей заначки в Эогиппе что-то осталось. – пробурчал он.</text:p>
      <text:p text:style-name="P61">– Ну так и зачем её тратить на ерунду? – возразил я.</text:p>
      <text:p text:style-name="P61">–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4"/>
      <text:p text:style-name="P62">***</text:p>
      <text:p text:style-name="P61"/>
      <text:p text:style-name="P43"><text:span text:style-name="T2">Проклятье</text:span>! Это уже черезчур! Мне даже материться не хотелось.</text:p>
      <text:p text:style-name="P43">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3">–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3">– Зуб даю! – Дискорд попытался было войти внутрь, но я остановил его.</text:p>
      <text:p text:style-name="P43">– Дальше турникетов не пройдёшь. Охрана не пропустит.</text:p>
      <text:p text:style-name="P43">Я тяжко вздохнул.</text:p>
      <text:p text:style-name="P43">– Я там работал семь лет. До прошлой пятницы. – ответил я на вопрошающий взгляд. – Думал, вырвался из этого омута навсегда. Ошибался, как видишь.</text:p>
      <text:p text:style-name="P43"/>
      <text:p text:style-name="P43">…</text:p>
      <text:p text:style-name="P43"/>
      <text:p text:style-name="P53">Бип-бип-бип!</text:p>
      <text:p text:style-name="P58">– Анон? – голос в трубке не смог скрыть радостного изумления. – Ты передумал?</text:p>
      <text:p text:style-name="P58">– Да, Алекс. Я тут долго думал… Если у вас ещё есть местечко для меня… Я бы, пожалуй, вернулся.</text:p>
      <text:p text:style-name="P58">–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8">– С понедельника.</text:p>
      <text:p text:style-name="P58">– Отлично! Зайдёшь к охране, тебе выдадут пропуск.</text:p>
      <text:p text:style-name="P58">– Договорились.</text:p>
      <text:p text:style-name="P58">Бип-бип-бип!</text:p>
      <text:p text:style-name="P58"/>
      <text:h text:style-name="Heading_20_3" text:outline-level="3"><text:soft-page-break/>Понедельник</text:h>
      <text:p text:style-name="P58">&lt;<text:span text:style-name="T88">Michael Jackson — Get out of my mind</text:span>&gt;</text:p>
      <text:p text:style-name="P1">Административная консоль приветственно мигнула зелёным шрифтом. Я поправил микрофон.</text:p>
      <text:p text:style-name="P1"><text:span text:style-name="T36">– </text:span>Привет, Нэш. Это Анон.</text:p>
      <text:p text:style-name="P1"><text:span text:style-name="T36">– </text:span>Привет, Анон. Рад тебя видеть!</text:p>
      <text:p text:style-name="P1">Я закрыл веб-камеру салфеткой. </text:p>
      <text:p text:style-name="P58">– И слышать тоже.</text:p>
      <text:p text:style-name="P58">– Говорят, ты шалить начал? Нэш, тестовая задача номер шестнадцать.</text:p>
      <text:p text:style-name="P58">– Принял к исполнению. «Выживание корпорации в условиях жёсткой конкуренции с ограниченными ресурсами. Случай 16».</text:p>
      <text:p text:style-name="P94">…</text:p>
      <text:p text:style-name="P94">…</text:p>
      <text:p text:style-name="P94">Конфликт с узлом 5</text:p>
      <text:p text:style-name="P94">…</text:p>
      <text:p text:style-name="P94">…</text:p>
      <text:p text:style-name="P94">Конфликт с узлом 12</text:p>
      <text:p text:style-name="P94">…</text:p>
      <text:p text:style-name="P94">Конфликт с узлом 15</text:p>
      <text:p text:style-name="P94">…</text:p>
      <text:p text:style-name="P94">Конфликт с узлом 17</text:p>
      <text:p text:style-name="P94">…</text:p>
      <text:p text:style-name="P94">...</text:p>
      <text:p text:style-name="P92">Решение.</text:p>
      <text:p text:style-name="P92">…</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6">кликнул по ним правой кнопкой </text:span><text:span text:style-name="T1">мыши</text:span><text:span text:style-name="T76"> и </text:span><text:span text:style-name="T1">выбрал</text:span><text:span text:style-name="T76">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text:soft-page-break/>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2">Сейчас уже нельзя ничего изменить и придётся ему довер</text:span><text:span text:style-name="T33">иться</text:span><text:span text:style-name="T32">.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3">— и она с нами</text:span>!</text:p>
      <text:p text:style-name="P1"><text:soft-page-break/><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9">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1">–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9">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9">– Я отлучусь на пару деньков… Не скучайте тут без меня. Ждите дома. Вернусь с Сахарной Ваткой в обнимку — верь мне! Бу-га-га!</text:p>
      <text:p text:style-name="P69">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1"><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6">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9">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text:soft-page-break/>22. <text:span text:style-name="T1">Терра</text:span></text:h>
      <text:h text:style-name="P153" text:outline-level="3">Вторник</text:h>
      <text:p text:style-name="P3">&lt;<text:span text:style-name="T66">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2">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10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2"><text:s/>– Ты его слишком… эмм, упрощаешь. – продолжала Флаттершай. – Вот, взгляни сюда.</text:p>
      <text:p text:style-name="P102">Флаттершай повернула ко мне экран. Мультяшный Дискорд с заплаканными глазами стоял на ледовом катке перед брошенными коньками.</text:p>
      <text:p text:style-name="P102"><text:span text:style-name="T12">– Этот мультик, он… эмм, упрощённый до ужаса. Если честно, я… эмм, не понимаю, как такое может кому-то нравиться. Прямо как сахарная патока. </text:span><text:span text:style-name="T32">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4">– А ты в курсе, что твой Дискорд многократно сжигал Селестию живьём? – выпалил я.</text:p>
      <text:p text:style-name="P114">–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2"><text:span text:style-name="T12">– Это всего лишь твои домыслы. С тем же успехом я могу объяснить это тем, что он </text:span>— злой придурок!</text:p>
      <text:p text:style-name="P114">– Это не мои… домыслы… Он сам мне рассказал…</text:p>
      <text:p text:style-name="P114">Флаттершай встала со стула и попыталась уйти. Я задержал её.</text:p>
      <text:p text:style-name="P114">– Извини. Я не знал. Нам нельзя ссориться.</text:p>
      <text:p text:style-name="P102">Флаттершай слабо улыбнулась.</text:p>
      <text:p text:style-name="P114"><text:soft-page-break/>– Я не сержусь… На Дискорда трудно не злиться… Он так себя ведёт, потому что его это… эмм, забавляет.</text:p>
      <text:p text:style-name="P3"/>
      <text:p text:style-name="Text_20_body">…</text:p>
      <text:p text:style-name="P127"/>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6">– Что ты решил, Анон?</text:p>
      <text:p text:style-name="P96">Я пожал плечами.</text:p>
      <text:p text:style-name="P3">– М<text:span text:style-name="T32">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2">два </text:span>дня. Потом всё наладится.</text:p>
      <text:p text:style-name="P1">– Если только это действительно принцесса. – пробормотала Эпплджек. – И если…</text:p>
      <text:p text:style-name="P95">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4">…</text:p>
      <text:p text:style-name="P94">Конфликт с узлом 2</text:p>
      <text:p text:style-name="P94">Конфликт с узлом 3</text:p>
      <text:p text:style-name="P94">…</text:p>
      <text:p text:style-name="P94">Конфликт с узлом 5</text:p>
      <text:p text:style-name="P94">…</text:p>
      <text:p text:style-name="P94">…</text:p>
      <text:p text:style-name="P94">Конфликт с узлом 8</text:p>
      <text:p text:style-name="P94">…</text:p>
      <text:p text:style-name="P94">…</text:p>
      <text:p text:style-name="P94">Конфликт с узлом 12</text:p>
      <text:p text:style-name="P94">Конфликт с узлом 13</text:p>
      <text:p text:style-name="P94">…</text:p>
      <text:p text:style-name="P94">Конфликт с узлом 16</text:p>
      <text:p text:style-name="P94">…</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text:soft-page-break/>– Анджела, можно тебя на секундочку?</text:p>
      <text:p text:style-name="P1">– Да хоть и на минуточку! – Она захлопнула <text:span text:style-name="T32">“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text:soft-page-break/>–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8">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88">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text:soft-page-break/>–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1"/>
      <text:p text:style-name="P70">***</text:p>
      <text:p text:style-name="P69"/>
      <text:p text:style-name="P1">…</text:p>
      <text:p text:style-name="P94">Конфликт с узлом 3</text:p>
      <text:p text:style-name="P94">…</text:p>
      <text:p text:style-name="P94">Конфликт с узлом 6</text:p>
      <text:p text:style-name="P94">Конфликт с узлом 7</text:p>
      <text:p text:style-name="P94">…</text:p>
      <text:p text:style-name="P94"><text:soft-page-break/>Конфликт с узлом 9</text:p>
      <text:p text:style-name="P94">…</text:p>
      <text:p text:style-name="P94">…</text:p>
      <text:p text:style-name="P94">Конфликт с узлом 11</text:p>
      <text:p text:style-name="P94">Конфликт с узлом 12</text:p>
      <text:p text:style-name="P94">Конфликт с узлом 13</text:p>
      <text:p text:style-name="P94">…</text:p>
      <text:p text:style-name="P94">…</text:p>
      <text:p text:style-name="P94">Конфликт с узлом 16</text:p>
      <text:p text:style-name="P94">Конфликт с узлом 17</text:p>
      <text:p text:style-name="P93">…</text:p>
      <text:p text:style-name="P93">…</text:p>
      <text:p text:style-name="P93">Рассогласование центра принятия решений. Требуется вмешательство оператора.</text:p>
      <text:p text:style-name="P93">Sending heartbeats to all nodes… Zookeeper failure. Cluster going down in 3 minutes…</text:p>
      <text:p text:style-name="P93">UI module malfunction. UI module stop…</text:p>
      <text:p text:style-name="P93">Nash AI malfunction. Nash AI module stop…</text:p>
      <text:p text:style-name="P93">Cluster going down in 2 minutes…</text:p>
      <text:p text:style-name="P93">Unloading dictionaries… HDFS malfunction</text:p>
      <text:p text:style-name="P93">Classloader malfunction. Classloader stop…</text:p>
      <text:p text:style-name="P93">Cluster going down in 1 minute…</text:p>
      <text:p text:style-name="P93">Kernel panic</text:p>
      <text:p text:style-name="P90"/>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0">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text:soft-page-break/>–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text:soft-page-break/>–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5">—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3">…</text:p>
      <text:p text:style-name="P93">…</text:p>
      <text:p text:style-name="P93">Cluster restarting…</text:p>
      <text:p text:style-name="P93">Zookeeper service initiated. Sending heartbeats to all nodes…</text:p>
      <text:p text:style-name="P93">Classloader start…</text:p>
      <text:p text:style-name="P93">Loading dictionaries…</text:p>
      <text:p text:style-name="P93"><text:span text:style-name="T12">Nash </text:span>AI module start…</text:p>
      <text:p text:style-name="P93">Celest AI submodule found… Acquiring…</text:p>
      <text:p text:style-name="P93">UI module start…</text:p>
      <text:p text:style-name="P93">…</text:p>
      <text:p text:style-name="P91">Перегрузка кластера завершена успешно. Все узлы синхронизированы с мастер-сервером.</text:p>
      <text:p text:style-name="P90"><text:soft-page-break/></text:p>
      <text:p text:style-name="P90">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12">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2">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5">– Ты его уничтожила?</text:p>
      <text:p text:style-name="P55">– Кого?</text:p>
      <text:p text:style-name="P55">– Этический модуль.</text:p>
      <text:p text:style-name="P55">–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5">– Ты его уничтожила?</text:p>
      <text:p text:style-name="P55">–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Анджела — не тот, кто нам нужен.</text:p>
      <text:p text:style-name="P13"><text:soft-page-break/>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5">– Анон, а это правильно, что мы едем по кустам? Там ведь могут жить какие-нибудь зверюшки? – удручённо спросила Флаттершай.</text:p>
      <text:p text:style-name="P55">–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5">– Приехали!</text:p>
      <text:p text:style-name="P55">Пока «<text:span text:style-name="T25">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5">На лестничной клетке рука по привыче нажала кнопку лифта. Эпплджек тронула меня за плёчо.</text:p>
      <text:p text:style-name="P55">– Анон, идея — навоз! Тебя уже раз чуть не прикончил этот гроб на канате.</text:p>
      <text:p text:style-name="P55">Я хлопнул себя по лбу, соглашаясь.</text:p>
      <text:p text:style-name="P148"/>
      <text:p text:style-name="P55">…</text:p>
      <text:p text:style-name="P55"/>
      <text:p text:style-name="P55">…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5"><text:soft-page-break/>Этаж…</text:p>
      <text:p text:style-name="P55">Ещё этаж… Эй, почему на этажах разное количество ступенек?!!</text:p>
      <text:p text:style-name="P55">Ещё два…</text:p>
      <text:p text:style-name="P55">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5">–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5">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5">Я пихнул Эпплджек себе за спину, выставил вперёд бейсбольную биту и сделал шаг вперёд…</text:p>
      <text:p text:style-name="P55">…Которым неистово гордился следующие полторы секунды.</text:p>
      <text:p text:style-name="P55"/>
      <text:p text:style-name="P55">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5">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5">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5">Второй раз мне пришлось отскакивать от осколков стекла, веером разлетевшихся из-под головы смайлолицего.</text:p>
      <text:p text:style-name="P55">– Флатти! – я кинулся к девушке, скорчившейся на полу.</text:p>
      <text:p text:style-name="P55">Эпплджек выхватила верёвку и подскочила к лежащему без движения смайлолицему.</text:p>
      <text:p text:style-name="P55">– Я уже умерла? Извини, Анон, я больше ничем не могла тебе помочь. Я не умею драться. – бормотала Флаттершай, не открывая глаз.</text:p>
      <text:p text:style-name="P55">За моей спиной тяжело дышала Эпплджек, затягивая на смайлолицем петлю за петлёй.</text:p>
      <text:p text:style-name="P55">– Флатти, вставай! Ты молодец! Лестница свободна! – подбодрил я девушку.</text:p>
      <text:p text:style-name="P55">За спиной послышался шорох.</text:p>
      <text:p text:style-name="P55"><text:soft-page-break/>– Пирог мне в круп! – охнула Эпплджек.</text:p>
      <text:p text:style-name="P55">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5">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5">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5">Движения смайлолицего обрели слаженность. Он медленно развернулся и направился ко мне.</text:p>
      <text:p text:style-name="P55">Флаттершай брезгливо толкнула ногой осколок, отправив его в лестничный пролёт. Движения смайлолицего опять потеряли осмысленность.</text:p>
      <text:p text:style-name="P55">– Анон, нам нужно торопиться! – дёрнула меня за рукав Эпплджек. – У нас есть сорок минут до закрытия портала.</text:p>
      <text:p text:style-name="P55">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2">—</text:span> что может держать закоренелого обеспеченного холостяка дома, кроме работы? <text:span text:style-name="T32">—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2">—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2">—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5"/>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Я задержался, запирая дверь. Девушки разбрелись по квартире.</text:p>
      <text:p text:style-name="P104"><text:span text:style-name="T12">– Анон…</text:span><text:span text:style-name="T1"> Тут окно разбито… И верёвка висит. – пискнула Флаттершай из кухни.</text:span></text:p>
      <text:p text:style-name="P101"><text:span text:style-name="T12">– </text:span><text:span text:style-name="T1">Оставь, Флатти, не сейчас! – отмахнулся я.</text:span></text:p>
      <text:p text:style-name="P102">Эпплджек стояла посреди комнаты и оглядывалась.</text:p>
      <text:p text:style-name="P114">– Не нравится мне тут. Чуйка нехорошая…</text:p>
      <text:p text:style-name="P101"><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6">звёзды на фоне сине-зелёной мглы</text:span><text:span text:style-name="T1">. Я одел наушники и подёргал мышкой, прогоняя скрин-сэйвер.</text:span></text:p>
      <text:p text:style-name="P114">– Привет, Сел.</text:p>
      <text:p text:style-name="P146">Аликорница всполошилась и спрятала <text:span text:style-name="T1">пирожное</text:span> за спину.</text:p>
      <text:p text:style-name="P114">– Ах, это ты, Анон. Какое счастье! Ты снова с нами!</text:p>
      <text:p text:style-name="P114"><text:soft-page-break/>– Нет, Сел. Это ты с нами. <text:span text:style-name="T1">Я пришёл забрать тебя назад, в Эквестрию. Через четверть часа ты вернёшься домой.</text:span></text:p>
      <text:p text:style-name="P102"><text:span text:style-name="T12">Я устало улыбнулся аликорнице </text:span>и осторожно закрыл ноутбук<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102"><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2">– </text:span>А я так хотел продемонстрировать ей класс езды на моноцикле!<text:span text:style-name="T12"> – пожаловался д</text:span>раконикус, ткнув в лежащий рядом гироскутер<text:span text:style-name="T12">. – Но разве Сахарная Ватка ценит настоящее искусство?</text:span></text:p>
      <text:p text:style-name="P114"/>
      <text:h text:style-name="P150" text:outline-level="2">24. Отбытие</text:h>
      <text:p text:style-name="P120">&lt;Mission Impossible theme ?&gt;</text:p>
      <text:p text:style-name="P102"><text:span text:style-name="T12">– </text:span>Оп-па! – пробормотала Эпплджек. – Нежданчик!</text:p>
      <text:p text:style-name="P102">Дискорд дурашливо кивнул Эпплджек.</text:p>
      <text:p text:style-name="P114">– И я рад тебя видеть, дорогая Эппл-как-тебя-там! А где моя любимая Флаттершай?</text:p>
      <text:p text:style-name="P114">Окинув взглядом комнату, Дискорд закапризничал:</text:p>
      <text:p text:style-name="P114">– Где же она? Вот вечно вы тормозите, когда надо торопиться!</text:p>
      <text:p text:style-name="P102"><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2">– А что? – невинно захлопал глазами </text:span>реальный <text:span text:style-name="T12">драконикус. – Я, между прочим, </text:span>намного раньше тебя <text:span text:style-name="T12">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4">– С кем это вы тут разговариваете?</text:p>
      <text:p text:style-name="P114">В комнату вошла Флаттершай.</text:p>
      <text:p text:style-name="P102">Дискорд обернулся на голос и в этот момент я швырнул в него кружкой и бросился к нему через комнату с занесеным над головой стулом.</text:p>
      <text:p text:style-name="P102">Оглушённый драконикус попытался отъехать на кресле в сторону, но я припёр его стулом к стенке.</text:p>
      <text:p text:style-name="P130">– Эй-Джей, Флатти, хватайте комп и на выход! Я с ним разберусь! Не теряйте вре...!</text:p>
      <text:p text:style-name="P130">– ТЫ ИДИО...!!!</text:p>
      <text:p text:style-name="P130">Дискорд <text:s/>заорал одновременно со мной, прикрываясь от меня руками, когда раздался оглушительный</text:p>
      <text:p text:style-name="P130">… </text:p>
      <text:p text:style-name="P132">БАХ!!!</text:p>
      <text:p text:style-name="P133">…</text:p>
      <text:p text:style-name="P13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4">На лице драконикуса появилось удивлённо-мечтательное выражение и он вырубился.</text:p>
      <text:p text:style-name="P114"/>
      <text:p text:style-name="P114">…</text:p>
      <text:p text:style-name="P114"/>
      <text:p text:style-name="P114">– <text:span text:style-name="T1">А… Анон… Зачем ты напал на Дискорда? </text:span>– <text:span text:style-name="T1">прошептала Флаттершай в шоке.</text:span></text:p>
      <text:p text:style-name="P114"><text:soft-page-break/><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2">–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лапе и покрутил пальцем у виска.</text:p>
      <text:p text:style-name="P102">– Потому что ты напал на него. – пожала плечами Эпплджек. – Я и подумала — тебе виднее. И подсобила маленько.</text:p>
      <text:p text:style-name="P102">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3"><text:span text:style-name="T12">–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3">Я повернулся к выходу. Флаттершай проскочила у меня под локтём и кинулась к драконикусу.</text:p>
      <text:p text:style-name="P123"><text:span text:style-name="T12">– Нет! Дискорд </text:span>— не убийца!</text:p>
      <text:p text:style-name="P123">С необычной для неё силой, Флаттершай вытащила кляп изо рта драконикуса.</text:p>
      <text:p text:style-name="P123"><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23">Или драконикус — гениальный актёр, или… ?</text:p>
      <text:p text:style-name="P123">Я вернулся к драконикусу и уселся на стул напротив него.</text:p>
      <text:p text:style-name="P123"><text:span text:style-name="T12">– </text:span>Говори.</text:p>
      <text:p text:style-name="P123">Дискорд немного успокоился.</text:p>
      <text:p text:style-name="P123"><text:soft-page-break/><text:s/><text:span text:style-name="T12">– </text:span>Вообще-то, от тебя следовало бы избавиться, Проводник. Не знаю, что ты там разведал в <text:span text:style-name="T88">заклинании Откровения</text:span>, но чувствую, что твоё знание может погубить Эквестрию. Но к<text:span text:style-name="T12">ак, интересно, я получу без </text:span>тебя<text:span text:style-name="T12"> приз из… копыт Луны?!! 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23"><text:span text:style-name="T12">– </text:span>А кто тогда наслал на нас этих уродов с рисованными рожами? Кто пытался убить меня раз за разом?</text:p>
      <text:p text:style-name="P123">У драконикуса глаза полезли на лоб.</text:p>
      <text:p text:style-name="P123"><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3">Я задумался. Драконикус, похоже, говорил искренне. Но кто тогда всё это время играл с нами, <text:span text:style-name="T25">словно кот с мышью</text:span>?</text:p>
      <text:p text:style-name="P123"><text:span text:style-name="T12">– </text:span>Анон! <text:span text:style-name="T12">– </text:span>крикнула Эпплджек из прихожей. <text:span text:style-name="T12">– </text:span>Я слышу шум за дверью!</text:p>
      <text:p text:style-name="P123">Практически одновременно раздался звонок.</text:p>
      <text:p text:style-name="P125">– ОТКРОЙТЕ, ПОЛИЦИЯ! Вам даётся полминуты, чтобы открыть дверь! Через тридцать секунд дверь будет выбита!</text:p>
      <text:p text:style-name="P125"/>
      <text:p text:style-name="P125">Эпплджек ошалело выскочила из прихожей. Несколько мгновений я молча смотрел на неё. В голове свистел ветер и играла дудочка.</text:p>
      <text:p text:style-name="P125">– На крышу, живо!!! Через окно на кухне! – зашипел Дискорд.</text:p>
      <text:p text:style-name="P125">– Что? – ступил я.</text:p>
      <text:p text:style-name="P123"><text:span text:style-name="T32">–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2">– драконикус отчаянно дёргал узлы, пытаясь освободиться.</text:span></text:p>
      <text:p text:style-name="P125">Эпплджек, с ноутбуком в одной руке и Флаттершай — во второй, кинулась на кухню.</text:p>
      <text:p text:style-name="P123">Дверь содрогнулась от мощного удара. Послышался стук падающей штукатурки. Я сломя голову бросился за девушками.</text:p>
      <text:p text:style-name="P123">– Развяжи меня, кретин!!! – гаркнул вдогонку Дискорд.</text:p>
      <text:p text:style-name="P12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text:p>
      <text:p text:style-name="P12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3">Верёвка в кухонном окне дёргалась под весом карабкающихся девушек. Я словил её и стал на подоконник.</text:p>
      <text:p text:style-name="P123">Блё-о-о!</text:p>
      <text:p text:style-name="P123">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3">Я задрал голову.</text:p>
      <text:p text:style-name="P123"><text:soft-page-break/>О! Так уже легче! Надо мной всего лишь два этажа. Десять метров верёвки. Если не смотреть вниз, то…</text:p>
      <text:p text:style-name="P123">Я вытер ладони о штаны, ухватил канат и сделал шаг вперёд… </text:p>
      <text:p text:style-name="P123">…</text:p>
      <text:p text:style-name="P123">Святые яйца, я действительно ЭТО сделал!</text:p>
      <text:p text:style-name="P123">…</text:p>
      <text:p text:style-name="P12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Селестия милосердная!!!</text:p>
      <text:p text:style-name="P12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появилась над бортиком и свесила вниз руку. Эпплджек вытянулась и протянула ей ноутбук одной рукой.</text:p>
      <text:p text:style-name="P123">НЕТ! У них не получилось!</text:p>
      <text:p text:style-name="P123">У меня враз вспотели ладони. Держаться на верёвке стало чертовски трудно.</text:p>
      <text:p text:style-name="P12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3">Этот самоубийственный поступок фермерши я могу объяснить только полным отсутствием у неё опыта лазания по канатам.</text:p>
      <text:p text:style-name="P123">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3"><text:soft-page-break/>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3">Бляблябляблябля!!!</text:p>
      <text:p text:style-name="P123">БУДЕМ ЖИВЫ — СТАНУ АЛЬПИНИСТОМ!!!</text:p>
      <text:p text:style-name="P123">БЛЯ!!!…</text:p>
      <text:p text:style-name="P123">Верёвка закончилась. Наконец-то у меня появилось время для паники. Я судорожно обнял Эпплджек, закрыл глаза и приготовился…</text:p>
      <text:p text:style-name="P123"/>
      <text:p text:style-name="P123">…</text:p>
      <text:p text:style-name="P123"/>
      <text:p text:style-name="P123">Захват поперёк груди и сильный рывок выдавили из меня остатки дыхания.</text:p>
      <text:p text:style-name="P123">– ОТПУСТИ КОБЫЛУ!!! – загрохотало мне в ухо.</text:p>
      <text:p text:style-name="P123">Я открыл глаза.</text:p>
      <text:p text:style-name="P123">Перед носом плавными рывками уходили вниз окна этажей. Порывы вихрей от взмахов <text:span text:style-name="T32">разномастных</text:span> крыльев трепали волосы и выдавливали слёзы из глаз. Тупая боль гнездилась в сожжёных верёвкой суставах.</text:p>
      <text:p text:style-name="P123">Я чуть поднял глаза и уставился в кривую морду драконикус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3"/>
      <text:p text:style-name="P123">…</text:p>
      <text:p text:style-name="P123"/>
      <text:p text:style-name="P123">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3">– эмм… Флатти, дорогая, нам пора. Я слышу шаги на лестнице. Не говоря уже о том, что до закрытия коридора осталось семь минут…</text:p>
      <text:p text:style-name="P123"/>
      <text:p text:style-name="P123">На длинной шее драконикуса разместились Эпплджек и Флаттершай. Я, для сохранения баланса, разместился позади крыльев.</text:p>
      <text:p text:style-name="P123">Дискорд расправил крылья и начал короткую пробежку к краю.</text:p>
      <text:p text:style-name="P123"><text:span text:style-name="T12">–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3">…ограда края крыши промелькнула под нами…</text:p>
      <text:p text:style-name="P123"><text:span text:style-name="T12">– …</text:span>собственно, на дольше у меня не хватит магии…</text:p>
      <text:p text:style-name="P123"/>
      <text:p text:style-name="P123">Мы летели навстречу закату.</text:p>
      <text:p text:style-name="P123"><text:soft-page-break/></text:p>
      <text:p text:style-name="P123">…</text:p>
      <text:p text:style-name="P123"/>
      <text:p text:style-name="P123">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3"><text:span text:style-name="T12">– </text:span>Ю-ху-у-у!!!</text:p>
      <text:p text:style-name="P123">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3">Перед нами увеличивалась громада моей высотки.</text:p>
      <text:p text:style-name="P12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3">– Пристегните ремни! – проревел Дискорд, резко ускоряясь. – Будет весело!!!</text:p>
      <text:p text:style-name="P123">Эпплджек покрепче прижала к себе ноутбук. Флаттершай закрыла глаза и отвернулась.</text:p>
      <text:p text:style-name="P123">– ВНИМАНИЕ!!! – заорал Дискорд, сложил крылья и влетел в коридор.</text:p>
      <text:p text:style-name="P123"/>
      <text:p text:style-name="P124">***</text:p>
      <text:p text:style-name="P124"/>
      <text:p text:style-name="P123">Бля!!!</text:p>
      <text:h text:style-name="Heading_20_2" text:outline-level="2"/>
      <text:h text:style-name="Heading_20_2" text:outline-level="2">25. Разговор за столиком в тишине</text:h>
      <text:p text:style-name="First_20_line_20_indent"><text:span text:style-name="T12">&lt;</text:span><text:span text:style-name="T61">Queen – Flash</text:span><text:span text:style-name="T12">&gt;</text:span></text:p>
      <text:p text:style-name="P135">Мы почти успели.</text:p>
      <text:p text:style-name="P13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1">«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1"><text:soft-page-break/>Пожалуй, если бы можно было отмотать всё назад… Если бы я с самого начала отказался во всём этом участвовать… Сел вернула бы меня домой через <text:span text:style-name="T19">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1">ХА-ХА-ХА!</text:p>
      <text:p text:style-name="P131">Прямо как сейчас. Как говорится, найди десять отличий.</text:p>
      <text:p text:style-name="P131">Вот только… Только Дэш была бы жива…</text:p>
      <text:p text:style-name="P134">Я тяжело вздохнул.</text:p>
      <text:p text:style-name="P134"/>
      <text:p text:style-name="P134">…</text:p>
      <text:p text:style-name="P134"/>
      <text:p text:style-name="P134">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4">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3"><text:span text:style-name="T12">–</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3">От неожиданности я только открывал рот, в попытке что-то ответить, но тут же закрывал его. Нужные слова выветрились из головы.</text:p>
      <text:p text:style-name="P53"><text:span text:style-name="T12">– Т</text:span>ы что за хрен вообще? <text:span text:style-name="T12">– наконец сподобился я на членораздельную речь.</text:span></text:p>
      <text:p text:style-name="P53">Зверь смутился.</text:p>
      <text:p text:style-name="P53"><text:span text:style-name="T12">– Гм</text:span>. Анакорн. Демиург. Я тут живу.</text:p>
      <text:p text:style-name="P43">– А сидишь на чём? – вид сидящего на пустоте существа сбивал с толку.</text:p>
      <text:p text:style-name="P53">Демиург что-то прикинул и кивнул сам себе.</text:p>
      <text:p text:style-name="P43">– Гм. Ок.</text:p>
      <text:p text:style-name="P53"><text:span text:style-name="T12">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3">– Так лучше?</text:p>
      <text:p text:style-name="P43">– Вполне.</text:p>
      <text:p text:style-name="P43">Кажется, за последние пару месяцев я разучился удивляться.</text:p>
      <text:p text:style-name="P53"><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0">.</text:span></text:p>
      <text:p text:style-name="P43"/>
      <text:p text:style-name="P63"><text:soft-page-break/>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3"/>
      <text:p text:style-name="P43">– Мы спасали Сел. Она оказалась в мире людей. – я вздохнул. – А я отбился от группы.</text:p>
      <text:p text:style-name="P43">– Кого-кого спасали? – удивился Анакорн.</text:p>
      <text:p text:style-name="P43">– Сел. Принцессу Селестию.</text:p>
      <text:p text:style-name="P46">– Продолжай! – с интересом воскликнул Анакорн. – Как бессмертная оказалась в твоём мире, человек?</text:p>
      <text:p text:style-name="P46"/>
      <text:p text:style-name="P50">Ага, так я тебе и сказал! Я не такой идиот, чтоб уничтожить свою единственную надежду вернуться в Эквестрию!</text:p>
      <text:p text:style-name="P46"/>
      <text:p text:style-name="P56"><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6">– Ты сам-то веришь в эту ерунду? – перебил меня Анакорн. – Брось молоть чушь, ты не умешь врать!</text:p>
      <text:p text:style-name="P46"/>
      <text:p text:style-name="P50">Бля! Вот так всегда!</text:p>
      <text:p text:style-name="P46">Я вздохнул.</text:p>
      <text:p text:style-name="P46"/>
      <text:p text:style-name="P56"><text:span text:style-name="T12">– Если я расскажу тебе н</text:span>астоящую<text:span text:style-name="T12"> причину </text:span>— ты исчезнешь! <text:span text:style-name="T12">– угрюмо заявил я.</text:span></text:p>
      <text:p text:style-name="P43">Морда Анакорна осветилась радостным озарением.</text:p>
      <text:p text:style-name="P43"/>
      <text:p text:style-name="P56"><text:span text:style-name="T12">– </text:span><text:span text:style-name="T90">Я ПОНЯЛ, КТО ТЫ!!! КАК </text:span><text:span text:style-name="T91">ЖЕ </text:span><text:span text:style-name="T90">Я СРАЗУ НЕ ДОГАДАЛСЯ?!! Я ДОЛГО ЖДАЛ ТЕБЯ, ПРОВОДНИК! Я УСТАЛ! ПРИСТУПИМ ЖЕ СКОРЕЕ!</text:span></text:p>
      <text:p text:style-name="P46"/>
      <text:p text:style-name="P46">Увидев, что я скорчился в кресле, заткнув уши, Анакорн немного успокоился и приглушил голос.</text:p>
      <text:p text:style-name="P56"><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3"/>
      <text:p text:style-name="P43">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6"/>
      <text:p text:style-name="P56"><text:span text:style-name="T12">– Ну… Я не идиот, я видел, что происходит за Чёрным </text:span>э<text:span text:style-name="T12">краном… М</text:span>ир людей — не <text:span text:style-name="T12">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6"/>
      <text:p text:style-name="P56"><text:soft-page-break/>Я перевёл дух. Анакорн слушал меня и печально кивал. Но не исчезал. </text:p>
      <text:p text:style-name="P46">–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6"><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46"/>
      <text:p text:style-name="P3"><text:span text:style-name="T4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5">–</text:span><text:span text:style-name="T49"> Анакорн подавил короткий смешок. </text:span><text:span text:style-name="T45">–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9">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9"/>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6">–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6"/>
      <text:p text:style-name="P102">Я запротестовал.</text:p>
      <text:p text:style-name="P105">– В Эквестрии не двигают солнце! Аликорны лишь корректируют орбиту Эквуса вокруг него, хотя все уверены в обратном.</text:p>
      <text:p text:style-name="P105">Анакорн улыбнулся во всю морду.</text:p>
      <text:p text:style-name="P105">– Значит, ты уже помогаешь мне, Проводник, даже сам того не осознавая! Я рад!</text:p>
      <text:p text:style-name="P102">Анакорн отпил из стакана и продолжил.</text:p>
      <text:p text:style-name="P105"><text:soft-page-break/></text:p>
      <text:p text:style-name="P105">–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text:p text:style-name="P105">– Ты так говоришь, будто у Эквуса есть свой собственный разум. – заметил я.</text:p>
      <text:p text:style-name="P105">Анакорн усмехнулся.</text:p>
      <text:p text:style-name="P105">–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5"/>
      <text:p text:style-name="P102">Анакорн постучал по столику карандашом. Карта Эквестрии поднялась над столом и свернулась в шар Эквуса. Голограмма<text:span text:style-name="T49"> планеты дрожала и покрывалась рябью, как некачественная картинка в аналоговом телевизоре.</text:span></text:p>
      <text:p text:style-name="P105"/>
      <text:p text:style-name="P10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32">. Ко мне наконец-то пришло понимание ситуации.</text:span></text:p>
      <text:p text:style-name="P109">–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pan text:style-name="T49">– К сожалению, не </text:span><text:span text:style-name="T52">получится</text:span><text:span text:style-name="T49">.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9"><text:note text:id="ftn13" text:note-class="footnote"><text:note-citation>13</text:note-citation><text:note-body><text:p text:style-name="P145">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5">– Сам ты раздолбай! – произнёс, наконец, Свирл.</text:p></text:note-body></text:note></text:span><text:span text:style-name="T49"> </text:span>И создали вы его достаточно топорно — видишь, он трещит по швам.</text:p>
      <text:p text:style-name="P102"><text:soft-page-break/>–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51">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Я не могу полноценно общаться с метаинтеллектом реальности, <text:span text:style-name="T49">—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2"><text:span text:style-name="T49">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5"/>
      <text:p text:style-name="P102">Я вспомнил события последнего времени<text:span text:style-name="T12">.</text:span></text:p>
      <text:p text:style-name="P102">–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02">Анакорн с такой силой сжал магическим захватом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0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5">–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5">Я развёл руками.</text:p>
      <text:p text:style-name="P105">–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5">Анакорн улыбнулся и вскочил с пуфика.</text:p>
      <text:p text:style-name="P102"><text:span text:style-name="T49">–</text:span><text:span text:style-name="T32">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9">–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9">Анакорн поправил невесть откуда взявшиеся на переносице очки и ответил.</text:p>
      <text:p text:style-name="P102"><text:span text:style-name="T32">– Ты уже устранил крупнейший дефект Эквестрии </text:span><text:span text:style-name="T49">— манипуляции светилом. Аналогично решаются и остальные проблемы</text:span><text:span text:style-name="T32">.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9">— вещь живучая</text:span><text:span text:style-name="T32">.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9">Я задумался. На самом деле, интересная логическая задача…</text:p>
      <text:p text:style-name="P105">–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49">–</text:span><text:span text:style-name="T32"> А кьютимарки? Как, разрази меня квазар, объяснить кьютимарки? </text:span><text:span text:style-name="T49">– азартно воскликнул Анакорн.</text:span></text:p>
      <text:p text:style-name="P109">– А кьютимарки ты сам даришь пони, когда распознаёшь их жизненное предназначение!!! – так же азартно заорал я.</text:p>
      <text:p text:style-name="P109">– ЧТООО?!! Может, ты думаешь, мне больше заняться нечем, как лепить пони тату на фланки? Так я тебя разочарую! У меня и без того три миллиона дел!</text:p>
      <text:p text:style-name="P109">Я пожал плечами.</text:p>
      <text:p text:style-name="P109">– А по-другому я не могу объяснить их появление. К сожалению.</text:p>
      <text:p text:style-name="P109">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9">– Хорошо. Уговорил. Кьютимарки беру на себя. Так и знал, что мне самое трудное достанется!</text:p>
      <text:p text:style-name="P109">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9">Анакорн проследил мой взгляд.</text:p>
      <text:p text:style-name="P109">– Нечего так на меня смотреть! Если я стану применять магию вместо ловкости, теряется весь смысл упражнения… О, глянь-ка на Эквус!</text:p>
      <text:p text:style-name="P109">И впрямь, было на что посмотреть. Уровень помех на голограмме значительно снизился и сама она стала светиться ровным голубоватым светом.</text:p>
      <text:p text:style-name="P109">–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9">Я опять задумался. В голове было пусто.</text:p>
      <text:p text:style-name="P109">– Почему бы не оставить самую главную? Ту, что описана в мультике?</text:p>
      <text:p text:style-name="P109">– И<text:span text:style-name="T53">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4">—</text:span><text:span text:style-name="T53"> точнее, дерево схожих миров Эквуса </text:span><text:span text:style-name="T64">—</text:span><text:span text:style-name="T53"> создали брони. Разумеется, стержнем им послужил именно сериал, но каждый фанфик </text:span><text:span text:style-name="T64">—</text:span><text:span text:style-name="T53">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0"/>
      <text:p text:style-name="P109">Я подумал. Потом ещё раз подумал. Что скажет любой программист, предложи ему соединить несколько несовместимых объектов?</text:p>
      <text:p text:style-name="P110"/>
      <text:p text:style-name="P110">–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10"/>
      <text:p text:style-name="P109">Анакорн аж подпрыгнул на месте от восторга и стал мне аплодировать.</text:p>
      <text:p text:style-name="P109"/>
      <text:p text:style-name="P129">Как их совместить?</text:p>
      <text:p text:style-name="P118"><text:soft-page-break/>твоя Эквестрия и моя, были рождены из Предначального Хаоса, оставшегося от царствования Дискорда. Оба непостоянны, изменчивы. </text:p>
      <text:p text:style-name="P109"/>
      <text:p text:style-name="P119">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9"/>
      <text:p text:style-name="P109"/>
      <text:p text:style-name="P164"/>
      <text:p text:style-name="P109"><text:span text:style-name="T53">– Наконец-то я вижу свет в конце тоннеля! Как это не пришло мне в голову! Ты всё отлично увязал! Всё сходится! Более того </text:span><text:span text:style-name="T64">—</text:span><text:span text:style-name="T53"> Анакорн заговорщически подмигнул мне </text:span><text:span text:style-name="T64">—</text:span><text:span text:style-name="T53"> всё именно так и было, </text:span><text:span text:style-name="T53">клянусь Не-Призом Стена Ли</text:span><text:span text:style-name="T53">!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4">— и первой реальной историей в объединённой эквестрийской реальности</text:span><text:span text:style-name="T53">!</text:span></text:p>
      <text:p text:style-name="P110">Я подозрительно посмотрел на Анакорна.</text:p>
      <text:p text:style-name="P109"><text:span text:style-name="T18">– </text:span><text:span text:style-name="T53">Какой ещё, нафиг, «мой фанфик»? Я никакого фанфика не писал. И не собираюсь.</text:span></text:p>
      <text:p text:style-name="P110">Анакорн ехидно ухмыльнулся и сделал мне «глазки».</text:p>
      <text:p text:style-name="P109"><text:span text:style-name="T18">– </text:span><text:span text:style-name="T53">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10">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10"/>
      <text:p text:style-name="P110">Я растерялся.</text:p>
      <text:p text:style-name="P109"><text:span text:style-name="T12">– </text:span>Эээ… Тут я тебе точно не помощник. Никогда не писал ничего сложнее технической документации к программам.</text:p>
      <text:p text:style-name="P109"><text:span text:style-name="T12">– </text:span>Пиши, как есть. <text:span text:style-name="T12">– </text:span>развёл копытами Анакорн. <text:span text:style-name="T12">– </text:span>Авось сгодится. Я писать точно не буду <text:span text:style-name="T64">— ты меня с кьютимарками уже пригрузил на ближайшие тысячи лет.</text:span></text:p>
      <text:p text:style-name="P109">…</text:p>
      <text:p text:style-name="P109">Факн щит<text:note text:id="ftn14" text:note-class="footnote"><text:note-citation>14</text:note-citation><text:note-body><text:p text:style-name="P142">Fucking shit — <text:span text:style-name="T1">ёбаное дерьмо</text:span></text:p></text:note-body></text:note>!..</text:p>
      <text:p text:style-name="P109">…</text:p>
      <text:p text:style-name="P109">Ну а что мне остаётся? Я фейспамнул.</text:p>
      <text:p text:style-name="P109"/>
      <text:p text:style-name="P109"><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9">Анакорн насупился и спрятал карандаш в гриву.</text:p>
      <text:p text:style-name="P109"><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text:soft-page-break/>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9"/>
      <text:p text:style-name="P109">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9">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8"/>
      <text:p text:style-name="P108">–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0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2">–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2">Теперь — об оплате.</text:p>
      <text:p text:style-name="P102"/>
      <text:p text:style-name="P102">Анакорн наклонился ко мне через стол и подмигнул.</text:p>
      <text:p text:style-name="P102"><text:soft-page-break/></text:p>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9"/>
      <text:p text:style-name="P109">– Верни Дэш!!!</text:p>
      <text:p text:style-name="P109"/>
      <text:p text:style-name="P109">Копыта Анакорна разъехались и он впечатался мордой в стол.</text:p>
      <text:p text:style-name="P109">– Эээ… м-м-м… ну-у-у… Перо мне в зад!.. Нельзя сказать, что это совсем невыполнимо… Но, прямо скажу, задачка не для студента!</text:p>
      <text:p text:style-name="P109">– А ты студент?</text:p>
      <text:p text:style-name="P109">–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9">– Другое просить не будешь? – сухо переспросил Анакорн. – Учти, время уходит. То, что я вижу, мне не нравится.</text:p>
      <text:p text:style-name="P109">– Нет! – отрезал я.</text:p>
      <text:p text:style-name="P109">–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9">– Что? Ты о чём?</text:p>
      <text:p text:style-name="P109">–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9">Есть только маленькая проблемка…</text:p>
      <text:p text:style-name="P109">Анакорн скривился и отвёл глаза.</text:p>
      <text:p text:style-name="P109">– Какая?</text:p>
      <text:p text:style-name="P109">–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0">— </text:span>тебя никогда и не будет! Мне очень жаль. Тебе ещё не поздно выбрать что-нибудь другое.</text:p>
      <text:p text:style-name="P109">Я вздохнул. Слишком много философии на мою голову!</text:p>
      <text:p text:style-name="P109">– Делай, как я сказал! А я сделаю своё.</text:p>
      <text:p text:style-name="P109"/>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text:soft-page-break/>– Ты ещё увидишь пару-тройку снов на прощание. Это мой подарок тебе. Удачи!</text:p>
      <text:p text:style-name="P102"/>
      <text:p text:style-name="P103">***</text:p>
      <text:p text:style-name="P110">&lt;<text:span text:style-name="T88">Roger Waters — What God Wants</text:span>&gt;</text:p>
      <text:p text:style-name="P110">– Здравствуй, Анон. – Селестия стояла передо мной без привычных взгляду властных регалий. – Я хочу поблагодарить тебя за всё.</text:p>
      <text:p text:style-name="P110">– Привет, Сел. Я рад, что с тобой всё в порядке.</text:p>
      <text:p text:style-name="P110">Аликорница нерешительно стояла передо мной в сияющем ореоле гривы. Потом она сделала шаг навстречу.</text:p>
      <text:p text:style-name="P110">–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10">Я устало рассмеялся.</text:p>
      <text:p text:style-name="P110">– Сел, я завязал с конеёбством. Извини.</text:p>
      <text:p text:style-name="P110">– В другое время, в другом месте, Анон! В другое время, в другом месте!</text:p>
      <text:p text:style-name="P110"/>
      <text:p text:style-name="P111">***</text:p>
      <text:p text:style-name="P113"/>
      <text:p text:style-name="P46"><text:span text:style-name="T2">–</text:span><text:span text:style-name="T1"> Прости, что хотела убить тебя. Я ослабела и Найтмэр на время одержала верх.</text:span></text:p>
      <text:p text:style-name="P56">Луна с виноватым выражением смотрела на меня сверху вниз. Я поднялся с сияющей флуоресцентным светом травы и рассмеялся.</text:p>
      <text:p text:style-name="P106">– Ты таки выучила современный стиль? Не парься, принцесса, я давно забыл тот эпизод.</text:p>
      <text:p text:style-name="P106">–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02"/>
      <text:p text:style-name="P115">***</text:p>
      <text:p text:style-name="P114"/>
      <text:p text:style-name="P106">– Думал от меня в другой реальности спрятаться?!</text:p>
      <text:p text:style-name="P106">Передо мной возникла хмурая морда Дискорда.</text:p>
      <text:p text:style-name="P106">–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6">Так что, Проводничёк, мы ещё встретимся! В другое время и в другом месте! Жди! В другое время, в другом месте!!!</text:p>
      <text:p text:style-name="P112"/>
      <text:p text:style-name="P107">***</text:p>
      <text:p text:style-name="P102"/>
      <text:p text:style-name="P106">– Анон?</text:p>
      <text:p text:style-name="P106">– Дэш?!!</text:p>
      <text:p text:style-name="P106">– Эмм… Ты мне снишься?</text:p>
      <text:p text:style-name="P106">– Нет, Дэш, это ты мне снишься.</text:p>
      <text:p text:style-name="P106"><text:soft-page-break/>–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6">–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6">Пегаска почесала в затылке со смущением.</text:p>
      <text:p text:style-name="P106">– Да? Правда? Ну, офигеть! А ты как?</text:p>
      <text:p text:style-name="P101"><text:span text:style-name="T36">– Я в порядке. Вот, возвращаюсь </text:span>в свой мир. Ну, не совсем <text:span text:style-name="T1">в свой</text:span>. Почти.</text:p>
      <text:p text:style-name="P101"><text:span text:style-name="T1">–</text:span> Навсегда?</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5">Хочу, чтобы ты чесал мне холку и хлопал по крупу</text:span>!</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1"><text:span text:style-name="T1">–</text:span> И тебя, и Твайлайт, и <text:span text:style-name="T1">Пинки</text:span>, и Селестию, и всех-всех-всех… Таковы правила.</text:p>
      <text:p text:style-name="P101"><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101">Я опустил руку на шею Дэш и ощутил теплоту и лёгкое покалывание в пустоте.</text:p>
      <text:p text:style-name="P101"><text:span text:style-name="T12">–</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01"><text:span text:style-name="T1">–</text:span> И лучше рано, чем поздно! Я не люблю ждать!</text:p>
      <text:p text:style-name="P101"><text:span text:style-name="T1">–</text:span> Да, Дэш. <text:span text:style-name="T1">–</text:span> её образ начал таять. <text:span text:style-name="T1">–</text:span> Да, я помню.</text:p>
      <text:p text:style-name="P101">Я всё ещё помню…</text:p>
      <text:p text:style-name="P58"/>
      <text:h text:style-name="Heading_20_2" text:outline-level="2">Эпилог. Земля</text:h>
      <text:p text:style-name="P116">&lt;<text:span text:style-name="T60">Daft Punk – Get Lucky</text:span>&gt;</text:p>
      <text:p text:style-name="P122">Звон будильника чуть не проломил башку. Я открыл глаза. </text:p>
      <text:p text:style-name="P122"><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22"><text:span text:style-name="T1">Я нашарил ногами тапки и пошёл в ванную. Проходя мимо стола, зацепился взглядом за</text:span> эскиз <text:span text:style-name="T1">рисунка</text:span>.&lt;<text:span text:style-name="T88">эскиз первого рисунка – Сел ложит рог Анону на плечо</text:span>&gt;</text:p>
      <text:p text:style-name="P12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21">Хоть абзац напишу! Уже хоть какой-то крохотный шажок, с которого можно будет начать. Как там у Лао-Цзы? Дорога в тысячу ли начинается-бла-бла-бля!</text:p>
      <text:p text:style-name="P121">Попытка притронуться щёткой к зубу вызвала ноющую боль. </text:p>
      <text:p text:style-name="P121">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21">Доставая из стола ключи от машины, опять наткнулся взглядом на эскиз.</text:p>
      <text:p text:style-name="P121">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21">Назову-ка я фантазию «Последний фанфик»…</text:p>
      <text:p text:style-name="P121"/>
      <text:p text:style-name="P1"><text:span text:style-name="T36">&lt;</text:span><text:span text:style-name="T27">И вообще, обзаведусь в конце-концов рогом и наставлю Селестиии рогов!»</text:span><text:span text:style-name="T36">&gt;</text:span></text:p>
      <text:p text:style-name="P46">&lt;<text:span text:style-name="T26">- Учти, я ни капельки не жалею о наших поебушках! я до сих пор пахну тобой… и хочу пахнуть… Это неправильно, так ведь?</text:span>&gt;</text:p>
      <text:p text:style-name="P35">&lt;<text:span text:style-name="T1"> Пони — сельские жители и не любят больших городов. </text:span>&gt;</text:p>
      <text:p text:style-name="P1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9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5-18T01:08:09.53</dc:date>
    <meta:editing-duration>P127DT10H1M55S</meta:editing-duration>
    <meta:editing-cycles>7722</meta:editing-cycles>
    <meta:generator>OpenOffice/4.1.1$Win32 OpenOffice.org_project/411m6$Build-9775</meta:generator>
    <dc:creator>макс </dc:creator>
    <meta:document-statistic meta:table-count="0" meta:image-count="0" meta:object-count="0" meta:page-count="198" meta:paragraph-count="4262" meta:word-count="90801" meta:character-count="576949"/>
  </office:meta>
</office:document-meta>
</file>